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onsolas" svg:font-family="Consolas" style:font-family-generic="roman" style:font-pitch="variable"/>
    <style:font-face style:name="Courier New" svg:font-family="'Courier New'"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 svg:font-family="'Times new roman'" style:font-family-generic="roman"/>
  </office:font-face-decls>
  <office:automatic-styles>
    <style:style style:name="Table1" style:family="table">
      <style:table-properties style:width="7.3799in" fo:margin-left="0.0035in" fo:margin-top="0in" fo:margin-bottom="0in" fo:break-before="auto" fo:break-after="auto" table:align="left" fo:background-color="transparent" fo:keep-with-next="auto" style:may-break-between-rows="true" style:writing-mode="lr-tb">
        <style:background-image/>
      </style:table-properties>
    </style:style>
    <style:style style:name="Table1.A" style:family="table-column">
      <style:table-column-properties style:column-width="0.3236in"/>
    </style:style>
    <style:style style:name="Table1.B" style:family="table-column">
      <style:table-column-properties style:column-width="2.9257in"/>
    </style:style>
    <style:style style:name="Table1.C" style:family="table-column">
      <style:table-column-properties style:column-width="4.1306in"/>
    </style:style>
    <style:style style:name="Table1.1" style:family="table-row">
      <style:table-row-properties fo:keep-together="auto"/>
    </style:style>
    <style:style style:name="Table1.A1" style:family="table-cell">
      <style:table-cell-properties fo:padding-left="0.075in" fo:padding-right="0.075in" fo:padding-top="0in" fo:padding-bottom="0in" fo:border="0.5pt solid #000000" style:writing-mode="lr-tb"/>
    </style:style>
    <style:style style:name="Table1.2" style:family="table-row">
      <style:table-row-properties style:min-row-height="0.5201in" fo:keep-together="auto"/>
    </style:style>
    <style:style style:name="Table1.5" style:family="table-row">
      <style:table-row-properties style:min-row-height="0.7604in" fo:background-color="transparent" fo:keep-together="auto">
        <style:background-image/>
      </style:table-row-properties>
    </style:style>
    <style:style style:name="Table1.B5" style:family="table-cell">
      <style:table-cell-properties style:vertical-align="" fo:background-color="transparent" fo:padding-left="0.075in" fo:padding-right="0.075in" fo:padding-top="0in" fo:padding-bottom="0in" fo:border="0.5pt solid #000000" style:writing-mode="lr-tb">
        <style:background-image/>
      </style:table-cell-properties>
    </style:style>
    <style:style style:name="Table1.7" style:family="table-row">
      <style:table-row-properties style:min-row-height="0.6875in" fo:background-color="transparent" fo:keep-together="auto">
        <style:background-image/>
      </style:table-row-properties>
    </style:style>
    <style:style style:name="Table1.A8" style:family="table-cell">
      <style:table-cell-properties style:vertical-align="" fo:background-color="transparent" fo:padding-left="0.075in" fo:padding-right="0.075in" fo:padding-top="0in" fo:padding-bottom="0in" fo:border-left="0.5pt solid #000000" fo:border-right="0.5pt solid #000000" fo:border-top="none" fo:border-bottom="0.5pt solid #000000" style:writing-mode="lr-tb">
        <style:background-image/>
      </style:table-cell-properties>
    </style:style>
    <style:style style:name="Table1.C8"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C9"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C10"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C11"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C12"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C13"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P1" style:family="paragraph" style:parent-style-name="Header">
      <style:text-properties fo:color="#000000" loext:opacity="100%"/>
    </style:style>
    <style:style style:name="P2" style:family="paragraph" style:parent-style-name="Header">
      <style:text-properties fo:color="#000000" loext:opacity="100%" style:font-name="Times New Roman" officeooo:paragraph-rsid="0024e8d7"/>
    </style:style>
    <style:style style:name="P3" style:family="paragraph" style:parent-style-name="Standard">
      <style:paragraph-properties fo:margin-left="0in" fo:margin-right="0in" fo:margin-top="0in" fo:margin-bottom="0in" style:contextual-spacing="true" fo:line-height="100%" fo:text-align="justify" style:justify-single-word="false" fo:text-indent="0.4925in" style:auto-text-indent="false">
        <style:tab-stops>
          <style:tab-stop style:position="5.6563in"/>
        </style:tab-stops>
      </style:paragraph-properties>
      <style:text-properties fo:color="#000000" loext:opacity="100%" style:font-name="Times New Roman" fo:font-size="12pt" style:font-size-asian="12pt" style:font-name-complex="Times New Roman1" style:font-size-complex="12pt"/>
    </style:style>
    <style:style style:name="P4" style:family="paragraph" style:parent-style-name="Standard">
      <style:paragraph-properties fo:margin-left="0in" fo:margin-right="0in" fo:margin-top="0in" fo:margin-bottom="0.0835in" style:contextual-spacing="false" fo:line-height="100%" fo:text-align="justify" style:justify-single-word="false" fo:text-indent="0.4925in" style:auto-text-indent="false"/>
      <style:text-properties fo:color="#000000" loext:opacity="100%" style:font-name="Times New Roman" fo:font-size="12pt" style:font-size-asian="12pt" style:font-name-complex="Times New Roman1" style:font-size-complex="12pt"/>
    </style:style>
    <style:style style:name="P5" style:family="paragraph" style:parent-style-name="Standard">
      <style:paragraph-properties fo:margin-top="0in" fo:margin-bottom="0in" style:contextual-spacing="true" fo:line-height="100%" fo:text-align="justify" style:justify-single-word="false"/>
      <style:text-properties fo:color="#000000" loext:opacity="100%" style:font-name="Times New Roman" fo:font-size="12pt" style:font-size-asian="12pt" style:font-name-complex="Times New Roman1" style:font-size-complex="12pt"/>
    </style:style>
    <style:style style:name="P6" style:family="paragraph" style:parent-style-name="Standard">
      <style:paragraph-properties fo:margin-top="0.0835in" fo:margin-bottom="0in" style:contextual-spacing="false" fo:line-height="100%" fo:text-align="justify" style:justify-single-word="false"/>
      <style:text-properties fo:color="#000000" loext:opacity="100%" style:font-name="Times New Roman" fo:font-size="12pt" fo:font-weight="bold" style:font-size-asian="12pt" style:font-weight-asian="bold" style:font-name-complex="Times New Roman1" style:font-size-complex="12pt" style:font-weight-complex="bold"/>
    </style:style>
    <style:style style:name="P7" style:family="paragraph" style:parent-style-name="Standard">
      <style:paragraph-properties fo:margin-top="0.0835in" fo:margin-bottom="0in" style:contextual-spacing="false" fo:line-height="100%" fo:text-align="justify" style:justify-single-word="false"/>
      <style:text-properties fo:color="#000000" loext:opacity="100%" style:font-name="Times New Roman" fo:font-size="12pt" fo:font-weight="bold" officeooo:paragraph-rsid="000ff5d5" style:font-size-asian="12pt" style:font-weight-asian="bold" style:font-name-complex="Times New Roman1" style:font-size-complex="12pt" style:font-weight-complex="bold"/>
    </style:style>
    <style:style style:name="P8" style:family="paragraph" style:parent-style-name="Standard">
      <style:paragraph-properties fo:margin-top="0in" fo:margin-bottom="0in" style:contextual-spacing="true" fo:line-height="100%" fo:text-align="justify" style:justify-single-word="false" fo:orphans="2" fo:widows="2"/>
      <style:text-properties fo:color="#000000" loext:opacity="100%" style:font-name="Times New Roman" fo:font-size="10pt" fo:language="en" fo:country="US" fo:font-weight="bold" style:letter-kerning="false" style:font-size-asian="10pt" style:language-asian="ru" style:country-asian="RU" style:font-weight-asian="bold" style:font-name-complex="Times New Roman1" style:font-size-complex="10pt" style:language-complex="ar" style:country-complex="SA" style:font-weight-complex="bold"/>
    </style:style>
    <style:style style:name="P9" style:family="paragraph" style:parent-style-name="Standard">
      <style:paragraph-properties fo:margin-top="0in" fo:margin-bottom="0in" style:contextual-spacing="true" fo:line-height="100%" fo:text-align="justify" style:justify-single-word="false" fo:orphans="2" fo:widows="2"/>
      <style:text-properties fo:color="#000000" loext:opacity="100%" style:font-name="Times New Roman" fo:font-size="10pt" fo:language="en" fo:country="US" fo:font-weight="bold" officeooo:paragraph-rsid="002a24b7" style:letter-kerning="false" style:font-size-asian="10pt" style:language-asian="ru" style:country-asian="RU" style:font-weight-asian="bold" style:font-name-complex="Times New Roman1" style:font-size-complex="10pt" style:language-complex="ar" style:country-complex="SA" style:font-weight-complex="bold"/>
    </style:style>
    <style:style style:name="P10" style:family="paragraph" style:parent-style-name="Standard">
      <style:paragraph-properties fo:margin-top="0in" fo:margin-bottom="0in" style:contextual-spacing="true" fo:line-height="100%" fo:text-align="justify" style:justify-single-word="false" fo:orphans="2" fo:widows="2"/>
      <style:text-properties fo:color="#000000" loext:opacity="100%" style:font-name="Times New Roman" fo:font-size="10pt" fo:language="en" fo:country="US" fo:font-weight="bold" officeooo:rsid="001daf9a" officeooo:paragraph-rsid="001daf9a" style:letter-kerning="false" style:font-size-asian="10pt" style:language-asian="ru" style:country-asian="RU" style:font-weight-asian="bold" style:font-name-complex="Times New Roman1" style:font-size-complex="10pt" style:language-complex="ar" style:country-complex="SA" style:font-weight-complex="bold"/>
    </style:style>
    <style:style style:name="P11" style:family="paragraph" style:parent-style-name="Standard">
      <style:paragraph-properties fo:margin-top="0in" fo:margin-bottom="0in" style:contextual-spacing="true" fo:line-height="100%" fo:text-align="justify" style:justify-single-word="false" fo:orphans="2" fo:widows="2"/>
      <style:text-properties fo:color="#000000" loext:opacity="100%" style:font-name="Times New Roman" fo:font-size="10pt" fo:language="en" fo:country="US" fo:font-weight="bold" officeooo:rsid="001daf9a" officeooo:paragraph-rsid="002a24b7" style:letter-kerning="false" style:font-size-asian="10pt" style:language-asian="ru" style:country-asian="RU" style:font-weight-asian="bold" style:font-name-complex="Times New Roman1" style:font-size-complex="10pt" style:language-complex="ar" style:country-complex="SA" style:font-weight-complex="bold"/>
    </style:style>
    <style:style style:name="P12" style:family="paragraph" style:parent-style-name="Standard">
      <style:paragraph-properties fo:margin-top="0in" fo:margin-bottom="0in" style:contextual-spacing="true" fo:line-height="100%" fo:text-align="justify" style:justify-single-word="false" fo:orphans="2" fo:widows="2"/>
      <style:text-properties fo:color="#000000" loext:opacity="100%" style:font-name="Times New Roman" fo:font-size="10pt" fo:language="en" fo:country="US" fo:font-weight="bold" officeooo:rsid="001daf9a" officeooo:paragraph-rsid="002b0ee5" style:letter-kerning="false" style:font-size-asian="10pt" style:language-asian="ru" style:country-asian="RU" style:font-weight-asian="bold" style:font-name-complex="Times New Roman1" style:font-size-complex="10pt" style:language-complex="ar" style:country-complex="SA" style:font-weight-complex="bold"/>
    </style:style>
    <style:style style:name="P13" style:family="paragraph" style:parent-style-name="Standard">
      <style:paragraph-properties fo:margin-top="0in" fo:margin-bottom="0in" style:contextual-spacing="true" fo:line-height="100%" fo:text-align="justify" style:justify-single-word="false" fo:orphans="2" fo:widows="2"/>
      <style:text-properties fo:color="#000000" loext:opacity="100%" style:font-name="Times New Roman" fo:font-size="10pt" fo:language="ru" fo:country="RU" fo:font-weight="bold" style:letter-kerning="false" style:font-size-asian="10pt" style:language-asian="ru" style:country-asian="RU" style:font-weight-asian="bold" style:font-name-complex="Times New Roman1" style:font-size-complex="10pt" style:language-complex="ar" style:country-complex="SA" style:font-weight-complex="bold"/>
    </style:style>
    <style:style style:name="P14" style:family="paragraph" style:parent-style-name="Standard">
      <style:paragraph-properties fo:margin-top="0in" fo:margin-bottom="0in" style:contextual-spacing="true" fo:line-height="100%" fo:text-align="justify" style:justify-single-word="false" fo:orphans="2" fo:widows="2"/>
      <style:text-properties fo:color="#000000" loext:opacity="100%" style:font-name="Times New Roman" fo:font-size="10pt" fo:language="ru" fo:country="RU" officeooo:rsid="000ff5d5" officeooo:paragraph-rsid="000ff5d5" style:letter-kerning="false" style:font-size-asian="10pt" style:language-asian="ru" style:country-asian="RU" style:font-name-complex="Times New Roman1" style:font-size-complex="10pt" style:language-complex="ar" style:country-complex="SA"/>
    </style:style>
    <style:style style:name="P15" style:family="paragraph" style:parent-style-name="Standard">
      <style:paragraph-properties fo:margin-top="0in" fo:margin-bottom="0in" style:contextual-spacing="true" fo:line-height="100%" fo:text-align="justify" style:justify-single-word="false" fo:orphans="2" fo:widows="2"/>
      <style:text-properties fo:color="#000000" loext:opacity="100%" style:font-name="Times New Roman" fo:font-size="10pt" fo:language="ru" fo:country="RU" style:letter-kerning="false" style:font-size-asian="10pt" style:language-asian="ru" style:country-asian="RU" style:font-name-complex="Times New Roman1" style:font-size-complex="10pt" style:language-complex="ar" style:country-complex="SA"/>
    </style:style>
    <style:style style:name="P16" style:family="paragraph" style:parent-style-name="Standard">
      <style:paragraph-properties fo:margin-top="0in" fo:margin-bottom="0in" style:contextual-spacing="true" fo:line-height="100%" fo:text-align="justify" style:justify-single-word="false" fo:orphans="2" fo:widows="2"/>
      <style:text-properties fo:color="#000000" loext:opacity="100%" style:font-name="Times New Roman" fo:font-size="10pt" fo:language="ru" fo:country="RU" officeooo:rsid="001c6bc1" officeooo:paragraph-rsid="001c6bc1" style:letter-kerning="false" style:font-size-asian="10pt" style:language-asian="ru" style:country-asian="RU" style:font-name-complex="Times New Roman1" style:font-size-complex="10pt" style:language-complex="ar" style:country-complex="SA"/>
    </style:style>
    <style:style style:name="P17" style:family="paragraph" style:parent-style-name="Standard">
      <style:paragraph-properties fo:margin-top="0in" fo:margin-bottom="0in" style:contextual-spacing="true" fo:line-height="100%" fo:text-align="justify" style:justify-single-word="false" fo:orphans="2" fo:widows="2"/>
      <style:text-properties fo:color="#000000" loext:opacity="100%" style:font-name="Times New Roman" fo:font-size="10pt" fo:language="ru" fo:country="RU" officeooo:rsid="0010816b" officeooo:paragraph-rsid="0010816b" style:letter-kerning="false" style:font-size-asian="10pt" style:language-asian="ru" style:country-asian="RU" style:font-name-complex="Times New Roman1" style:font-size-complex="10pt" style:language-complex="ar" style:country-complex="SA"/>
    </style:style>
    <style:style style:name="P18" style:family="paragraph" style:parent-style-name="Standard">
      <style:paragraph-properties fo:margin-top="0in" fo:margin-bottom="0in" style:contextual-spacing="true" fo:line-height="100%" fo:text-align="justify" style:justify-single-word="false" fo:orphans="2" fo:widows="2"/>
      <style:text-properties fo:color="#000000" loext:opacity="100%" style:font-name="Times New Roman" fo:font-size="10pt" fo:language="ru" fo:country="RU" officeooo:rsid="0027587d" officeooo:paragraph-rsid="0027587d" style:letter-kerning="false" style:font-size-asian="10pt" style:language-asian="ru" style:country-asian="RU" style:font-name-complex="Times New Roman1" style:font-size-complex="10pt" style:language-complex="ar" style:country-complex="SA"/>
    </style:style>
    <style:style style:name="P19" style:family="paragraph" style:parent-style-name="Standard">
      <style:paragraph-properties fo:margin-top="0in" fo:margin-bottom="0in" style:contextual-spacing="true" fo:line-height="100%" fo:text-align="justify" style:justify-single-word="false" fo:orphans="2" fo:widows="2"/>
      <style:text-properties fo:color="#000000" loext:opacity="100%" style:letter-kerning="false" style:language-asian="ru" style:country-asian="RU" style:language-complex="ar" style:country-complex="SA"/>
    </style:style>
    <style:style style:name="P20" style:family="paragraph" style:parent-style-name="Standard">
      <style:paragraph-properties fo:margin-top="0in" fo:margin-bottom="0in" style:contextual-spacing="true" fo:line-height="100%" fo:text-align="justify" style:justify-single-word="false" fo:orphans="2" fo:widows="2"/>
      <style:text-properties fo:color="#000000" loext:opacity="100%" officeooo:paragraph-rsid="0029eeb2" style:letter-kerning="false" style:language-asian="ru" style:country-asian="RU" style:language-complex="ar" style:country-complex="SA"/>
    </style:style>
    <style:style style:name="P21" style:family="paragraph" style:parent-style-name="Standard">
      <style:paragraph-properties fo:margin-top="0in" fo:margin-bottom="0in" style:contextual-spacing="true" fo:line-height="100%" fo:text-align="justify" style:justify-single-word="false" fo:orphans="2" fo:widows="2"/>
      <style:text-properties fo:color="#000000" loext:opacity="100%" officeooo:paragraph-rsid="002a24b7" style:letter-kerning="false" style:language-asian="ru" style:country-asian="RU" style:language-complex="ar" style:country-complex="SA"/>
    </style:style>
    <style:style style:name="P22" style:family="paragraph" style:parent-style-name="Standard">
      <style:paragraph-properties fo:margin-top="0in" fo:margin-bottom="0in" style:contextual-spacing="true" fo:line-height="100%" fo:text-align="justify" style:justify-single-word="false" fo:orphans="2" fo:widows="2"/>
      <style:text-properties fo:color="#000000" loext:opacity="100%" officeooo:paragraph-rsid="002b0ee5" style:letter-kerning="false" style:language-asian="ru" style:country-asian="RU" style:language-complex="ar" style:country-complex="SA"/>
    </style:style>
    <style:style style:name="P23" style:family="paragraph" style:parent-style-name="Standard">
      <style:paragraph-properties fo:margin-top="0in" fo:margin-bottom="0in" style:contextual-spacing="true" fo:line-height="100%" fo:text-align="justify" style:justify-single-word="false"/>
      <style:text-properties fo:color="#000000" loext:opacity="100%" style:font-name="Consolas" fo:font-size="12pt" fo:language="en" fo:country="US" officeooo:paragraph-rsid="0018a424" style:font-size-asian="12pt" style:font-name-complex="Times New Roman1" style:font-size-complex="12pt"/>
    </style:style>
    <style:style style:name="P24" style:family="paragraph" style:parent-style-name="Standard">
      <style:paragraph-properties fo:margin-top="0in" fo:margin-bottom="0in" style:contextual-spacing="true" fo:line-height="100%" fo:text-align="justify" style:justify-single-word="false"/>
      <style:text-properties fo:color="#000000" loext:opacity="100%" style:font-name="Consolas" fo:font-size="12pt" fo:language="en" fo:country="US" officeooo:paragraph-rsid="001bc2f4" style:font-size-asian="12pt" style:font-name-complex="Times New Roman1" style:font-size-complex="12pt"/>
    </style:style>
    <style:style style:name="P25" style:family="paragraph" style:parent-style-name="Standard">
      <style:paragraph-properties fo:margin-top="0in" fo:margin-bottom="0in" style:contextual-spacing="true" fo:line-height="100%" fo:text-align="justify" style:justify-single-word="false"/>
      <style:text-properties fo:color="#000000" loext:opacity="100%" style:font-name="Consolas" fo:font-size="12pt" fo:language="en" fo:country="US" officeooo:paragraph-rsid="002c2d79" style:font-size-asian="12pt" style:font-name-complex="Times New Roman1" style:font-size-complex="12pt"/>
    </style:style>
    <style:style style:name="P26" style:family="paragraph" style:parent-style-name="Standard">
      <style:paragraph-properties fo:margin-top="0in" fo:margin-bottom="0in" style:contextual-spacing="true" fo:line-height="100%" fo:text-align="justify" style:justify-single-word="false"/>
      <style:text-properties fo:color="#000000" loext:opacity="100%" style:font-name="Consolas" fo:font-size="12pt" fo:language="en" fo:country="US" officeooo:paragraph-rsid="00323a2a" style:font-size-asian="12pt" style:font-name-complex="Times New Roman1" style:font-size-complex="12pt"/>
    </style:style>
    <style:style style:name="P27" style:family="paragraph" style:parent-style-name="Standard">
      <style:paragraph-properties fo:margin-top="0in" fo:margin-bottom="0in" style:contextual-spacing="true" fo:line-height="100%" fo:text-align="justify" style:justify-single-word="false"/>
      <style:text-properties fo:color="#000000" loext:opacity="100%" style:font-name="Consolas" fo:font-size="12pt" fo:language="en" fo:country="US" officeooo:paragraph-rsid="003422c2" style:font-size-asian="12pt" style:font-name-complex="Times New Roman1" style:font-size-complex="12pt"/>
    </style:style>
    <style:style style:name="P28" style:family="paragraph" style:parent-style-name="Standard">
      <style:paragraph-properties fo:margin-top="0in" fo:margin-bottom="0in" style:contextual-spacing="true" fo:line-height="100%" fo:text-align="justify" style:justify-single-word="false"/>
      <style:text-properties fo:color="#000000" loext:opacity="100%" style:font-name="Consolas" fo:font-size="12pt" fo:language="en" fo:country="US" officeooo:paragraph-rsid="0036d5dc" style:font-size-asian="12pt" style:font-name-complex="Times New Roman1" style:font-size-complex="12pt"/>
    </style:style>
    <style:style style:name="P29" style:family="paragraph" style:parent-style-name="Standard">
      <style:paragraph-properties fo:margin-top="0in" fo:margin-bottom="0in" style:contextual-spacing="true" fo:line-height="100%" fo:text-align="justify" style:justify-single-word="false" fo:keep-with-next="always"/>
      <style:text-properties fo:color="#000000" loext:opacity="100%" style:font-name="Consolas" fo:font-size="12pt" fo:language="en" fo:country="US" fo:font-weight="bold" officeooo:paragraph-rsid="0010816b" style:font-size-asian="12pt" style:font-weight-asian="bold" style:font-name-complex="Times New Roman1" style:font-size-complex="12pt" style:font-weight-complex="bold"/>
    </style:style>
    <style:style style:name="P30" style:family="paragraph" style:parent-style-name="Standard">
      <style:paragraph-properties fo:margin-top="0in" fo:margin-bottom="0in" style:contextual-spacing="true" fo:line-height="100%" fo:text-align="justify" style:justify-single-word="false" fo:keep-with-next="always"/>
      <style:text-properties fo:color="#000000" loext:opacity="100%" style:font-name="Consolas" fo:font-size="12pt" fo:language="en" fo:country="US" fo:font-weight="bold" officeooo:paragraph-rsid="001bc2f4" style:font-size-asian="12pt" style:font-weight-asian="bold" style:font-name-complex="Times New Roman1" style:font-size-complex="12pt" style:font-weight-complex="bold"/>
    </style:style>
    <style:style style:name="P31" style:family="paragraph" style:parent-style-name="Standard">
      <style:paragraph-properties fo:margin-top="0in" fo:margin-bottom="0in" style:contextual-spacing="true" fo:line-height="100%" fo:text-align="justify" style:justify-single-word="false"/>
      <style:text-properties fo:color="#000000" loext:opacity="100%" style:font-name="Consolas" fo:font-size="12pt" fo:language="en" fo:country="US" fo:font-weight="bold" officeooo:paragraph-rsid="001bc2f4" style:font-size-asian="12pt" style:font-weight-asian="bold" style:font-name-complex="Times New Roman1" style:font-size-complex="12pt" style:font-weight-complex="bold"/>
    </style:style>
    <style:style style:name="P32" style:family="paragraph" style:parent-style-name="Standard">
      <style:paragraph-properties fo:margin-top="0in" fo:margin-bottom="0in" style:contextual-spacing="true" fo:line-height="100%" fo:text-align="justify" style:justify-single-word="false" fo:keep-with-next="always"/>
      <style:text-properties fo:color="#000000" loext:opacity="100%" style:font-name="Consolas" fo:font-size="12pt" fo:language="en" fo:country="US" fo:font-weight="bold" officeooo:paragraph-rsid="0018a424" style:font-size-asian="12pt" style:font-weight-asian="bold" style:font-name-complex="Times New Roman1" style:font-size-complex="12pt" style:font-weight-complex="bold"/>
    </style:style>
    <style:style style:name="P33" style:family="paragraph" style:parent-style-name="Standard">
      <style:paragraph-properties fo:margin-top="0in" fo:margin-bottom="0in" style:contextual-spacing="true" fo:line-height="100%" fo:text-align="justify" style:justify-single-word="false"/>
      <style:text-properties fo:color="#000000" loext:opacity="100%" style:font-name="Consolas" fo:font-size="12pt" fo:language="en" fo:country="US" fo:font-weight="bold" officeooo:paragraph-rsid="002c2d79" style:font-size-asian="12pt" style:font-weight-asian="bold" style:font-name-complex="Times New Roman1" style:font-size-complex="12pt" style:font-weight-complex="bold"/>
    </style:style>
    <style:style style:name="P34" style:family="paragraph" style:parent-style-name="Standard">
      <style:paragraph-properties fo:margin-top="0in" fo:margin-bottom="0in" style:contextual-spacing="true" fo:line-height="100%" fo:text-align="justify" style:justify-single-word="false" fo:keep-with-next="always"/>
      <style:text-properties fo:color="#000000" loext:opacity="100%" style:font-name="Consolas" fo:font-size="12pt" fo:language="en" fo:country="US" fo:font-weight="bold" officeooo:paragraph-rsid="002c2d79" style:font-size-asian="12pt" style:font-weight-asian="bold" style:font-name-complex="Times New Roman1" style:font-size-complex="12pt" style:font-weight-complex="bold"/>
    </style:style>
    <style:style style:name="P35" style:family="paragraph" style:parent-style-name="Standard">
      <style:paragraph-properties fo:margin-left="0in" fo:margin-right="0in" fo:margin-top="0in" fo:margin-bottom="0in" style:contextual-spacing="true" fo:line-height="100%" fo:text-align="justify" style:justify-single-word="false" fo:text-indent="0in" style:auto-text-indent="false"/>
      <style:text-properties fo:color="#000000" loext:opacity="100%" style:font-name="Consolas" fo:font-size="12pt" fo:language="en" fo:country="US" fo:font-weight="bold" officeooo:paragraph-rsid="0015c029" style:font-size-asian="12pt" style:font-weight-asian="bold" style:font-name-complex="Times New Roman1" style:font-size-complex="12pt" style:font-weight-complex="bold"/>
    </style:style>
    <style:style style:name="P36" style:family="paragraph" style:parent-style-name="Standard">
      <style:paragraph-properties fo:margin-top="0in" fo:margin-bottom="0in" style:contextual-spacing="true" fo:line-height="100%" fo:text-align="justify" style:justify-single-word="false"/>
      <style:text-properties fo:color="#000000" loext:opacity="100%" style:font-name="Consolas" fo:font-size="12pt" fo:language="en" fo:country="US" fo:font-weight="bold" officeooo:paragraph-rsid="00323a2a" style:font-size-asian="12pt" style:font-weight-asian="bold" style:font-name-complex="Times New Roman1" style:font-size-complex="12pt" style:font-weight-complex="bold"/>
    </style:style>
    <style:style style:name="P37" style:family="paragraph" style:parent-style-name="Standard">
      <style:paragraph-properties fo:margin-top="0in" fo:margin-bottom="0in" style:contextual-spacing="true" fo:line-height="100%" fo:text-align="justify" style:justify-single-word="false" fo:keep-with-next="always"/>
      <style:text-properties fo:color="#000000" loext:opacity="100%" style:font-name="Consolas" fo:font-size="12pt" fo:language="en" fo:country="US" fo:font-weight="bold" officeooo:paragraph-rsid="00323a2a" style:font-size-asian="12pt" style:font-weight-asian="bold" style:font-name-complex="Times New Roman1" style:font-size-complex="12pt" style:font-weight-complex="bold"/>
    </style:style>
    <style:style style:name="P38" style:family="paragraph" style:parent-style-name="Standard">
      <style:paragraph-properties fo:margin-top="0in" fo:margin-bottom="0in" style:contextual-spacing="true" fo:line-height="100%" fo:text-align="justify" style:justify-single-word="false"/>
      <style:text-properties fo:color="#000000" loext:opacity="100%" style:font-name="Consolas" fo:font-size="12pt" fo:language="en" fo:country="US" fo:font-weight="bold" officeooo:paragraph-rsid="003422c2" style:font-size-asian="12pt" style:font-weight-asian="bold" style:font-name-complex="Times New Roman1" style:font-size-complex="12pt" style:font-weight-complex="bold"/>
    </style:style>
    <style:style style:name="P39" style:family="paragraph" style:parent-style-name="Standard">
      <style:paragraph-properties fo:margin-top="0in" fo:margin-bottom="0in" style:contextual-spacing="true" fo:line-height="100%" fo:text-align="justify" style:justify-single-word="false" fo:keep-with-next="always"/>
      <style:text-properties fo:color="#000000" loext:opacity="100%" style:font-name="Consolas" fo:font-size="12pt" fo:language="en" fo:country="US" fo:font-weight="bold" officeooo:paragraph-rsid="003422c2" style:font-size-asian="12pt" style:font-weight-asian="bold" style:font-name-complex="Times New Roman1" style:font-size-complex="12pt" style:font-weight-complex="bold"/>
    </style:style>
    <style:style style:name="P40" style:family="paragraph" style:parent-style-name="Standard">
      <style:paragraph-properties fo:margin-top="0in" fo:margin-bottom="0in" style:contextual-spacing="true" fo:line-height="100%" fo:text-align="justify" style:justify-single-word="false" fo:keep-with-next="always"/>
      <style:text-properties fo:color="#000000" loext:opacity="100%" style:font-name="Consolas" fo:font-size="12pt" fo:language="en" fo:country="US" fo:font-weight="bold" officeooo:paragraph-rsid="0036d5dc" style:font-size-asian="12pt" style:font-weight-asian="bold" style:font-name-complex="Times New Roman1" style:font-size-complex="12pt" style:font-weight-complex="bold"/>
    </style:style>
    <style:style style:name="P41" style:family="paragraph" style:parent-style-name="Standard">
      <style:paragraph-properties fo:margin-top="0in" fo:margin-bottom="0in" style:contextual-spacing="true" fo:line-height="100%" fo:text-align="justify" style:justify-single-word="false"/>
      <style:text-properties fo:color="#000000" loext:opacity="100%" style:font-name="Consolas" fo:font-size="12pt" fo:language="en" fo:country="US" fo:font-weight="bold" officeooo:paragraph-rsid="0036d5dc" style:font-size-asian="12pt" style:font-weight-asian="bold" style:font-name-complex="Times New Roman1" style:font-size-complex="12pt" style:font-weight-complex="bold"/>
    </style:style>
    <style:style style:name="P42" style:family="paragraph" style:parent-style-name="Standard">
      <style:paragraph-properties fo:margin-top="0in" fo:margin-bottom="0in" style:contextual-spacing="true" fo:line-height="100%" fo:text-align="justify" style:justify-single-word="false" fo:padding-left="0.0555in" fo:padding-right="0.0555in" fo:padding-top="0.0138in" fo:padding-bottom="0.0138in" fo:border="0.51pt solid #000000" style:shadow="none"/>
      <style:text-properties fo:color="#000000" loext:opacity="100%" style:font-name="Consolas" fo:font-size="12pt" fo:language="en" fo:country="US" fo:font-weight="normal" officeooo:paragraph-rsid="0010816b" style:font-size-asian="12pt" style:font-weight-asian="normal" style:font-name-complex="Times New Roman1" style:font-size-complex="12pt" style:font-weight-complex="normal"/>
    </style:style>
    <style:style style:name="P43" style:family="paragraph" style:parent-style-name="Standard">
      <style:paragraph-properties fo:margin-top="0in" fo:margin-bottom="0in" style:contextual-spacing="true" fo:line-height="100%" fo:text-align="justify" style:justify-single-word="false" fo:padding-left="0.0555in" fo:padding-right="0.0555in" fo:padding-top="0.0138in" fo:padding-bottom="0.0138in" fo:border="0.51pt solid #000000" style:shadow="none" fo:keep-with-next="always"/>
      <style:text-properties fo:color="#000000" loext:opacity="100%" style:font-name="Consolas" fo:font-size="12pt" fo:language="en" fo:country="US" fo:font-weight="normal" officeooo:paragraph-rsid="0010816b" style:font-size-asian="12pt" style:font-weight-asian="normal" style:font-name-complex="Times New Roman1" style:font-size-complex="12pt" style:font-weight-complex="normal"/>
    </style:style>
    <style:style style:name="P44" style:family="paragraph" style:parent-style-name="Standard">
      <style:paragraph-properties fo:margin-top="0in" fo:margin-bottom="0in" style:contextual-spacing="true" fo:line-height="100%" fo:text-align="justify" style:justify-single-word="false" fo:padding-left="0.0555in" fo:padding-right="0.0555in" fo:padding-top="0.0138in" fo:padding-bottom="0.0138in" fo:border="0.51pt solid #000000" style:shadow="none"/>
      <style:text-properties fo:color="#000000" loext:opacity="100%" style:font-name="Consolas" fo:font-size="12pt" fo:language="en" fo:country="US" fo:font-weight="normal" officeooo:paragraph-rsid="001bc2f4" style:font-size-asian="12pt" style:font-weight-asian="normal" style:font-name-complex="Times New Roman1" style:font-size-complex="12pt" style:font-weight-complex="normal"/>
    </style:style>
    <style:style style:name="P45" style:family="paragraph" style:parent-style-name="Standard">
      <style:paragraph-properties fo:margin-top="0in" fo:margin-bottom="0in" style:contextual-spacing="true" fo:line-height="100%" fo:text-align="justify" style:justify-single-word="false" fo:padding-left="0.0555in" fo:padding-right="0.0555in" fo:padding-top="0.0138in" fo:padding-bottom="0.0138in" fo:border="0.51pt solid #000000" style:shadow="none" fo:keep-with-next="always"/>
      <style:text-properties fo:color="#000000" loext:opacity="100%" style:font-name="Consolas" fo:font-size="12pt" fo:language="en" fo:country="US" fo:font-weight="normal" officeooo:paragraph-rsid="001bc2f4" style:font-size-asian="12pt" style:font-weight-asian="normal" style:font-name-complex="Times New Roman1" style:font-size-complex="12pt" style:font-weight-complex="normal"/>
    </style:style>
    <style:style style:name="P46" style:family="paragraph" style:parent-style-name="Standard">
      <style:paragraph-properties fo:margin-top="0in" fo:margin-bottom="0in" style:contextual-spacing="true" fo:line-height="100%" fo:text-align="justify" style:justify-single-word="false" fo:padding-left="0.0555in" fo:padding-right="0.0555in" fo:padding-top="0.0138in" fo:padding-bottom="0.0138in" fo:border="0.51pt solid #000000" style:shadow="none"/>
      <style:text-properties fo:color="#000000" loext:opacity="100%" style:font-name="Consolas" fo:font-size="12pt" fo:language="en" fo:country="US" fo:font-weight="normal" officeooo:paragraph-rsid="002c2d79" style:font-size-asian="12pt" style:font-weight-asian="normal" style:font-name-complex="Times New Roman1" style:font-size-complex="12pt" style:font-weight-complex="normal"/>
    </style:style>
    <style:style style:name="P47" style:family="paragraph" style:parent-style-name="Standard">
      <style:paragraph-properties fo:margin-top="0in" fo:margin-bottom="0in" style:contextual-spacing="true" fo:line-height="100%" fo:text-align="justify" style:justify-single-word="false" fo:padding-left="0.0555in" fo:padding-right="0.0555in" fo:padding-top="0.0138in" fo:padding-bottom="0.0138in" fo:border="0.51pt solid #000000" style:shadow="none" fo:keep-with-next="always"/>
      <style:text-properties fo:color="#000000" loext:opacity="100%" style:font-name="Consolas" fo:font-size="12pt" fo:language="en" fo:country="US" fo:font-weight="normal" officeooo:paragraph-rsid="002c2d79" style:font-size-asian="12pt" style:font-weight-asian="normal" style:font-name-complex="Times New Roman1" style:font-size-complex="12pt" style:font-weight-complex="normal"/>
    </style:style>
    <style:style style:name="P48" style:family="paragraph" style:parent-style-name="Standard">
      <style:paragraph-properties fo:margin-top="0in" fo:margin-bottom="0in" style:contextual-spacing="true" fo:line-height="100%" fo:text-align="justify" style:justify-single-word="false" fo:padding-left="0.0555in" fo:padding-right="0.0555in" fo:padding-top="0.0138in" fo:padding-bottom="0.0138in" fo:border="0.51pt solid #000000" style:shadow="none" fo:keep-with-next="always"/>
      <style:text-properties fo:color="#000000" loext:opacity="100%" style:font-name="Consolas" fo:font-size="12pt" fo:language="en" fo:country="US" fo:font-weight="normal" officeooo:paragraph-rsid="00323a2a" style:font-size-asian="12pt" style:font-weight-asian="normal" style:font-name-complex="Times New Roman1" style:font-size-complex="12pt" style:font-weight-complex="normal"/>
    </style:style>
    <style:style style:name="P49" style:family="paragraph" style:parent-style-name="Standard">
      <style:paragraph-properties fo:margin-top="0in" fo:margin-bottom="0in" style:contextual-spacing="true" fo:line-height="100%" fo:text-align="justify" style:justify-single-word="false" fo:padding-left="0.0555in" fo:padding-right="0.0555in" fo:padding-top="0.0138in" fo:padding-bottom="0.0138in" fo:border="0.51pt solid #000000" style:shadow="none"/>
      <style:text-properties fo:color="#000000" loext:opacity="100%" style:font-name="Consolas" fo:font-size="12pt" fo:language="en" fo:country="US" fo:font-weight="normal" officeooo:paragraph-rsid="00323a2a" style:font-size-asian="12pt" style:font-weight-asian="normal" style:font-name-complex="Times New Roman1" style:font-size-complex="12pt" style:font-weight-complex="normal"/>
    </style:style>
    <style:style style:name="P50" style:family="paragraph" style:parent-style-name="Standard">
      <style:paragraph-properties fo:margin-top="0in" fo:margin-bottom="0in" style:contextual-spacing="true" fo:line-height="100%" fo:text-align="justify" style:justify-single-word="false" fo:padding-left="0.0555in" fo:padding-right="0.0555in" fo:padding-top="0.0138in" fo:padding-bottom="0.0138in" fo:border="0.51pt solid #000000" style:shadow="none" fo:keep-with-next="always"/>
      <style:text-properties fo:color="#000000" loext:opacity="100%" style:font-name="Consolas" fo:font-size="12pt" fo:language="en" fo:country="US" fo:font-weight="normal" officeooo:paragraph-rsid="003422c2" style:font-size-asian="12pt" style:font-weight-asian="normal" style:font-name-complex="Times New Roman1" style:font-size-complex="12pt" style:font-weight-complex="normal"/>
    </style:style>
    <style:style style:name="P51" style:family="paragraph" style:parent-style-name="Standard">
      <style:paragraph-properties fo:margin-top="0in" fo:margin-bottom="0in" style:contextual-spacing="true" fo:line-height="100%" fo:text-align="justify" style:justify-single-word="false" fo:padding-left="0.0555in" fo:padding-right="0.0555in" fo:padding-top="0.0138in" fo:padding-bottom="0.0138in" fo:border="0.51pt solid #000000" style:shadow="none"/>
      <style:text-properties fo:color="#000000" loext:opacity="100%" style:font-name="Consolas" fo:font-size="12pt" fo:language="en" fo:country="US" fo:font-weight="normal" officeooo:paragraph-rsid="003422c2" style:font-size-asian="12pt" style:font-weight-asian="normal" style:font-name-complex="Times New Roman1" style:font-size-complex="12pt" style:font-weight-complex="normal"/>
    </style:style>
    <style:style style:name="P52" style:family="paragraph" style:parent-style-name="Standard">
      <style:paragraph-properties fo:margin-top="0in" fo:margin-bottom="0in" style:contextual-spacing="true" fo:line-height="100%" fo:text-align="justify" style:justify-single-word="false"/>
      <style:text-properties fo:color="#000000" loext:opacity="100%" style:font-name="Consolas" fo:font-size="12pt" fo:language="en" fo:country="US" fo:font-weight="normal" officeooo:paragraph-rsid="003422c2" style:font-size-asian="12pt" style:font-weight-asian="normal" style:font-name-complex="Times New Roman1" style:font-size-complex="12pt" style:font-weight-complex="normal"/>
    </style:style>
    <style:style style:name="P53" style:family="paragraph" style:parent-style-name="Standard">
      <style:paragraph-properties fo:margin-top="0in" fo:margin-bottom="0in" style:contextual-spacing="true" fo:line-height="100%" fo:text-align="justify" style:justify-single-word="false" fo:padding-left="0.0555in" fo:padding-right="0.0555in" fo:padding-top="0.0138in" fo:padding-bottom="0.0138in" fo:border="0.51pt solid #000000" style:shadow="none" fo:keep-with-next="always"/>
      <style:text-properties fo:color="#000000" loext:opacity="100%" style:font-name="Consolas" fo:font-size="12pt" fo:language="en" fo:country="US" fo:font-weight="normal" officeooo:paragraph-rsid="0036d5dc" style:font-size-asian="12pt" style:font-weight-asian="normal" style:font-name-complex="Times New Roman1" style:font-size-complex="12pt" style:font-weight-complex="normal"/>
    </style:style>
    <style:style style:name="P54" style:family="paragraph" style:parent-style-name="Standard">
      <style:paragraph-properties fo:margin-top="0in" fo:margin-bottom="0in" style:contextual-spacing="true" fo:line-height="100%" fo:text-align="justify" style:justify-single-word="false" fo:padding-left="0.0555in" fo:padding-right="0.0555in" fo:padding-top="0.0138in" fo:padding-bottom="0.0138in" fo:border="0.51pt solid #000000" style:shadow="none"/>
      <style:text-properties fo:color="#000000" loext:opacity="100%" style:font-name="Consolas" fo:font-size="12pt" fo:language="en" fo:country="US" fo:font-weight="normal" officeooo:paragraph-rsid="0036d5dc" style:font-size-asian="12pt" style:font-weight-asian="normal" style:font-name-complex="Times New Roman1" style:font-size-complex="12pt" style:font-weight-complex="normal"/>
    </style:style>
    <style:style style:name="P55" style:family="paragraph" style:parent-style-name="Standard">
      <style:paragraph-properties fo:margin-top="0in" fo:margin-bottom="0in" style:contextual-spacing="true" fo:line-height="100%" fo:text-align="justify" style:justify-single-word="false" fo:padding-left="0.0555in" fo:padding-right="0.0555in" fo:padding-top="0.0138in" fo:padding-bottom="0.0138in" fo:border="0.51pt solid #000000" style:shadow="none" fo:keep-with-next="always"/>
      <style:text-properties fo:color="#000000" loext:opacity="100%" style:font-name="Consolas" fo:font-size="12pt" fo:language="en" fo:country="US" fo:font-weight="normal" officeooo:rsid="00323a2a" officeooo:paragraph-rsid="00323a2a" style:font-size-asian="12pt" style:font-weight-asian="normal" style:font-name-complex="Times New Roman1" style:font-size-complex="12pt" style:font-weight-complex="normal"/>
    </style:style>
    <style:style style:name="P56" style:family="paragraph" style:parent-style-name="Standard">
      <style:paragraph-properties fo:margin-top="0in" fo:margin-bottom="0in" style:contextual-spacing="true" fo:line-height="100%" fo:text-align="justify" style:justify-single-word="false" fo:padding-left="0.0555in" fo:padding-right="0.0555in" fo:padding-top="0.0138in" fo:padding-bottom="0.0138in" fo:border="0.51pt solid #000000" style:shadow="none"/>
      <style:text-properties fo:color="#000000" loext:opacity="100%" style:font-name="Consolas" fo:font-size="12pt" fo:language="en" fo:country="US" fo:font-weight="normal" officeooo:rsid="00323a2a" officeooo:paragraph-rsid="00323a2a" style:font-size-asian="12pt" style:font-weight-asian="normal" style:font-name-complex="Times New Roman1" style:font-size-complex="12pt" style:font-weight-complex="normal"/>
    </style:style>
    <style:style style:name="P57" style:family="paragraph" style:parent-style-name="Standard">
      <style:paragraph-properties fo:margin-top="0in" fo:margin-bottom="0in" style:contextual-spacing="true" fo:line-height="100%" fo:text-align="justify" style:justify-single-word="false" fo:orphans="2" fo:widows="2"/>
      <style:text-properties fo:color="#000000" loext:opacity="100%" style:font-name="Consolas" fo:font-size="10pt" fo:language="en" fo:country="US" officeooo:rsid="00283c86" officeooo:paragraph-rsid="0029eeb2" style:letter-kerning="false" style:font-size-asian="10pt" style:language-asian="ru" style:country-asian="RU" style:font-name-complex="Courier New" style:font-size-complex="10pt" style:language-complex="ar" style:country-complex="SA"/>
    </style:style>
    <style:style style:name="P58" style:family="paragraph" style:parent-style-name="Standard">
      <style:paragraph-properties fo:margin-top="0in" fo:margin-bottom="0in" style:contextual-spacing="true" fo:line-height="100%" fo:text-align="justify" style:justify-single-word="false" fo:orphans="2" fo:widows="2"/>
      <style:text-properties fo:color="#000000" loext:opacity="100%" style:font-name="Consolas" fo:font-size="10pt" fo:language="en" fo:country="US" officeooo:rsid="0029eeb2" officeooo:paragraph-rsid="002a24b7" style:letter-kerning="false" style:font-size-asian="10pt" style:language-asian="ru" style:country-asian="RU" style:font-name-complex="Courier New" style:font-size-complex="10pt" style:language-complex="ar" style:country-complex="SA"/>
    </style:style>
    <style:style style:name="P59" style:family="paragraph" style:parent-style-name="Standard">
      <style:paragraph-properties fo:margin-top="0in" fo:margin-bottom="0in" style:contextual-spacing="true" fo:line-height="100%" fo:text-align="justify" style:justify-single-word="false" fo:orphans="2" fo:widows="2"/>
      <style:text-properties fo:color="#000000" loext:opacity="100%" style:font-name="Consolas" fo:font-size="10pt" fo:language="en" fo:country="US" fo:font-weight="normal" officeooo:rsid="00283c86" officeooo:paragraph-rsid="0029eeb2" style:letter-kerning="false" style:font-size-asian="10pt" style:language-asian="ru" style:country-asian="RU" style:font-weight-asian="normal" style:font-name-complex="Courier New" style:font-size-complex="10pt" style:language-complex="ar" style:country-complex="SA" style:font-weight-complex="normal"/>
    </style:style>
    <style:style style:name="P60" style:family="paragraph" style:parent-style-name="Standard">
      <style:paragraph-properties fo:margin-top="0in" fo:margin-bottom="0in" style:contextual-spacing="true" fo:line-height="100%" fo:text-align="justify" style:justify-single-word="false" fo:orphans="2" fo:widows="2"/>
      <style:text-properties fo:color="#000000" loext:opacity="100%" style:font-name="Consolas" fo:font-size="10pt" fo:language="en" fo:country="US" fo:font-weight="bold" officeooo:rsid="00283c86" officeooo:paragraph-rsid="002a24b7" style:letter-kerning="false" style:font-size-asian="10pt" style:language-asian="ru" style:country-asian="RU" style:font-weight-asian="bold" style:font-name-complex="Courier New" style:font-size-complex="10pt" style:language-complex="ar" style:country-complex="SA" style:font-weight-complex="bold"/>
    </style:style>
    <style:style style:name="P61" style:family="paragraph" style:parent-style-name="Standard">
      <style:paragraph-properties fo:margin-top="0in" fo:margin-bottom="0in" style:contextual-spacing="true" fo:line-height="100%" fo:text-align="justify" style:justify-single-word="false" fo:orphans="2" fo:widows="2"/>
      <style:text-properties fo:color="#000000" loext:opacity="100%" style:font-name="Consolas" fo:font-size="10pt" fo:language="en" fo:country="US" fo:font-weight="bold" officeooo:rsid="001daf9a" officeooo:paragraph-rsid="002a24b7" style:letter-kerning="false" style:font-size-asian="10pt" style:language-asian="ru" style:country-asian="RU" style:font-weight-asian="bold" style:font-name-complex="Courier New" style:font-size-complex="10pt" style:language-complex="ar" style:country-complex="SA" style:font-weight-complex="bold"/>
    </style:style>
    <style:style style:name="P62" style:family="paragraph" style:parent-style-name="Standard">
      <style:paragraph-properties fo:margin-left="0in" fo:margin-right="0in" fo:margin-top="0in" fo:margin-bottom="0in" style:contextual-spacing="true" fo:line-height="100%" fo:text-align="justify" style:justify-single-word="false" fo:text-indent="0.4925in" style:auto-text-indent="false"/>
      <style:text-properties fo:color="#000000" loext:opacity="100%" officeooo:paragraph-rsid="0015c029"/>
    </style:style>
    <style:style style:name="P63" style:family="paragraph" style:parent-style-name="Standard">
      <style:paragraph-properties fo:margin-top="0in" fo:margin-bottom="0in" style:contextual-spacing="true" fo:line-height="100%" fo:text-align="justify" style:justify-single-word="false" fo:orphans="2" fo:widows="2"/>
      <style:text-properties fo:color="#000000" loext:opacity="100%" officeooo:paragraph-rsid="002a24b7"/>
    </style:style>
    <style:style style:name="P64" style:family="paragraph" style:parent-style-name="Standard">
      <style:paragraph-properties fo:margin-left="0in" fo:margin-right="0in" fo:margin-top="0in" fo:margin-bottom="0in" style:contextual-spacing="true" fo:line-height="100%" fo:text-align="justify" style:justify-single-word="false" fo:text-indent="0.4925in" style:auto-text-indent="false">
        <style:tab-stops>
          <style:tab-stop style:position="5.6563in"/>
        </style:tab-stops>
      </style:paragraph-properties>
      <style:text-properties officeooo:paragraph-rsid="00210d67"/>
    </style:style>
    <style:style style:name="P65" style:family="paragraph" style:parent-style-name="Standard">
      <style:paragraph-properties fo:margin-top="0in" fo:margin-bottom="0in" style:contextual-spacing="true" fo:line-height="100%" fo:text-align="justify" style:justify-single-word="false"/>
      <style:text-properties officeooo:paragraph-rsid="0018a424"/>
    </style:style>
    <style:style style:name="P66" style:family="paragraph" style:parent-style-name="Standard">
      <style:paragraph-properties fo:margin-top="0in" fo:margin-bottom="0in" style:contextual-spacing="true" fo:line-height="100%" fo:text-align="justify" style:justify-single-word="false" fo:orphans="2" fo:widows="2"/>
      <style:text-properties fo:font-variant="normal" fo:text-transform="none" fo:color="#000000" loext:opacity="100%" style:font-name="Consolas" fo:font-size="10pt" fo:letter-spacing="normal" fo:language="en" fo:country="US" fo:font-style="normal" fo:font-weight="normal" officeooo:rsid="002a24b7" officeooo:paragraph-rsid="002a24b7" style:letter-kerning="false" style:font-size-asian="10pt" style:language-asian="ru" style:country-asian="RU" style:font-weight-asian="bold" style:font-name-complex="Courier New" style:font-size-complex="10pt" style:language-complex="ar" style:country-complex="SA" style:font-weight-complex="bold"/>
    </style:style>
    <style:style style:name="P67" style:family="paragraph" style:parent-style-name="Standard">
      <style:paragraph-properties fo:margin-top="0in" fo:margin-bottom="0in" style:contextual-spacing="true" fo:line-height="100%" fo:text-align="justify" style:justify-single-word="false" fo:orphans="2" fo:widows="2"/>
      <style:text-properties fo:font-variant="normal" fo:text-transform="none" fo:color="#000000" loext:opacity="100%" style:font-name="Consolas" fo:font-size="10pt" fo:letter-spacing="normal" fo:language="en" fo:country="US" fo:font-style="normal" fo:font-weight="normal" officeooo:rsid="002a24b7" officeooo:paragraph-rsid="002b0ee5" style:letter-kerning="false" style:font-size-asian="10pt" style:language-asian="ru" style:country-asian="RU" style:font-weight-asian="bold" style:font-name-complex="Courier New" style:font-size-complex="10pt" style:language-complex="ar" style:country-complex="SA" style:font-weight-complex="bold"/>
    </style:style>
    <style:style style:name="P68" style:family="paragraph" style:parent-style-name="Standard">
      <style:paragraph-properties fo:margin-top="0in" fo:margin-bottom="0in" style:contextual-spacing="true" fo:line-height="100%" fo:text-align="justify" style:justify-single-word="false" fo:orphans="2" fo:widows="2"/>
      <style:text-properties fo:font-variant="normal" fo:text-transform="none" fo:color="#000000" loext:opacity="100%" style:font-name="Consolas" fo:font-size="10pt" fo:letter-spacing="normal" fo:language="en" fo:country="US" fo:font-style="normal" fo:font-weight="normal" officeooo:rsid="002a24b7" officeooo:paragraph-rsid="002b0ee5" style:letter-kerning="false" style:font-size-asian="10pt" style:language-asian="ru" style:country-asian="RU" style:font-name-complex="Courier New" style:font-size-complex="10pt" style:language-complex="ar" style:country-complex="SA"/>
    </style:style>
    <style:style style:name="P69" style:family="paragraph" style:parent-style-name="Standard">
      <style:paragraph-properties fo:margin-top="0in" fo:margin-bottom="0in" style:contextual-spacing="true" fo:line-height="100%" fo:text-align="justify" style:justify-single-word="false" fo:orphans="2" fo:widows="2"/>
      <style:text-properties fo:font-variant="normal" fo:text-transform="none" fo:color="#000000" loext:opacity="100%" style:font-name="Times New Roman" fo:font-size="10pt" fo:letter-spacing="normal" fo:language="en" fo:country="US" fo:font-style="normal" fo:font-weight="bold" officeooo:rsid="002a24b7" officeooo:paragraph-rsid="002a24b7" style:letter-kerning="false" style:font-size-asian="10pt" style:language-asian="ru" style:country-asian="RU" style:font-weight-asian="bold" style:font-name-complex="Times New Roman1" style:font-size-complex="10pt" style:language-complex="ar" style:country-complex="SA" style:font-weight-complex="bold"/>
    </style:style>
    <style:style style:name="P70" style:family="paragraph" style:parent-style-name="Standard">
      <style:paragraph-properties fo:margin-top="0in" fo:margin-bottom="0in" style:contextual-spacing="true" fo:line-height="100%" fo:text-align="justify" style:justify-single-word="false" fo:orphans="2" fo:widows="2"/>
      <style:text-properties fo:font-variant="normal" fo:text-transform="none" fo:color="#000000" loext:opacity="100%" style:font-name="Times New Roman" fo:font-size="10pt" fo:letter-spacing="normal" fo:language="en" fo:country="US" fo:font-style="normal" fo:font-weight="bold" officeooo:rsid="002a24b7" officeooo:paragraph-rsid="002b0ee5" style:letter-kerning="false" style:font-size-asian="10pt" style:language-asian="ru" style:country-asian="RU" style:font-weight-asian="bold" style:font-name-complex="Times New Roman1" style:font-size-complex="10pt" style:language-complex="ar" style:country-complex="SA" style:font-weight-complex="bold"/>
    </style:style>
    <style:style style:name="P71" style:family="paragraph" style:parent-style-name="Standard" style:master-page-name="First_20_Page">
      <style:paragraph-properties fo:margin-top="0.0835in" fo:margin-bottom="0in" style:contextual-spacing="false" fo:line-height="100%" fo:text-align="justify" style:justify-single-word="false" style:page-number="auto"/>
      <style:text-properties fo:color="#000000" loext:opacity="100%" style:font-name="Times New Roman" fo:font-size="12pt" fo:font-weight="bold" style:font-size-asian="12pt" style:font-weight-asian="bold" style:font-name-complex="Times New Roman1" style:font-size-complex="12pt" style:font-weight-complex="bold"/>
    </style:style>
    <style:style style:name="P72" style:family="paragraph" style:parent-style-name="Standard">
      <style:paragraph-properties fo:margin-top="0in" fo:margin-bottom="0in" style:contextual-spacing="true" fo:line-height="100%" fo:text-align="justify" style:justify-single-word="false" fo:padding-left="0.0555in" fo:padding-right="0.0555in" fo:padding-top="0.0138in" fo:padding-bottom="0.0138in" fo:border="0.51pt solid #000000" style:shadow="none" fo:keep-with-next="always"/>
      <style:text-properties fo:color="#000000" loext:opacity="100%" style:font-name="Consolas" fo:font-size="12pt" fo:language="en" fo:country="US" fo:font-weight="normal" officeooo:rsid="001bc2f4" officeooo:paragraph-rsid="002c2d79" style:font-size-asian="12pt" style:font-weight-asian="normal" style:font-name-complex="Times New Roman1" style:font-size-complex="12pt" style:font-weight-complex="normal"/>
    </style:style>
    <style:style style:name="P73" style:family="paragraph" style:parent-style-name="Standard">
      <style:paragraph-properties fo:margin-top="0in" fo:margin-bottom="0in" style:contextual-spacing="true" fo:line-height="100%" fo:text-align="justify" style:justify-single-word="false" fo:padding-left="0.0555in" fo:padding-right="0.0555in" fo:padding-top="0.0138in" fo:padding-bottom="0.0138in" fo:border="0.51pt solid #000000" style:shadow="none"/>
      <style:text-properties fo:color="#000000" loext:opacity="100%" style:font-name="Consolas" fo:font-size="12pt" fo:language="en" fo:country="US" fo:font-weight="normal" officeooo:rsid="001bc2f4" officeooo:paragraph-rsid="002c2d79" style:font-size-asian="12pt" style:font-weight-asian="normal" style:font-name-complex="Times New Roman1" style:font-size-complex="12pt" style:font-weight-complex="normal"/>
    </style:style>
    <style:style style:name="P74" style:family="paragraph" style:parent-style-name="List_20_Paragraph" style:list-style-name="WWNum17">
      <style:paragraph-properties fo:margin-top="0.0835in" fo:margin-bottom="0in" style:contextual-spacing="true" fo:line-height="100%" fo:text-align="justify" style:justify-single-word="false"/>
      <style:text-properties fo:color="#000000" loext:opacity="100%" style:font-name="Times new roman" fo:font-size="12pt" officeooo:rsid="000555cd" officeooo:paragraph-rsid="000ff5d5" style:font-size-asian="12pt" style:font-name-complex="Times New Roman1" style:font-size-complex="12pt"/>
    </style:style>
    <style:style style:name="P75" style:family="paragraph" style:parent-style-name="List_20_Paragraph" style:list-style-name="WWNum17">
      <style:paragraph-properties fo:margin-top="0.0835in" fo:margin-bottom="0in" style:contextual-spacing="true" fo:line-height="100%" fo:text-align="justify" style:justify-single-word="false"/>
      <style:text-properties fo:color="#000000" loext:opacity="100%" style:font-name="Times new roman" fo:font-size="12pt" officeooo:rsid="000555cd" officeooo:paragraph-rsid="0024e8d7" style:font-size-asian="12pt" style:font-name-complex="Times New Roman1" style:font-size-complex="12pt"/>
    </style:style>
    <style:style style:name="P76" style:family="paragraph" style:parent-style-name="List_20_Paragraph" style:list-style-name="WWNum17">
      <style:paragraph-properties fo:margin-top="0.0835in" fo:margin-bottom="0in" style:contextual-spacing="true" fo:line-height="100%" fo:text-align="justify" style:justify-single-word="false"/>
      <style:text-properties fo:color="#000000" loext:opacity="100%" style:font-name="Times new roman" fo:font-size="12pt" officeooo:rsid="0024e8d7" officeooo:paragraph-rsid="0024e8d7" style:font-size-asian="12pt" style:font-name-complex="Times New Roman1" style:font-size-complex="12pt"/>
    </style:style>
    <style:style style:name="P77" style:family="paragraph" style:parent-style-name="List_20_Paragraph" style:list-style-name="WWNum17">
      <style:paragraph-properties fo:margin-top="0.0835in" fo:margin-bottom="0in" style:contextual-spacing="true" fo:line-height="100%" fo:text-align="justify" style:justify-single-word="false"/>
      <style:text-properties fo:color="#000000" loext:opacity="100%" style:font-name="Times new roman" fo:font-size="12pt" officeooo:rsid="0024e8d7" officeooo:paragraph-rsid="0029eeb2" style:font-size-asian="12pt" style:font-name-complex="Times New Roman1" style:font-size-complex="12pt"/>
    </style:style>
    <style:style style:name="P78" style:family="paragraph" style:parent-style-name="List_20_Paragraph" style:list-style-name="WWNum17">
      <style:paragraph-properties fo:margin-top="0.0835in" fo:margin-bottom="0in" style:contextual-spacing="true" fo:line-height="100%" fo:text-align="justify" style:justify-single-word="false"/>
      <style:text-properties fo:color="#000000" loext:opacity="100%" style:font-name="Times new roman" fo:font-size="12pt" officeooo:rsid="002a24b7" officeooo:paragraph-rsid="002a24b7" style:font-size-asian="12pt" style:font-name-complex="Times New Roman1" style:font-size-complex="12pt"/>
    </style:style>
    <style:style style:name="P79" style:family="paragraph" style:parent-style-name="List_20_Paragraph" style:list-style-name="WWNum17">
      <style:paragraph-properties fo:margin-top="0.0835in" fo:margin-bottom="0in" style:contextual-spacing="true" fo:line-height="100%" fo:text-align="justify" style:justify-single-word="false"/>
      <style:text-properties fo:color="#000000" loext:opacity="100%" style:font-name="Times new roman" fo:font-size="12pt" fo:font-weight="normal" officeooo:rsid="0027587d" officeooo:paragraph-rsid="0027587d" style:font-size-asian="12pt" style:font-weight-asian="normal" style:font-name-complex="Times New Roman1" style:font-size-complex="12pt" style:font-weight-complex="normal"/>
    </style:style>
    <style:style style:name="P80" style:family="paragraph" style:parent-style-name="List_20_Paragraph" style:list-style-name="WWNum17">
      <style:paragraph-properties fo:margin-top="0.0835in" fo:margin-bottom="0in" style:contextual-spacing="true" fo:line-height="100%" fo:text-align="justify" style:justify-single-word="false"/>
      <style:text-properties fo:color="#000000" loext:opacity="100%" style:font-name="Times new roman" fo:font-size="12pt" fo:font-weight="normal" officeooo:rsid="0027587d" officeooo:paragraph-rsid="002df4a5" style:font-size-asian="12pt" style:font-weight-asian="normal" style:font-name-complex="Times New Roman1" style:font-size-complex="12pt" style:font-weight-complex="normal"/>
    </style:style>
    <style:style style:name="P81" style:family="paragraph" style:parent-style-name="List_20_Paragraph" style:list-style-name="WWNum17">
      <style:paragraph-properties fo:margin-left="0in" fo:margin-right="0in" fo:margin-top="0.0835in" fo:margin-bottom="0in" style:contextual-spacing="true" fo:line-height="100%" fo:text-align="justify" style:justify-single-word="false" fo:orphans="2" fo:widows="2" fo:text-indent="0in" style:auto-text-indent="false"/>
      <style:text-properties fo:color="#000000" loext:opacity="100%" style:font-name="Times New Roman" fo:font-size="10pt" fo:language="ru" fo:country="RU" fo:font-weight="normal" officeooo:rsid="000555cd" officeooo:paragraph-rsid="0029eeb2" style:letter-kerning="false" style:font-size-asian="10pt" style:language-asian="ru" style:country-asian="RU" style:font-weight-asian="normal" style:font-name-complex="Times New Roman1" style:font-size-complex="10pt" style:language-complex="ar" style:country-complex="SA" style:font-weight-complex="normal"/>
    </style:style>
    <style:style style:name="P82" style:family="paragraph" style:parent-style-name="List_20_Paragraph" style:list-style-name="WWNum17">
      <style:paragraph-properties fo:margin-left="0in" fo:margin-right="0in" fo:margin-top="0.0835in" fo:margin-bottom="0in" style:contextual-spacing="true" fo:line-height="100%" fo:text-align="justify" style:justify-single-word="false" fo:orphans="2" fo:widows="2" fo:text-indent="0in" style:auto-text-indent="false"/>
      <style:text-properties fo:color="#000000" loext:opacity="100%" style:font-name="Times New Roman" fo:font-size="10pt" fo:language="ru" fo:country="RU" fo:font-weight="normal" officeooo:rsid="000555cd" officeooo:paragraph-rsid="002a24b7" style:letter-kerning="false" style:font-size-asian="10pt" style:language-asian="ru" style:country-asian="RU" style:font-weight-asian="normal" style:font-name-complex="Times New Roman1" style:font-size-complex="10pt" style:language-complex="ar" style:country-complex="SA" style:font-weight-complex="normal"/>
    </style:style>
    <style:style style:name="T1" style:family="text">
      <style:text-properties style:font-name="Times New Roman" fo:font-size="12pt" style:font-size-asian="12pt" style:font-name-complex="Times New Roman1" style:font-size-complex="12pt"/>
    </style:style>
    <style:style style:name="T2" style:family="text">
      <style:text-properties style:font-name="Times New Roman" fo:font-size="12pt" officeooo:rsid="000555cd" style:font-size-asian="12pt" style:font-name-complex="Times New Roman1" style:font-size-complex="12pt"/>
    </style:style>
    <style:style style:name="T3" style:family="text">
      <style:text-properties style:font-name="Times New Roman" fo:font-size="12pt" officeooo:rsid="000d0267" style:font-size-asian="12pt" style:font-name-complex="Times New Roman1" style:font-size-complex="12pt"/>
    </style:style>
    <style:style style:name="T4" style:family="text">
      <style:text-properties style:font-name="Times New Roman" fo:font-size="10pt" fo:language="en" fo:country="US" fo:font-weight="bold" style:font-size-asian="10pt" style:font-weight-asian="bold" style:font-name-complex="Times New Roman1" style:font-size-complex="10pt" style:font-weight-complex="bold"/>
    </style:style>
    <style:style style:name="T5" style:family="text">
      <style:text-properties style:font-name="Times New Roman" fo:font-size="10pt" fo:language="en" fo:country="US" fo:font-weight="bold" officeooo:rsid="002a24b7" style:font-size-asian="10pt" style:font-weight-asian="bold" style:font-name-complex="Times New Roman1" style:font-size-complex="10pt" style:font-weight-complex="bold"/>
    </style:style>
    <style:style style:name="T6" style:family="text">
      <style:text-properties style:font-name="Times New Roman" fo:font-size="10pt" fo:language="en" fo:country="US" fo:font-weight="bold" officeooo:rsid="002b0ee5" style:font-size-asian="10pt" style:font-weight-asian="bold" style:font-name-complex="Times New Roman1" style:font-size-complex="10pt" style:font-weight-complex="bold"/>
    </style:style>
    <style:style style:name="T7" style:family="text">
      <style:text-properties fo:font-size="12pt" style:font-size-asian="12pt" style:font-name-complex="Times New Roman1" style:font-size-complex="12pt"/>
    </style:style>
    <style:style style:name="T8" style:family="text">
      <style:text-properties fo:font-variant="normal" fo:text-transform="none" fo:font-size="12pt" fo:letter-spacing="normal" fo:font-style="normal" fo:font-weight="normal" style:font-size-asian="12pt" style:font-name-complex="Times New Roman1" style:font-size-complex="12pt"/>
    </style:style>
    <style:style style:name="T9" style:family="text">
      <style:text-properties fo:font-variant="normal" fo:text-transform="none" fo:color="#000000" loext:opacity="100%" style:font-name="Times New Roman" fo:font-size="12pt" fo:font-style="normal" fo:font-weight="bold" officeooo:rsid="0024e8d7" style:font-size-asian="12pt" style:font-weight-asian="bold" style:font-name-complex="Times New Roman1" style:font-size-complex="12pt" style:font-weight-complex="bold"/>
    </style:style>
    <style:style style:name="T10" style:family="text">
      <style:text-properties fo:font-variant="normal" fo:text-transform="none" fo:color="#000000" loext:opacity="100%" style:font-name="Times New Roman" fo:font-size="12pt" fo:font-style="normal" fo:font-weight="normal" officeooo:rsid="001af595" style:font-size-asian="12pt" style:font-weight-asian="normal" style:font-name-complex="Times New Roman1" style:font-size-complex="12pt" style:font-weight-complex="normal"/>
    </style:style>
    <style:style style:name="T11" style:family="text">
      <style:text-properties fo:font-variant="normal" fo:text-transform="none" fo:color="#000000" loext:opacity="100%" style:font-name="Times New Roman" fo:font-size="12pt" fo:font-style="normal" fo:font-weight="normal" officeooo:rsid="0024e8d7" style:font-size-asian="12pt" style:font-weight-asian="normal" style:font-name-complex="Times New Roman1" style:font-size-complex="12pt" style:font-weight-complex="normal"/>
    </style:style>
    <style:style style:name="T12" style:family="text">
      <style:text-properties fo:font-variant="normal" fo:text-transform="none" fo:color="#000000" loext:opacity="100%" style:font-name="Times New Roman" fo:font-size="12pt" fo:font-style="normal" fo:font-weight="normal" officeooo:rsid="002c7572" style:font-size-asian="12pt" style:font-weight-asian="normal" style:font-name-complex="Times New Roman1" style:font-size-complex="12pt" style:font-weight-complex="normal"/>
    </style:style>
    <style:style style:name="T13" style:family="text">
      <style:text-properties fo:font-variant="normal" fo:text-transform="none" style:font-name="Consolas" fo:font-size="10pt" fo:letter-spacing="normal" fo:language="en" fo:country="US" fo:font-style="normal" fo:font-weight="normal" officeooo:rsid="0029eeb2" style:letter-kerning="false" style:font-size-asian="10pt" style:language-asian="ru" style:country-asian="RU" style:font-name-complex="Courier New" style:font-size-complex="10pt" style:language-complex="ar" style:country-complex="SA"/>
    </style:style>
    <style:style style:name="T14" style:family="text">
      <style:text-properties fo:font-variant="normal" fo:text-transform="none" style:font-name="Consolas" fo:font-size="10pt" fo:letter-spacing="normal" fo:language="en" fo:country="US" fo:font-style="normal" fo:font-weight="normal" officeooo:rsid="002a24b7" style:letter-kerning="false" style:font-size-asian="10pt" style:language-asian="ru" style:country-asian="RU" style:font-name-complex="Courier New" style:font-size-complex="10pt" style:language-complex="ar" style:country-complex="SA"/>
    </style:style>
    <style:style style:name="T15" style:family="text">
      <style:text-properties fo:font-variant="normal" fo:text-transform="none" style:font-name="Consolas" fo:font-size="10pt" fo:letter-spacing="normal" fo:language="en" fo:country="US" fo:font-style="normal" fo:font-weight="normal" officeooo:rsid="002eb9d3" style:letter-kerning="false" style:font-size-asian="10pt" style:language-asian="ru" style:country-asian="RU" style:font-name-complex="Courier New" style:font-size-complex="10pt" style:language-complex="ar" style:country-complex="SA"/>
    </style:style>
    <style:style style:name="T16" style:family="text">
      <style:text-properties fo:font-variant="normal" fo:text-transform="none" style:font-name="Consolas" fo:font-size="10pt" fo:letter-spacing="normal" fo:language="en" fo:country="US" fo:font-style="normal" fo:font-weight="normal" officeooo:rsid="0029eeb2" style:font-size-asian="10pt" style:font-weight-asian="normal" style:font-name-complex="Courier New" style:font-size-complex="10pt" style:font-weight-complex="normal"/>
    </style:style>
    <style:style style:name="T17" style:family="text">
      <style:text-properties fo:font-variant="normal" fo:text-transform="none" style:font-name="Consolas" fo:font-size="10pt" fo:letter-spacing="normal" fo:language="en" fo:country="US" fo:font-style="normal" fo:font-weight="normal" officeooo:rsid="002a24b7" style:font-size-asian="10pt" style:font-weight-asian="normal" style:font-name-complex="Courier New" style:font-size-complex="10pt" style:font-weight-complex="normal"/>
    </style:style>
    <style:style style:name="T18" style:family="text">
      <style:text-properties fo:font-variant="normal" fo:text-transform="none" style:font-name="Consolas" fo:letter-spacing="normal" fo:font-style="normal" fo:font-weight="normal" officeooo:rsid="0029eeb2" style:font-weight-asian="normal" style:font-name-complex="Courier New" style:font-weight-complex="normal"/>
    </style:style>
    <style:style style:name="T19" style:family="text">
      <style:text-properties fo:font-variant="normal" fo:text-transform="none" style:font-name="Consolas" fo:letter-spacing="normal" fo:font-style="normal" fo:font-weight="normal" officeooo:rsid="002a24b7" style:font-weight-asian="normal" style:font-name-complex="Courier New" style:font-weight-complex="normal"/>
    </style:style>
    <style:style style:name="T20" style:family="text">
      <style:text-properties fo:font-variant="normal" fo:text-transform="none" style:font-name="Consolas" fo:letter-spacing="normal" fo:font-style="normal" fo:font-weight="normal" officeooo:rsid="002b0ee5" style:font-weight-asian="normal" style:font-name-complex="Courier New" style:font-weight-complex="normal"/>
    </style:style>
    <style:style style:name="T21" style:family="text">
      <style:text-properties fo:font-variant="normal" fo:text-transform="none" fo:letter-spacing="normal" fo:font-style="normal" fo:font-weight="normal" officeooo:rsid="0029eeb2" style:font-weight-asian="normal" style:font-weight-complex="normal"/>
    </style:style>
    <style:style style:name="T22" style:family="text">
      <style:text-properties fo:font-variant="normal" fo:text-transform="none" fo:letter-spacing="normal" fo:font-style="normal" fo:font-weight="normal" officeooo:rsid="002a24b7"/>
    </style:style>
    <style:style style:name="T23" style:family="text">
      <style:text-properties style:font-name="Consolas" fo:font-size="12pt" style:font-size-asian="12pt" style:font-name-complex="Times New Roman1" style:font-size-complex="12pt"/>
    </style:style>
    <style:style style:name="T24" style:family="text">
      <style:text-properties style:font-name="Consolas" fo:font-size="12pt" fo:language="en" fo:country="US" style:font-size-asian="12pt" style:font-name-complex="Times New Roman1" style:font-size-complex="12pt"/>
    </style:style>
    <style:style style:name="T25" style:family="text">
      <style:text-properties style:font-name="Consolas" fo:font-size="10pt" fo:language="en" fo:country="US" style:font-size-asian="10pt" style:font-name-complex="Courier New" style:font-size-complex="10pt"/>
    </style:style>
    <style:style style:name="T26" style:family="text">
      <style:text-properties style:font-name="Consolas" fo:font-size="10pt" fo:language="en" fo:country="US" officeooo:rsid="00283c86" style:font-size-asian="10pt" style:font-name-complex="Courier New" style:font-size-complex="10pt"/>
    </style:style>
    <style:style style:name="T27" style:family="text">
      <style:text-properties style:font-name="Consolas" fo:font-size="10pt" fo:language="en" fo:country="US" officeooo:rsid="0029eeb2" style:font-size-asian="10pt" style:font-name-complex="Courier New" style:font-size-complex="10pt"/>
    </style:style>
    <style:style style:name="T28" style:family="text">
      <style:text-properties style:font-name="Consolas" fo:font-size="10pt" fo:language="en" fo:country="US" officeooo:rsid="002a24b7" style:font-size-asian="10pt" style:font-name-complex="Courier New" style:font-size-complex="10pt"/>
    </style:style>
    <style:style style:name="T29" style:family="text">
      <style:text-properties style:font-name="Consolas" fo:font-size="10pt" fo:language="en" fo:country="US" fo:font-weight="normal" officeooo:rsid="002a24b7" style:font-size-asian="10pt" style:font-weight-asian="normal" style:font-name-complex="Courier New" style:font-size-complex="10pt" style:font-weight-complex="normal"/>
    </style:style>
    <style:style style:name="T30" style:family="text">
      <style:text-properties style:font-name="Consolas" fo:font-size="10pt" fo:language="en" fo:country="US" fo:font-weight="normal" officeooo:rsid="00283c86" style:font-size-asian="10pt" style:font-weight-asian="normal" style:font-name-complex="Courier New" style:font-size-complex="10pt" style:font-weight-complex="normal"/>
    </style:style>
    <style:style style:name="T31" style:family="text">
      <style:text-properties style:font-name="Consolas" fo:font-size="10pt" fo:language="en" fo:country="US" fo:font-weight="normal" officeooo:rsid="0029eeb2" style:font-size-asian="10pt" style:font-weight-asian="normal" style:font-name-complex="Courier New" style:font-size-complex="10pt" style:font-weight-complex="normal"/>
    </style:style>
    <style:style style:name="T32" style:family="text">
      <style:text-properties style:font-name="Consolas" fo:font-size="10pt" fo:language="en" fo:country="US" style:letter-kerning="false" style:font-size-asian="10pt" style:language-asian="ru" style:country-asian="RU" style:font-name-complex="Courier New" style:font-size-complex="10pt" style:language-complex="ar" style:country-complex="SA"/>
    </style:style>
    <style:style style:name="T33" style:family="text">
      <style:text-properties style:font-name="Consolas" fo:font-size="10pt" fo:language="en" fo:country="US" officeooo:rsid="002a24b7" style:letter-kerning="false" style:font-size-asian="10pt" style:language-asian="ru" style:country-asian="RU" style:font-name-complex="Courier New" style:font-size-complex="10pt" style:language-complex="ar" style:country-complex="SA"/>
    </style:style>
    <style:style style:name="T34" style:family="text">
      <style:text-properties style:font-name="Consolas" fo:font-size="10pt" fo:language="en" fo:country="US" officeooo:rsid="0029eeb2" style:letter-kerning="false" style:font-size-asian="10pt" style:language-asian="ru" style:country-asian="RU" style:font-name-complex="Courier New" style:font-size-complex="10pt" style:language-complex="ar" style:country-complex="SA"/>
    </style:style>
    <style:style style:name="T35" style:family="text">
      <style:text-properties style:font-name="Consolas" fo:font-size="10pt" fo:language="en" fo:country="US" officeooo:rsid="00283c86" style:letter-kerning="false" style:font-size-asian="10pt" style:language-asian="ru" style:country-asian="RU" style:font-name-complex="Courier New" style:font-size-complex="10pt" style:language-complex="ar" style:country-complex="SA"/>
    </style:style>
    <style:style style:name="T36" style:family="text">
      <style:text-properties style:font-name="Consolas" fo:font-size="10pt" fo:language="ru" fo:country="RU" fo:font-weight="normal" officeooo:rsid="002a24b7" style:font-size-asian="10pt" style:font-weight-asian="normal" style:font-name-complex="Courier New" style:font-size-complex="10pt" style:font-weight-complex="normal"/>
    </style:style>
    <style:style style:name="T37" style:family="text">
      <style:text-properties fo:font-weight="normal" style:font-weight-asian="normal" style:font-weight-complex="normal"/>
    </style:style>
    <style:style style:name="T38" style:family="text">
      <style:text-properties fo:font-weight="normal" officeooo:rsid="0013e503" style:font-weight-asian="normal" style:font-weight-complex="normal"/>
    </style:style>
    <style:style style:name="T39" style:family="text">
      <style:text-properties fo:font-weight="normal" officeooo:rsid="00121070" style:font-weight-asian="normal" style:font-weight-complex="normal"/>
    </style:style>
    <style:style style:name="T40" style:family="text">
      <style:text-properties fo:font-weight="normal" officeooo:rsid="0027587d" style:font-weight-asian="normal" style:font-weight-complex="normal"/>
    </style:style>
    <style:style style:name="T41" style:family="text">
      <style:text-properties fo:font-weight="normal" officeooo:rsid="0029eeb2" style:font-weight-asian="normal" style:font-weight-complex="normal"/>
    </style:style>
    <style:style style:name="T42" style:family="text">
      <style:text-properties fo:font-weight="normal" officeooo:rsid="002a24b7" style:font-weight-asian="normal" style:font-weight-complex="normal"/>
    </style:style>
    <style:style style:name="T43" style:family="text">
      <style:text-properties fo:color="#000000" loext:opacity="100%" style:font-name="Consolas" fo:font-size="12pt" fo:language="en" fo:country="US" fo:font-weight="bold" style:font-size-asian="12pt" style:font-weight-asian="bold" style:font-name-complex="Times New Roman1" style:font-size-complex="12pt" style:font-weight-complex="bold"/>
    </style:style>
    <style:style style:name="T44" style:family="text">
      <style:text-properties fo:color="#000000" loext:opacity="100%" style:font-name="Consolas" fo:font-size="12pt" fo:language="en" fo:country="US" fo:font-weight="bold" officeooo:rsid="001bc2f4" style:font-size-asian="12pt" style:font-weight-asian="bold" style:font-name-complex="Times New Roman1" style:font-size-complex="12pt" style:font-weight-complex="bold"/>
    </style:style>
    <style:style style:name="T45" style:family="text">
      <style:text-properties fo:font-weight="bold" style:font-weight-asian="bold" style:font-weight-complex="bold"/>
    </style:style>
    <style:style style:name="T46" style:family="text">
      <style:text-properties fo:font-weight="bold" officeooo:rsid="001bc2f4" style:font-weight-asian="bold" style:font-weight-complex="bold"/>
    </style:style>
    <style:style style:name="T47" style:family="text">
      <style:text-properties fo:font-weight="bold" officeooo:rsid="002c2d79" style:font-weight-asian="bold" style:font-weight-complex="bold"/>
    </style:style>
    <style:style style:name="T48" style:family="text">
      <style:text-properties fo:font-weight="bold" officeooo:rsid="00323a2a" style:font-weight-asian="bold" style:font-weight-complex="bold"/>
    </style:style>
    <style:style style:name="T49" style:family="text">
      <style:text-properties fo:font-weight="bold" officeooo:rsid="003422c2" style:font-weight-asian="bold" style:font-weight-complex="bold"/>
    </style:style>
    <style:style style:name="T50" style:family="text">
      <style:text-properties fo:font-weight="bold" officeooo:rsid="0036d5dc" style:font-weight-asian="bold" style:font-weight-complex="bold"/>
    </style:style>
    <style:style style:name="T51" style:family="text">
      <style:text-properties officeooo:rsid="0015c029"/>
    </style:style>
    <style:style style:name="T52" style:family="text">
      <style:text-properties officeooo:rsid="0024e8d7"/>
    </style:style>
    <style:style style:name="T53" style:family="text">
      <style:text-properties officeooo:rsid="0027587d"/>
    </style:style>
    <style:style style:name="T54" style:family="text">
      <style:text-properties officeooo:rsid="00283c86"/>
    </style:style>
    <style:style style:name="T55" style:family="text">
      <style:text-properties officeooo:rsid="002c2d79"/>
    </style:style>
    <style:style style:name="T56" style:family="text">
      <style:text-properties officeooo:rsid="003114a4"/>
    </style:style>
    <style:style style:name="T57" style:family="text">
      <style:text-properties officeooo:rsid="00323a2a"/>
    </style:style>
    <style:style style:name="T58" style:family="text">
      <style:text-properties officeooo:rsid="003422c2"/>
    </style:style>
    <style:style style:name="T59" style:family="text">
      <style:text-properties officeooo:rsid="003a1b3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1">Постановка задачи<text:bookmark text:name="_GoBack"/></text:p>
      <text:p text:style-name="P3">Разработать детальные требования и тест план для следующей задачи:</text:p>
      <text:p text:style-name="P64"><text:span text:style-name="T9">[CONCAVE] и [POLYGON]</text:span><text:span text:style-name="T10">. Реализовать программу </text:span><text:span text:style-name="T11">принимающую на вход фигуры в вид</text:span><text:span text:style-name="T12">е</text:span><text:span text:style-name="T11"> строк (Название фигуры и вершины фигуры) и параметры сканирования (точка скалирования, коэффициент скалирования) и возвращающую суммарную площадь и ограничивающие прямоугольники фигур до и после скалирования</text:span></text:p>
      <text:p text:style-name="P7">Детальные требования</text:p>
      <text:list xml:id="list2439843744" text:style-name="WWNum17">
        <text:list-item>
          <text:p text:style-name="P74"><text:span text:style-name="T52">фигура RECTANGLE</text:span>:</text:p>
          <text:list>
            <text:list-item>
              <text:p text:style-name="P76"><text:span text:style-name="T41">После </text:span><text:span text:style-name="T37">ключевого слова RECTANGLE </text:span><text:span text:style-name="T41">должны идти координаты двух точек. Если хотя бы одна из координат не является вещественным числом</text:span><text:span text:style-name="T37">, то после скалирование в стандартный ввод ошибок должно быть выведено сообщение о некорректной фигуре</text:span></text:p>
            </text:list-item>
            <text:list-item>
              <text:p text:style-name="P76"><text:span text:style-name="T38">Е</text:span><text:span text:style-name="T37">сли введённые две точки не являются левым нижним и правым верхнем углами прямоугольника, то после скалирование в стандартный ввод ошибок должно быть выведено сообщение о некорректной фигуре</text:span></text:p>
            </text:list-item>
          </text:list>
        </text:list-item>
        <text:list-item>
          <text:p text:style-name="P75"><text:span text:style-name="T52">фигура CONCAVE</text:span>:</text:p>
          <text:list>
            <text:list-item>
              <text:p text:style-name="P77"><text:span text:style-name="T41">После </text:span><text:span text:style-name="T37">ключевого слова </text:span><text:span text:style-name="T41">CONCAVE</text:span><text:span text:style-name="T37"> </text:span><text:span text:style-name="T41">должны идти координаты четырёх точек. Если хотя бы одна из координат не является вещественным числом</text:span><text:span text:style-name="T37">, то после скалирование в стандартный ввод ошибок должно быть выведено сообщение о некорректной фигуре</text:span></text:p>
            </text:list-item>
            <text:list-item>
              <text:p text:style-name="P76"><text:span text:style-name="T38">Е</text:span><text:span text:style-name="T39">сли </text:span><text:span text:style-name="T37">среди введённых четырёх точек нет такой последовательности, при которой три идущие подряд удовлетворяют условию вершин треугольника, а четвёртая лежит внутри этого треугольника</text:span><text:span text:style-name="T39">, то после скалирование в стандартный ввод ошибок должно быть выведено сообщение о некорректной фигуре</text:span></text:p>
            </text:list-item>
          </text:list>
        </text:list-item>
        <text:list-item>
          <text:p text:style-name="P75"><text:span text:style-name="T52">фигура POLYGON</text:span>:</text:p>
          <text:list>
            <text:list-item>
              <text:p text:style-name="P77"><text:span text:style-name="T41">После </text:span><text:span text:style-name="T37">ключевого слова </text:span><text:span text:style-name="T41">POLYGON</text:span><text:span text:style-name="T37"> </text:span><text:span text:style-name="T41">должны идти координаты не менее трёх точек. Если хотя бы одна из координат не является вещественным числом</text:span><text:span text:style-name="T37">, то после скалирование в стандартный ввод ошибок должно быть выведено сообщение о некорректной фигуре</text:span></text:p>
            </text:list-item>
            <text:list-item>
              <text:p text:style-name="P76"><text:span text:style-name="T38">Е</text:span><text:span text:style-name="T39">сли </text:span><text:span text:style-name="T40">среди введённых точек есть повторяющиеся</text:span><text:span text:style-name="T39">, то после скалирование в стандартный ввод ошибок должно быть выведено сообщение о некорректной фигуре</text:span></text:p>
            </text:list-item>
          </text:list>
        </text:list-item>
        <text:list-item>
          <text:p text:style-name="P76">Ввод неизвестных фигур и пустых строк:</text:p>
          <text:list>
            <text:list-item>
              <text:p text:style-name="P76"><text:span text:style-name="T37">Если </text:span><text:span text:style-name="T40">введена пустая строка, то она игнорируется и программа продолжает свою работу</text:span></text:p>
            </text:list-item>
            <text:list-item>
              <text:p text:style-name="P76"><text:span text:style-name="T38">Е</text:span><text:span text:style-name="T39">сли </text:span><text:span text:style-name="T40">строка начинается со слова не являющегося RECTANGLE, CONCAVE, POLYGON или SCALE, то строка игнорируется и программа продолжает свою работу</text:span></text:p>
            </text:list-item>
          </text:list>
        </text:list-item>
        <text:list-item>
          <text:p text:style-name="P75"><text:span text:style-name="T52">команда SCALE</text:span>:</text:p>
          <text:list>
            <text:list-item>
              <text:p text:style-name="P78"><text:span text:style-name="T40">Е</text:span><text:span text:style-name="T37">сли не было введено не одной корректной фигуры, то после скалирования </text:span><text:span text:style-name="T40">программа завершается с выводом сообщения об ошибке в стандартный поток ошибок и кодом 1</text:span></text:p>
            </text:list-item>
            <text:list-item>
              <text:p text:style-name="P79">Если после ключевого слова SCALE идут данные, не соответствующие формату: вещественное <text:span text:style-name="T56">(x)</text:span> вещественное <text:span text:style-name="T56">(y)</text:span> беззнаковое вещественное <text:span text:style-name="T56">(k)</text:span>, то программа завершается с выводом сообщения об ошибке в стандартный поток ошибок и кодом 1</text:p>
            </text:list-item>
            <text:list-item>
              <text:p text:style-name="P80">Если после ключевого слова SCALE идут данные, соответствующие формату: вещественное <text:span text:style-name="T56">(x)</text:span> вещественное <text:span text:style-name="T56">(y) </text:span>беззнаковое вещественное <text:span text:style-name="T56">(k)</text:span>; и скалирование выполняется успешно, то в стандартный поток выводятся: сумма площадей всех корректно заданных фигур до скалилорования, координаты вершин ограничивающих прямоугольников всех корректно заданных фигур до скалирования, сумма площадей всех корректно заданных фигур после скалилорования, координаты вершин ограничивающих прямоугольников всех корректно заданных фигур после скалирования и программа завершается с кодом 0</text:p>
            </text:list-item>
          </text:list>
        </text:list-item>
      </text:list>
      <text:p text:style-name="P6">Тест-план</text:p>
      <text:p text:style-name="P4">Проверка детальных требований с помощью тест-плана:</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8">#</text:p>
          </table:table-cell>
          <table:table-cell table:style-name="Table1.A1" office:value-type="string">
            <text:p text:style-name="P13">Описание</text:p>
          </table:table-cell>
          <table:table-cell table:style-name="Table1.A1" office:value-type="string">
            <text:p text:style-name="P13">Результат</text:p>
          </table:table-cell>
        </table:table-row>
        <table:table-row table:style-name="Table1.2">
          <table:table-cell table:style-name="Table1.A1" office:value-type="string">
            <text:p text:style-name="P15">1.1</text:p>
          </table:table-cell>
          <table:table-cell table:style-name="Table1.A1" office:value-type="string">
            <text:list xml:id="list3934341977164" text:continue-numbering="true" text:style-name="WWNum17">
              <text:list-item>
                <text:list>
                  <text:list-header>
                    <text:p text:style-name="P81">После ключевого слова RECTANGLE должны идти координаты двух точек. Если хотя бы <text:soft-page-break/>одна из координат не является вещественным числом, то после скалирование в стандартный ввод ошибок должно быть выведено сообщение о некорректной фигуре</text:p>
                  </text:list-header>
                </text:list>
              </text:list-item>
            </text:list>
          </table:table-cell>
          <table:table-cell table:style-name="Table1.A1" office:value-type="string">
            <text:p text:style-name="P10"><text:span text:style-name="T54">Стандартный поток ввода</text:span>: </text:p>
            <text:p text:style-name="P19"><text:span text:style-name="T25"><text:s text:c="2"/></text:span><text:span text:style-name="T26">RECTANGLE 0.0 </text:span><text:span text:style-name="T27">a</text:span><text:span text:style-name="T26">.0 1.0 1.0</text:span></text:p>
            <text:p text:style-name="P20"><text:span text:style-name="T5">Стандартный поток ошибок</text:span><text:span text:style-name="T4">:</text:span></text:p>
            <text:p text:style-name="P59"><text:soft-page-break/><text:s text:c="2"/>Some figure is incorrect</text:p>
          </table:table-cell>
        </table:table-row>
        <table:table-row table:style-name="Table1.1">
          <table:table-cell table:style-name="Table1.A1" office:value-type="string">
            <text:p text:style-name="P14"><text:span text:style-name="T51">1</text:span>.<text:span text:style-name="T51">2</text:span> </text:p>
          </table:table-cell>
          <table:table-cell table:style-name="Table1.A1" office:value-type="string">
            <text:list xml:id="list3934659267478" text:continue-numbering="true" text:style-name="WWNum17">
              <text:list-item>
                <text:list>
                  <text:list-header>
                    <text:p text:style-name="P81">Если введённые две точки не являются левым нижним и правым верхнем углами прямоугольника, то после скалирование в стандартный ввод ошибок должно быть выведено сообщение о некорректной фигуре</text:p>
                  </text:list-header>
                </text:list>
              </text:list-item>
            </text:list>
          </table:table-cell>
          <table:table-cell table:style-name="Table1.A1" office:value-type="string">
            <text:p text:style-name="P10"><text:span text:style-name="T54">Стандартный поток ввода</text:span>: </text:p>
            <text:p text:style-name="P19"><text:span text:style-name="T25"><text:s text:c="2"/></text:span><text:span text:style-name="T26">RECTANGLE 0.0 </text:span><text:span text:style-name="T27">1</text:span><text:span text:style-name="T26">.0 </text:span><text:span text:style-name="T27">0</text:span><text:span text:style-name="T26">.0 </text:span><text:span text:style-name="T27">0</text:span><text:span text:style-name="T26">.0</text:span></text:p>
            <text:p text:style-name="P20"><text:span text:style-name="T5">Стандартный поток ошибок</text:span><text:span text:style-name="T4">:</text:span></text:p>
            <text:p text:style-name="P57"><text:span text:style-name="T45"><text:s text:c="2"/></text:span><text:span text:style-name="T37">Some figure is incorrect</text:span></text:p>
          </table:table-cell>
        </table:table-row>
        <table:table-row table:style-name="Table1.1">
          <table:table-cell table:style-name="Table1.A1" office:value-type="string">
            <text:p text:style-name="P17"><text:span text:style-name="T51">2</text:span>.1</text:p>
          </table:table-cell>
          <table:table-cell table:style-name="Table1.A1" office:value-type="string">
            <text:list xml:id="list3934037644054" text:continue-numbering="true" text:style-name="WWNum17">
              <text:list-item>
                <text:list>
                  <text:list-header>
                    <text:p text:style-name="P81">После ключевого слова CONCAVE должны идти координаты четырёх точек. Если хотя бы одна из координат не является вещественным числом, то после скалирование в стандартный ввод ошибок должно быть выведено сообщение о некорректной фигуре</text:p>
                  </text:list-header>
                </text:list>
              </text:list-item>
            </text:list>
          </table:table-cell>
          <table:table-cell table:style-name="Table1.A1" office:value-type="string">
            <text:p text:style-name="P10"><text:span text:style-name="T54">Стандартный поток ввода</text:span>: </text:p>
            <text:p text:style-name="P19"><text:span text:style-name="T25"><text:s text:c="2"/></text:span><text:span text:style-name="T27">CONCAVE</text:span><text:span text:style-name="T26"> 0.0 </text:span><text:span text:style-name="T27">0</text:span><text:span text:style-name="T26">.0 </text:span><text:span text:style-name="T27">1</text:span><text:span text:style-name="T26">.0 </text:span><text:span text:style-name="T27">1</text:span><text:span text:style-name="T26">.0 </text:span><text:span text:style-name="T27">a.b c.d 2.0 2.0</text:span></text:p>
            <text:p text:style-name="P20"><text:span text:style-name="T5">Стандартный поток ошибок</text:span><text:span text:style-name="T4">:</text:span></text:p>
            <text:p text:style-name="P57"><text:span text:style-name="T45"><text:s text:c="2"/></text:span><text:span text:style-name="T37">Some figure is incorrect</text:span></text:p>
          </table:table-cell>
        </table:table-row>
        <table:table-row table:style-name="Table1.5">
          <table:table-cell table:style-name="Table1.A1" office:value-type="string">
            <text:p text:style-name="P16">2.2</text:p>
          </table:table-cell>
          <table:table-cell table:style-name="Table1.B5" office:value-type="string">
            <text:list xml:id="list3934386375835" text:continue-numbering="true" text:style-name="WWNum17">
              <text:list-item>
                <text:list>
                  <text:list-header>
                    <text:p text:style-name="P81">Если среди введённых четырёх точек нет такой последовательности, при которой три идущие подряд удовлетворяют условию вершин треугольника, а четвёртая лежит внутри этого треугольника, то после скалирование в стандартный ввод ошибок должно быть выведено сообщение о некорректной фигуре</text:p>
                  </text:list-header>
                </text:list>
              </text:list-item>
            </text:list>
          </table:table-cell>
          <table:table-cell table:style-name="Table1.A1" office:value-type="string">
            <text:p text:style-name="P10"><text:span text:style-name="T54">Стандартный поток ввода</text:span>: </text:p>
            <text:p text:style-name="P20"><text:span text:style-name="T25"><text:s text:c="2"/></text:span><text:span text:style-name="T27">CONCAVE</text:span><text:span text:style-name="T26"> 0.0 </text:span><text:span text:style-name="T27">0</text:span><text:span text:style-name="T26">.0 </text:span><text:span text:style-name="T27">1</text:span><text:span text:style-name="T26">.0 </text:span><text:span text:style-name="T27">1</text:span><text:span text:style-name="T26">.0 </text:span><text:span text:style-name="T27">2.0 2.0 3.0 3.0</text:span></text:p>
            <text:p text:style-name="P20"><text:span text:style-name="T5">Стандартный поток ошибок</text:span><text:span text:style-name="T4">:</text:span></text:p>
            <text:p text:style-name="P57"><text:span text:style-name="T45"><text:s text:c="2"/></text:span><text:span text:style-name="T37">Some figure is incorrect</text:span></text:p>
          </table:table-cell>
        </table:table-row>
        <table:table-row table:style-name="Table1.1">
          <table:table-cell table:style-name="Table1.A1" office:value-type="string">
            <text:p text:style-name="P18">3.1</text:p>
          </table:table-cell>
          <table:table-cell table:style-name="Table1.A1" office:value-type="string">
            <text:list xml:id="list3933643169192" text:continue-numbering="true" text:style-name="WWNum17">
              <text:list-item>
                <text:list>
                  <text:list-header>
                    <text:p text:style-name="P81">После ключевого слова POLYGON должны идти координаты не менее трёх точек. Если хотя бы одна из координат не является вещественным числом, то после скалирование в стандартный ввод ошибок должно быть выведено сообщение о некорректной фигуре</text:p>
                  </text:list-header>
                </text:list>
              </text:list-item>
            </text:list>
          </table:table-cell>
          <table:table-cell table:style-name="Table1.A1" office:value-type="string">
            <text:p text:style-name="P10"><text:span text:style-name="T54">Стандартный поток ввода</text:span>: </text:p>
            <text:p text:style-name="P19"><text:span text:style-name="T25"><text:s text:c="2"/></text:span><text:span text:style-name="T27">POLYGON</text:span><text:span text:style-name="T26"> 0.0 </text:span><text:span text:style-name="T27">0</text:span><text:span text:style-name="T26">.0 </text:span><text:span text:style-name="T27">a</text:span><text:span text:style-name="T26">.0 </text:span><text:span text:style-name="T27">1</text:span><text:span text:style-name="T26">.0 </text:span><text:span text:style-name="T27">2.0 2.0</text:span></text:p>
            <text:p text:style-name="P20"><text:span text:style-name="T5">Стандартный поток ошибок</text:span><text:span text:style-name="T4">:</text:span></text:p>
            <text:p text:style-name="P57"><text:span text:style-name="T45"><text:s text:c="2"/></text:span><text:span text:style-name="T37">Some figure is incorrect</text:span></text:p>
          </table:table-cell>
        </table:table-row>
        <table:table-row table:style-name="Table1.7">
          <table:table-cell table:style-name="Table1.B5" office:value-type="string">
            <text:p text:style-name="P16">3.<text:span text:style-name="T53">2</text:span></text:p>
          </table:table-cell>
          <table:table-cell table:style-name="Table1.B5" office:value-type="string">
            <text:list xml:id="list3934706776394" text:continue-numbering="true" text:style-name="WWNum17">
              <text:list-item>
                <text:list>
                  <text:list-header>
                    <text:p text:style-name="P81">Если среди введённых точек есть повторяющиеся, то после скалирование в стандартный ввод ошибок должно быть выведено сообщение о некорректной фигуре</text:p>
                  </text:list-header>
                </text:list>
              </text:list-item>
            </text:list>
          </table:table-cell>
          <table:table-cell table:style-name="Table1.A1" office:value-type="string">
            <text:p text:style-name="P10"><text:span text:style-name="T54">Стандартный поток ввода</text:span>: </text:p>
            <text:p text:style-name="P20"><text:span text:style-name="T25"><text:s text:c="2"/></text:span><text:span text:style-name="T27">POLYGON</text:span><text:span text:style-name="T26"> 0.0 </text:span><text:span text:style-name="T27">0</text:span><text:span text:style-name="T26">.0 </text:span><text:span text:style-name="T27">1</text:span><text:span text:style-name="T26">.0 </text:span><text:span text:style-name="T27">1</text:span><text:span text:style-name="T26">.0 </text:span><text:span text:style-name="T27">2.0 2.0 0.0 0.0</text:span></text:p>
            <text:p text:style-name="P20"><text:span text:style-name="T5">Стандартный поток ошибок</text:span><text:span text:style-name="T4">:</text:span></text:p>
            <text:p text:style-name="P57"><text:span text:style-name="T45"><text:s text:c="2"/></text:span><text:span text:style-name="T37">Some figure is incorrect</text:span></text:p>
          </table:table-cell>
        </table:table-row>
        <table:table-row table:style-name="Table1.7">
          <table:table-cell table:style-name="Table1.A8" office:value-type="string">
            <text:p text:style-name="P18">4.1</text:p>
          </table:table-cell>
          <table:table-cell table:style-name="Table1.A8" office:value-type="string">
            <text:list xml:id="list3935075254892" text:continue-numbering="true" text:style-name="WWNum17">
              <text:list-item>
                <text:list>
                  <text:list-header>
                    <text:p text:style-name="P81">Если введена пустая строка, то она игнорируется и программа продолжает свою работу</text:p>
                  </text:list-header>
                </text:list>
              </text:list-item>
            </text:list>
          </table:table-cell>
          <table:table-cell table:style-name="Table1.C8" office:value-type="string">
            <text:p text:style-name="P11"><text:span text:style-name="T54">Стандартный поток ввода</text:span>: </text:p>
            <text:p text:style-name="P21"><text:span text:style-name="T25"><text:s text:c="2"/></text:span><text:span text:style-name="T28">RECTANGLE</text:span><text:span text:style-name="T26"> 0.0 </text:span><text:span text:style-name="T27">0</text:span><text:span text:style-name="T26">.0 </text:span><text:span text:style-name="T27">1</text:span><text:span text:style-name="T26">.0 </text:span><text:span text:style-name="T27">1</text:span><text:span text:style-name="T26">.0</text:span></text:p>
            <text:p text:style-name="P58"><text:s text:c="2"/></text:p>
            <text:p text:style-name="P63"><text:span text:style-name="T33"><text:s text:c="2"/></text:span><text:span text:style-name="T34">CONCAVE</text:span><text:span text:style-name="T35"> </text:span><text:span text:style-name="T13">-1.0 -1.0 0.0 2.0 2.0 0.0 0.0 0.0</text:span></text:p>
            <text:p text:style-name="P9">Expected:</text:p>
            <text:p text:style-name="P21"><text:span text:style-name="T5"><text:s text:c="2"/></text:span><text:span text:style-name="T29">программа работет так же, как при вводе:</text:span><text:span text:style-name="T36"><text:line-break/></text:span><text:span text:style-name="T29"> <text:s/>RECTANGLE</text:span><text:span text:style-name="T30"> 0.0 </text:span><text:span text:style-name="T31">0</text:span><text:span text:style-name="T30">.0 </text:span><text:span text:style-name="T31">1</text:span><text:span text:style-name="T30">.0 </text:span><text:span text:style-name="T31">1</text:span><text:span text:style-name="T30">.0</text:span></text:p>
            <text:p text:style-name="P60"><text:span text:style-name="T42"><text:s text:c="2"/></text:span><text:span text:style-name="T41">CONCAVE</text:span><text:span text:style-name="T37"> </text:span><text:span text:style-name="T21">-1.0 -1.0 0.0 2.0 2.0 0.0 0.0 0.0</text:span></text:p>
          </table:table-cell>
        </table:table-row>
        <table:table-row table:style-name="Table1.7">
          <table:table-cell table:style-name="Table1.A8" office:value-type="string">
            <text:p text:style-name="P18">4.2</text:p>
          </table:table-cell>
          <table:table-cell table:style-name="Table1.A8" office:value-type="string">
            <text:list xml:id="list3934769119352" text:continue-numbering="true" text:style-name="WWNum17">
              <text:list-item>
                <text:list>
                  <text:list-header>
                    <text:p text:style-name="P82">Если строка начинается со слова не являющегося RECTANGLE, CONCAVE, POLYGON или SCALE, то строка игнорируется и программа продолжает свою работу</text:p>
                  </text:list-header>
                </text:list>
              </text:list-item>
            </text:list>
          </table:table-cell>
          <table:table-cell table:style-name="Table1.C9" office:value-type="string">
            <text:p text:style-name="P11"><text:span text:style-name="T54">Стандартный поток ввода</text:span>: </text:p>
            <text:p text:style-name="P21"><text:span text:style-name="T25"><text:s text:c="2"/></text:span><text:span text:style-name="T28">RECTANGLE</text:span><text:span text:style-name="T26"> 0.0 </text:span><text:span text:style-name="T27">0</text:span><text:span text:style-name="T26">.0 </text:span><text:span text:style-name="T27">1</text:span><text:span text:style-name="T26">.0 </text:span><text:span text:style-name="T27">1</text:span><text:span text:style-name="T26">.0</text:span></text:p>
            <text:p text:style-name="P21"><text:span text:style-name="T27"><text:s text:c="2"/></text:span><text:span text:style-name="T28">CIRCLE 1.0 1.0 2.0</text:span></text:p>
            <text:p text:style-name="P63"><text:span text:style-name="T33"><text:s text:c="2"/></text:span><text:span text:style-name="T34">CONCAVE</text:span><text:span text:style-name="T35"> </text:span><text:span text:style-name="T13">-1.0 -1.0 0.0 2.0 2.0 0.0 0.0 0.0</text:span></text:p>
            <text:p text:style-name="P9">Expected:</text:p>
            <text:p text:style-name="P21"><text:span text:style-name="T5"><text:s text:c="2"/></text:span><text:span text:style-name="T29">программа работет так же, как при вводе:</text:span><text:span text:style-name="T36"><text:line-break/></text:span><text:span text:style-name="T29"> <text:s/>RECTANGLE</text:span><text:span text:style-name="T30"> 0.0 </text:span><text:span text:style-name="T31">0</text:span><text:span text:style-name="T30">.0 </text:span><text:span text:style-name="T31">1</text:span><text:span text:style-name="T30">.0 </text:span><text:span text:style-name="T31">1</text:span><text:span text:style-name="T30">.0</text:span></text:p>
            <text:p text:style-name="P60"><text:span text:style-name="T42"><text:s text:c="2"/></text:span><text:span text:style-name="T41">CONCAVE</text:span><text:span text:style-name="T37"> </text:span><text:span text:style-name="T21">-1.0 -1.0 0.0 2.0 2.0 0.0 0.0 0.0</text:span></text:p>
          </table:table-cell>
        </table:table-row>
        <table:table-row table:style-name="Table1.7">
          <table:table-cell table:style-name="Table1.A8" office:value-type="string">
            <text:p text:style-name="P18">5.1</text:p>
          </table:table-cell>
          <table:table-cell table:style-name="Table1.A8" office:value-type="string">
            <text:list xml:id="list3934089362362" text:continue-numbering="true" text:style-name="WWNum17">
              <text:list-item>
                <text:list>
                  <text:list-header>
                    <text:p text:style-name="P82">Если не было введено не одной корректной фигуры, то после скалирования программа завершается с выводом сообщения об ошибке в стандартный поток ошибок и кодом 1</text:p>
                  </text:list-header>
                </text:list>
              </text:list-item>
            </text:list>
          </table:table-cell>
          <table:table-cell table:style-name="Table1.C9" office:value-type="string">
            <text:p text:style-name="P11"><text:span text:style-name="T54">Стандартный поток ввода</text:span>: </text:p>
            <text:p text:style-name="P63"><text:span text:style-name="T32"><text:s text:c="2"/></text:span><text:span text:style-name="T14">SCALE 0.0 0.0 2.0</text:span></text:p>
            <text:p text:style-name="P21"><text:span text:style-name="T5">Стандартный поток ошибок</text:span><text:span text:style-name="T4">:</text:span></text:p>
            <text:p text:style-name="P66"><text:s text:c="2"/>Programm end without scale!</text:p>
            <text:p text:style-name="P69">Код завершения программы:</text:p>
            <text:p text:style-name="P21"><text:span text:style-name="T16"><text:s text:c="2"/></text:span><text:span text:style-name="T17">1</text:span></text:p>
          </table:table-cell>
        </table:table-row>
        <table:table-row table:style-name="Table1.7">
          <table:table-cell table:style-name="Table1.A8" office:value-type="string">
            <text:p text:style-name="P18">5.2</text:p>
          </table:table-cell>
          <table:table-cell table:style-name="Table1.A8" office:value-type="string">
            <text:list xml:id="list3934094332222" text:continue-numbering="true" text:style-name="WWNum17">
              <text:list-item>
                <text:list>
                  <text:list-header>
                    <text:p text:style-name="P82">Если после ключевого слова SCALE идут данные, не соответствующие формату: вещественное вещественное беззнаковое вещественное, то программа завершается с выводом сообщения об ошибке в стандартный поток ошибок и кодом 1</text:p>
                  </text:list-header>
                </text:list>
              </text:list-item>
            </text:list>
          </table:table-cell>
          <table:table-cell table:style-name="Table1.C11" office:value-type="string">
            <text:p text:style-name="P11"><text:span text:style-name="T54">Стандартный поток ввода</text:span>: </text:p>
            <text:p text:style-name="P61"><text:s text:c="2"/><text:span text:style-name="T22">(Some shapes)</text:span></text:p>
            <text:p text:style-name="P63"><text:span text:style-name="T32"><text:s text:c="2"/></text:span><text:span text:style-name="T14">SCALE 0.0 0.0 -2.0</text:span></text:p>
            <text:p text:style-name="P21"><text:span text:style-name="T5">Стандартный поток ошибок</text:span><text:span text:style-name="T4">:</text:span></text:p>
            <text:p text:style-name="P66"><text:s text:c="2"/>Programm end without scale!</text:p>
            <text:p text:style-name="P69">Код завершения программы:</text:p>
            <text:p text:style-name="P9"><text:span text:style-name="T18"><text:s text:c="2"/></text:span><text:span text:style-name="T19">1</text:span></text:p>
          </table:table-cell>
        </table:table-row>
        <text:soft-page-break/>
        <table:table-row table:style-name="Table1.7">
          <table:table-cell table:style-name="Table1.A8" office:value-type="string">
            <text:p text:style-name="P18"/>
          </table:table-cell>
          <table:table-cell table:style-name="Table1.A8" office:value-type="string">
            <text:list xml:id="list3935058821318" text:continue-numbering="true" text:style-name="WWNum17">
              <text:list-item>
                <text:list>
                  <text:list-header>
                    <text:p text:style-name="P82"/>
                  </text:list-header>
                </text:list>
              </text:list-item>
            </text:list>
          </table:table-cell>
          <table:table-cell table:style-name="Table1.C11" office:value-type="string">
            <text:p text:style-name="P11"><text:span text:style-name="T54">Стандартный поток ввода</text:span>: </text:p>
            <text:p text:style-name="P61"><text:s text:c="2"/><text:span text:style-name="T22">(Some shapes)</text:span></text:p>
            <text:p text:style-name="P63"><text:span text:style-name="T32"><text:s text:c="2"/></text:span><text:span text:style-name="T14">SCALE 0.0 </text:span><text:span text:style-name="T15">a</text:span><text:span text:style-name="T14">.0 2.0</text:span></text:p>
            <text:p text:style-name="P21"><text:span text:style-name="T5">Стандартный поток ошибок</text:span><text:span text:style-name="T4">:</text:span></text:p>
            <text:p text:style-name="P66"><text:s text:c="2"/>Programm end without scale!</text:p>
            <text:p text:style-name="P69">Код завершения программы:</text:p>
            <text:p text:style-name="P11"><text:span text:style-name="T18"><text:s text:c="2"/></text:span><text:span text:style-name="T19">1</text:span></text:p>
          </table:table-cell>
        </table:table-row>
        <table:table-row table:style-name="Table1.7">
          <table:table-cell table:style-name="Table1.A8" office:value-type="string">
            <text:p text:style-name="P18">5.3</text:p>
          </table:table-cell>
          <table:table-cell table:style-name="Table1.A8" office:value-type="string">
            <text:list xml:id="list3933973015350" text:continue-numbering="true" text:style-name="WWNum17">
              <text:list-item>
                <text:list>
                  <text:list-header>
                    <text:p text:style-name="P82">Если после ключевого слова SCALE идут данные, соответствующие формату: вещественное вещественное беззнаковое вещественное; и скалирование выполняется успешно, то в стандартный поток выводятся: сумма площадей всех фигур до скалилорования, координаты вершин ограничивающих прямоугольников всех корректно заданных фигур до скалирования, сумма площадей всех фигур после скалилорования, координаты вершин ограничивающих прямоугольников всех корректно заданных фигур после скалирования и программа завершается с кодом 0 </text:p>
                  </text:list-header>
                </text:list>
              </text:list-item>
            </text:list>
          </table:table-cell>
          <table:table-cell table:style-name="Table1.C13" office:value-type="string">
            <text:p text:style-name="P12"><text:span text:style-name="T54">Стандартный поток ввода</text:span>: </text:p>
            <text:p text:style-name="P68"><text:s text:c="2"/>RECTANGLE 0.0 0.0 1.0 1.0</text:p>
            <text:p text:style-name="P68"><text:s text:c="2"/>CONCAVE -1.0 -1.0 0.0 2.0 2.0 0.0 0.0 0.0</text:p>
            <text:p text:style-name="P68"><text:s text:c="2"/>CONCAVE -0.5 -1.0 2.5 1.0 0.5 3.0 0.5 1.0</text:p>
            <text:p text:style-name="P68"><text:s text:c="2"/>POLYGON 0.0 0.0 2.0 2.0 0.0 1.0</text:p>
            <text:p text:style-name="P68"><text:s text:c="2"/>SCALE 0.0 0.0 2.0</text:p>
            <text:p text:style-name="P22"><text:span text:style-name="T5">Стандартный поток </text:span><text:span text:style-name="T6">вывода</text:span><text:span text:style-name="T4">:</text:span></text:p>
            <text:p text:style-name="P67"><text:s text:c="2"/><text:span text:style-name="T59">7</text:span>.0 0.0 0.0 1.0 1.0 -1.0 -1.0 2.0 2.0 -0.5 -1.0 2.5 3.0 0.0 0.0 2.0 2.0</text:p>
            <text:p text:style-name="P67"><text:s text:c="2"/><text:span text:style-name="T59">28</text:span>.0 0.0 0.0 2.0 2.0 -2.0 -2.0 4.0 4.0 -1.0 -2.0 5.0 6.0 0.0 0.0 4.0 4.0</text:p>
            <text:p text:style-name="P70">Код завершения программы:</text:p>
            <text:p text:style-name="P12"><text:span text:style-name="T18"><text:s text:c="2"/></text:span><text:span text:style-name="T20">0</text:span></text:p>
          </table:table-cell>
        </table:table-row>
      </table:table>
      <text:p text:style-name="P5"/>
      <text:p text:style-name="P6">Исходные тексты программы</text:p>
      <text:p text:style-name="P62"><text:span text:style-name="T1">Файлы с исходными текстами лабораторной работы (полагаем </text:span><text:span text:style-name="T23">&lt;</text:span><text:span text:style-name="T24">ROOT</text:span><text:span text:style-name="T23">&gt;</text:span><text:span text:style-name="T1"> для папки в котором располагаются исходные тексты):</text:span></text:p>
      <text:p text:style-name="P62"/>
      <text:p text:style-name="P35">./&lt;ROOT&gt;/main.cpp</text:p>
      <text:p text:style-name="P43">#include &lt;iostream&gt;</text:p>
      <text:p text:style-name="P42">#include &lt;string&gt;</text:p>
      <text:p text:style-name="P42">#include "shape.hpp"</text:p>
      <text:p text:style-name="P42">#include "concave.hpp"</text:p>
      <text:p text:style-name="P42">#include "polygon.hpp"</text:p>
      <text:p text:style-name="P42">#include "rectangle.hpp"</text:p>
      <text:p text:style-name="P42">#include "base-types.hpp"</text:p>
      <text:p text:style-name="P42">#include "figureInputFunction.hpp"</text:p>
      <text:p text:style-name="P42">#include "outputShapes.hpp"</text:p>
      <text:p text:style-name="P42"/>
      <text:p text:style-name="P42">int main()</text:p>
      <text:p text:style-name="P42">{</text:p>
      <text:p text:style-name="P42"><text:s text:c="2"/>std::string figureName;</text:p>
      <text:p text:style-name="P42"/>
      <text:p text:style-name="P42"><text:s text:c="2"/>rebdev::Shape * shapes[1000] = {};</text:p>
      <text:p text:style-name="P42"/>
      <text:p text:style-name="P42"><text:s text:c="2"/>size_t numOfShape = 0;</text:p>
      <text:p text:style-name="P42"><text:s text:c="2"/>bool isScale = 0, figureError = 0;</text:p>
      <text:p text:style-name="P42"/>
      <text:p text:style-name="P42"><text:s text:c="2"/>while (std::getline(std::cin, figureName, ' '))</text:p>
      <text:p text:style-name="P42"><text:s text:c="2"/>{</text:p>
      <text:p text:style-name="P42"><text:s text:c="4"/>if (figureName.find('\n') == 0)</text:p>
      <text:p text:style-name="P42"><text:s text:c="4"/>{</text:p>
      <text:p text:style-name="P42"><text:s text:c="6"/>figureName.erase(0, 1);</text:p>
      <text:p text:style-name="P42"><text:s text:c="4"/>}</text:p>
      <text:p text:style-name="P42"/>
      <text:p text:style-name="P42"><text:s text:c="4"/>if (figureName.find("SCALE") != std::string::npos)</text:p>
      <text:p text:style-name="P42"><text:s text:c="4"/>{</text:p>
      <text:p text:style-name="P42"><text:s text:c="6"/>rebdev::point_t isoPoint = {0.0, 0.0};</text:p>
      <text:p text:style-name="P42"><text:soft-page-break/><text:s text:c="6"/>double k = 0;</text:p>
      <text:p text:style-name="P42"><text:s text:c="6"/>std::cin &gt;&gt; isoPoint.x &gt;&gt; isoPoint.y &gt;&gt; k;</text:p>
      <text:p text:style-name="P42"/>
      <text:p text:style-name="P42"><text:s text:c="6"/>if (!std::cin)</text:p>
      <text:p text:style-name="P42"><text:s text:c="6"/>{</text:p>
      <text:p text:style-name="P42"><text:s text:c="8"/>break;</text:p>
      <text:p text:style-name="P42"><text:s text:c="6"/>}</text:p>
      <text:p text:style-name="P42"/>
      <text:p text:style-name="P42"><text:s text:c="6"/>std::cout &lt;&lt; std::fixed;</text:p>
      <text:p text:style-name="P42"><text:s text:c="6"/>std::cout.precision(1);</text:p>
      <text:p text:style-name="P42"><text:s text:c="6"/>rebdev::printShapes(shapes, numOfShape, std::cout);</text:p>
      <text:p text:style-name="P42"><text:s text:c="6"/>std::cout &lt;&lt; '\n';</text:p>
      <text:p text:style-name="P42"><text:s text:c="6"/>try</text:p>
      <text:p text:style-name="P42"><text:s text:c="6"/>{</text:p>
      <text:p text:style-name="P42"><text:s text:c="8"/>rebdev::isoScale(shapes, numOfShape, isoPoint, k);</text:p>
      <text:p text:style-name="P42"><text:s text:c="6"/>}</text:p>
      <text:p text:style-name="P42"><text:s text:c="6"/>catch (const std::logic_error &amp; e)</text:p>
      <text:p text:style-name="P42"><text:s text:c="6"/>{</text:p>
      <text:p text:style-name="P42"><text:s text:c="8"/>break;</text:p>
      <text:p text:style-name="P42"><text:s text:c="6"/>}</text:p>
      <text:p text:style-name="P42"><text:s text:c="6"/>isScale = 1;</text:p>
      <text:p text:style-name="P42"><text:s text:c="6"/>break;</text:p>
      <text:p text:style-name="P42"><text:s text:c="4"/>}</text:p>
      <text:p text:style-name="P42"><text:s text:c="4"/>else</text:p>
      <text:p text:style-name="P42"><text:s text:c="4"/>{</text:p>
      <text:p text:style-name="P42"><text:s text:c="6"/>try</text:p>
      <text:p text:style-name="P42"><text:s text:c="6"/>{</text:p>
      <text:p text:style-name="P42"><text:s text:c="8"/>shapes[numOfShape] = rebdev::newFigure(std::cin, figureName);</text:p>
      <text:p text:style-name="P42"><text:s text:c="8"/>numOfShape += (shapes[numOfShape] != nullptr);</text:p>
      <text:p text:style-name="P42"><text:s text:c="6"/>}</text:p>
      <text:p text:style-name="P42"><text:s text:c="6"/>catch (const std::exception &amp; e)</text:p>
      <text:p text:style-name="P42"><text:s text:c="6"/>{</text:p>
      <text:p text:style-name="P42"><text:s text:c="8"/>figureError = 1;</text:p>
      <text:p text:style-name="P42"><text:s text:c="6"/>}</text:p>
      <text:p text:style-name="P42"><text:s text:c="4"/>}</text:p>
      <text:p text:style-name="P42"/>
      <text:p text:style-name="P42"><text:s text:c="4"/>figureName.clear();</text:p>
      <text:p text:style-name="P42"><text:s text:c="2"/>}</text:p>
      <text:p text:style-name="P42"/>
      <text:p text:style-name="P42"><text:s text:c="2"/>if (figureError)</text:p>
      <text:p text:style-name="P42"><text:s text:c="2"/>{</text:p>
      <text:p text:style-name="P42"><text:s text:c="4"/>std::cerr &lt;&lt; "Some figure is incorrect!\n";</text:p>
      <text:p text:style-name="P42"><text:s text:c="2"/>}</text:p>
      <text:p text:style-name="P42"><text:s text:c="2"/>if (!isScale || (numOfShape == 0))</text:p>
      <text:p text:style-name="P42"><text:s text:c="2"/>{</text:p>
      <text:p text:style-name="P42"><text:s text:c="4"/>std::cerr &lt;&lt; "Programm end without scale!\n";</text:p>
      <text:p text:style-name="P42"><text:s text:c="4"/>rebdev::deleteShapes(shapes, numOfShape);</text:p>
      <text:p text:style-name="P42"><text:s text:c="4"/>return 1;</text:p>
      <text:p text:style-name="P42"><text:s text:c="2"/>}</text:p>
      <text:p text:style-name="P42"/>
      <text:p text:style-name="P42"><text:s text:c="2"/>rebdev::printShapes(shapes, numOfShape, std::cout);</text:p>
      <text:p text:style-name="P42"><text:s text:c="2"/>std::cout &lt;&lt; '\n';</text:p>
      <text:p text:style-name="P42"/>
      <text:p text:style-name="P42"><text:s text:c="2"/>rebdev::deleteShapes(shapes, numOfShape);</text:p>
      <text:p text:style-name="P42"><text:soft-page-break/></text:p>
      <text:p text:style-name="P42"><text:s text:c="2"/>return 0;</text:p>
      <text:p text:style-name="P42">}</text:p>
      <text:p text:style-name="P32"/>
      <text:p text:style-name="P65"><text:span text:style-name="T43">./&lt;ROOT&gt;/</text:span><text:span text:style-name="T44">base-types.hpp</text:span></text:p>
      <text:p text:style-name="P43">#ifndef BASE_TYPES_HPP</text:p>
      <text:p text:style-name="P42">#define BASE_TYPES_HPP</text:p>
      <text:p text:style-name="P42"/>
      <text:p text:style-name="P42">namespace rebdev</text:p>
      <text:p text:style-name="P42">{</text:p>
      <text:p text:style-name="P42"><text:s text:c="2"/>struct point_t</text:p>
      <text:p text:style-name="P42"><text:s text:c="2"/>{</text:p>
      <text:p text:style-name="P42"><text:s text:c="4"/>double x;</text:p>
      <text:p text:style-name="P42"><text:s text:c="4"/>double y;</text:p>
      <text:p text:style-name="P42"><text:s text:c="2"/>};</text:p>
      <text:p text:style-name="P42"/>
      <text:p text:style-name="P42"><text:s text:c="2"/>struct rectangle_t</text:p>
      <text:p text:style-name="P42"><text:s text:c="2"/>{</text:p>
      <text:p text:style-name="P42"><text:s text:c="4"/>double width;</text:p>
      <text:p text:style-name="P42"><text:s text:c="4"/>double height;</text:p>
      <text:p text:style-name="P42"><text:s text:c="4"/>point_t pos;</text:p>
      <text:p text:style-name="P42"><text:s text:c="2"/>};</text:p>
      <text:p text:style-name="P42">}</text:p>
      <text:p text:style-name="P42"/>
      <text:p text:style-name="P42">#endif</text:p>
      <text:p text:style-name="P29"/>
      <text:p text:style-name="P23"><text:span text:style-name="T45">./&lt;ROOT&gt;/</text:span><text:span text:style-name="T46">shape.hpp</text:span></text:p>
      <text:p text:style-name="P43">#ifndef SHAPE_HPP</text:p>
      <text:p text:style-name="P42">#define SHAPE_HPP</text:p>
      <text:p text:style-name="P42"/>
      <text:p text:style-name="P42">#include &lt;cstddef&gt;</text:p>
      <text:p text:style-name="P42">#include "base-types.hpp"</text:p>
      <text:p text:style-name="P42"/>
      <text:p text:style-name="P42">namespace rebdev</text:p>
      <text:p text:style-name="P42">{</text:p>
      <text:p text:style-name="P42"><text:s text:c="2"/>class Shape</text:p>
      <text:p text:style-name="P42"><text:s text:c="2"/>{</text:p>
      <text:p text:style-name="P42"><text:s text:c="4"/>public:</text:p>
      <text:p text:style-name="P42"><text:s text:c="4"/>virtual ~Shape() = default;</text:p>
      <text:p text:style-name="P42"><text:s text:c="4"/>virtual double getArea() const = 0;</text:p>
      <text:p text:style-name="P42"><text:s text:c="4"/>virtual rectangle_t getFrameRect() const = 0;</text:p>
      <text:p text:style-name="P42"><text:s text:c="4"/>virtual void move(const point_t &amp; point) = 0;</text:p>
      <text:p text:style-name="P42"><text:s text:c="4"/>virtual void move(double x, double y) = 0;</text:p>
      <text:p text:style-name="P42"><text:s text:c="4"/>virtual void scale(double k) = 0;</text:p>
      <text:p text:style-name="P42"><text:s text:c="2"/>};</text:p>
      <text:p text:style-name="P42"/>
      <text:p text:style-name="P42"><text:s text:c="2"/>void isoScale(Shape ** arr, size_t numOfShape, const point_t &amp; scalePoint, double k);</text:p>
      <text:p text:style-name="P42"><text:s text:c="2"/>void deleteShapes(Shape ** shapes, size_t numOfShape);</text:p>
      <text:p text:style-name="P42">}</text:p>
      <text:p text:style-name="P42"/>
      <text:p text:style-name="P42">#endif</text:p>
      <text:p text:style-name="P40"/>
      <text:p text:style-name="P28"><text:span text:style-name="T45">./&lt;ROOT&gt;/</text:span><text:span text:style-name="T46">shape.</text:span><text:span text:style-name="T50">c</text:span><text:span text:style-name="T46">pp</text:span></text:p>
      <text:p text:style-name="P53"><text:soft-page-break/>#include "shape.hpp"</text:p>
      <text:p text:style-name="P54"/>
      <text:p text:style-name="P54">void rebdev::isoScale(Shape ** shapes, size_t numOfShape, const point_t &amp; scalePoint, double k)</text:p>
      <text:p text:style-name="P54">{</text:p>
      <text:p text:style-name="P54"><text:s text:c="2"/>for (size_t i = 0; i &lt; numOfShape; ++i)</text:p>
      <text:p text:style-name="P54"><text:s text:c="2"/>{</text:p>
      <text:p text:style-name="P54"><text:s text:c="4"/>point_t centerPoint = shapes[i]-&gt;getFrameRect().pos;</text:p>
      <text:p text:style-name="P54"><text:s text:c="4"/>shapes[i]-&gt;move(scalePoint);</text:p>
      <text:p text:style-name="P54"><text:s text:c="4"/>point_t centerPoint2 = shapes[i]-&gt;getFrameRect().pos;</text:p>
      <text:p text:style-name="P54"><text:s text:c="4"/>shapes[i]-&gt;scale(k);</text:p>
      <text:p text:style-name="P54"><text:s text:c="4"/>shapes[i]-&gt;move((centerPoint.x - centerPoint2.x) * k, (centerPoint.y - centerPoint2.y) * k);</text:p>
      <text:p text:style-name="P54"><text:s text:c="2"/>}</text:p>
      <text:p text:style-name="P54">}</text:p>
      <text:p text:style-name="P54"/>
      <text:p text:style-name="P54">void rebdev::deleteShapes(Shape ** shapes, size_t numOfShape)</text:p>
      <text:p text:style-name="P54">{</text:p>
      <text:p text:style-name="P54"><text:s text:c="2"/>for (size_t i = 0; i &lt; numOfShape; ++i)</text:p>
      <text:p text:style-name="P54"><text:s text:c="2"/>{</text:p>
      <text:p text:style-name="P54"><text:s text:c="4"/>delete shapes[i];</text:p>
      <text:p text:style-name="P54"><text:s text:c="2"/>}</text:p>
      <text:p text:style-name="P54">}</text:p>
      <text:p text:style-name="P41"/>
      <text:p text:style-name="P31">./&lt;ROOT&gt;/<text:span text:style-name="T55">rectangle</text:span>.hpp</text:p>
      <text:p text:style-name="P45">#ifndef RECTANGLE_HPP</text:p>
      <text:p text:style-name="P44">#define RECTANGLE_HPP</text:p>
      <text:p text:style-name="P44"/>
      <text:p text:style-name="P44">#include "shape.hpp"</text:p>
      <text:p text:style-name="P44">#include "base-types.hpp"</text:p>
      <text:p text:style-name="P44"/>
      <text:p text:style-name="P44">namespace rebdev</text:p>
      <text:p text:style-name="P44">{</text:p>
      <text:p text:style-name="P44"><text:s text:c="2"/>class Rectangle: public Shape</text:p>
      <text:p text:style-name="P44"><text:s text:c="2"/>{</text:p>
      <text:p text:style-name="P44"><text:s text:c="4"/>public:</text:p>
      <text:p text:style-name="P44"><text:s text:c="6"/>Rectangle(const point_t &amp; lowLeftCorner, const point_t &amp; upRightCorner);</text:p>
      <text:p text:style-name="P44"/>
      <text:p text:style-name="P44"><text:s text:c="6"/>virtual ~Rectangle() = default;</text:p>
      <text:p text:style-name="P44"><text:s text:c="6"/>virtual double getArea() const;</text:p>
      <text:p text:style-name="P44"><text:s text:c="6"/>virtual rectangle_t getFrameRect() const;</text:p>
      <text:p text:style-name="P44"><text:s text:c="6"/>virtual void move(const point_t &amp; point);</text:p>
      <text:p text:style-name="P44"><text:s text:c="6"/>virtual void move(double x, double y);</text:p>
      <text:p text:style-name="P44"><text:s text:c="6"/>virtual void scale(double k);</text:p>
      <text:p text:style-name="P44"><text:s text:c="4"/>private:</text:p>
      <text:p text:style-name="P44"><text:s text:c="6"/>point_t corners_[2];</text:p>
      <text:p text:style-name="P44"><text:s text:c="2"/>};</text:p>
      <text:p text:style-name="P44">}</text:p>
      <text:p text:style-name="P44"/>
      <text:p text:style-name="P44">#endif</text:p>
      <text:p text:style-name="P30"/>
      <text:p text:style-name="P24"><text:span text:style-name="T45">./&lt;ROOT&gt;/r</text:span><text:span text:style-name="T47">ectangle</text:span><text:span text:style-name="T45">.</text:span><text:span text:style-name="T46">cpp</text:span></text:p>
      <text:p text:style-name="P45"><text:soft-page-break/>#include "rectangle.hpp"</text:p>
      <text:p text:style-name="P44">#include &lt;stdexcept&gt;</text:p>
      <text:p text:style-name="P44">#include "figureFunction.hpp"</text:p>
      <text:p text:style-name="P44"/>
      <text:p text:style-name="P44">rebdev::Rectangle::Rectangle(const point_t &amp; lowLeftCorner, const point_t &amp; upRightCorner):</text:p>
      <text:p text:style-name="P44"><text:s text:c="2"/>corners_{lowLeftCorner, upRightCorner}</text:p>
      <text:p text:style-name="P44">{</text:p>
      <text:p text:style-name="P44"><text:s text:c="2"/>if ((corners_[0].x &gt;= corners_[1].x) || (corners_[0].y &gt;= corners_[1].y))</text:p>
      <text:p text:style-name="P44"><text:s text:c="2"/>{</text:p>
      <text:p text:style-name="P44"><text:s text:c="4"/>throw std::logic_error("rectangle error");</text:p>
      <text:p text:style-name="P44"><text:s text:c="2"/>}</text:p>
      <text:p text:style-name="P44">}</text:p>
      <text:p text:style-name="P44"/>
      <text:p text:style-name="P44">double rebdev::Rectangle::getArea() const</text:p>
      <text:p text:style-name="P44">{</text:p>
      <text:p text:style-name="P44"><text:s text:c="2"/>return ((corners_[1].x - corners_[0].x) * (corners_[1].y - corners_[0].y));</text:p>
      <text:p text:style-name="P44">}</text:p>
      <text:p text:style-name="P44"/>
      <text:p text:style-name="P44">rebdev::rectangle_t rebdev::Rectangle::getFrameRect() const</text:p>
      <text:p text:style-name="P44">{</text:p>
      <text:p text:style-name="P44"><text:s text:c="2"/>return getFrameRectangle(corners_, 2);</text:p>
      <text:p text:style-name="P44">}</text:p>
      <text:p text:style-name="P44"/>
      <text:p text:style-name="P44">void rebdev::Rectangle::move(const point_t &amp; point)</text:p>
      <text:p text:style-name="P44">{</text:p>
      <text:p text:style-name="P44"><text:s text:c="2"/>rectangle_t frameRectangle = getFrameRect();</text:p>
      <text:p text:style-name="P44"><text:s text:c="2"/>move(point.x - frameRectangle.pos.x, point.y - frameRectangle.pos.y);</text:p>
      <text:p text:style-name="P44">}</text:p>
      <text:p text:style-name="P44"/>
      <text:p text:style-name="P44">void rebdev::Rectangle::move(double x, double y)</text:p>
      <text:p text:style-name="P44">{</text:p>
      <text:p text:style-name="P44"><text:s text:c="2"/>movePoints(x, y, corners_, 2);</text:p>
      <text:p text:style-name="P44">}</text:p>
      <text:p text:style-name="P44"/>
      <text:p text:style-name="P44">void rebdev::Rectangle::scale(double k)</text:p>
      <text:p text:style-name="P44">{</text:p>
      <text:p text:style-name="P44"><text:s text:c="2"/>scaleFigure(corners_, 2, getFrameRect().pos, k);</text:p>
      <text:p text:style-name="P44">}</text:p>
      <text:p text:style-name="P33"/>
      <text:p text:style-name="P33">./&lt;ROOT&gt;/<text:span text:style-name="T55">concave</text:span>.hpp</text:p>
      <text:p text:style-name="P47">#ifndef CONCAVE_HPP</text:p>
      <text:p text:style-name="P46">#define CONCAVE_HPP</text:p>
      <text:p text:style-name="P46"/>
      <text:p text:style-name="P46">#include "base-types.hpp"</text:p>
      <text:p text:style-name="P46">#include "shape.hpp"</text:p>
      <text:p text:style-name="P46"/>
      <text:p text:style-name="P46">namespace rebdev</text:p>
      <text:p text:style-name="P46">{</text:p>
      <text:p text:style-name="P46"><text:s text:c="2"/>class Concave: public Shape</text:p>
      <text:p text:style-name="P46"><text:s text:c="2"/>{</text:p>
      <text:p text:style-name="P46"><text:s text:c="4"/>public:</text:p>
      <text:p text:style-name="P46"><text:soft-page-break/><text:s text:c="6"/>Concave(const point_t &amp; a, const point_t &amp; b, const point_t &amp; c, const point_t &amp; d);</text:p>
      <text:p text:style-name="P46"/>
      <text:p text:style-name="P46"><text:s text:c="6"/>virtual ~Concave() = default;</text:p>
      <text:p text:style-name="P46"><text:s text:c="6"/>virtual double getArea() const;</text:p>
      <text:p text:style-name="P46"><text:s text:c="6"/>virtual rectangle_t getFrameRect() const;</text:p>
      <text:p text:style-name="P46"><text:s text:c="6"/>virtual void move(const point_t &amp; point);</text:p>
      <text:p text:style-name="P46"><text:s text:c="6"/>virtual void move(double x, double y);</text:p>
      <text:p text:style-name="P46"><text:s text:c="6"/>virtual void scale(double k);</text:p>
      <text:p text:style-name="P46"><text:s text:c="4"/>private:</text:p>
      <text:p text:style-name="P46"><text:s text:c="6"/>point_t vertexes_[4];</text:p>
      <text:p text:style-name="P46"><text:s text:c="2"/>};</text:p>
      <text:p text:style-name="P46"/>
      <text:p text:style-name="P46"><text:s text:c="2"/>bool isTriangle(const point_t &amp; f, const point_t &amp; s, const point_t &amp; t);</text:p>
      <text:p text:style-name="P46">}</text:p>
      <text:p text:style-name="P46"/>
      <text:p text:style-name="P46">#endif</text:p>
      <text:p text:style-name="P34"/>
      <text:p text:style-name="P25"><text:span text:style-name="T45">./&lt;ROOT&gt;/</text:span><text:span text:style-name="T47">concave</text:span><text:span text:style-name="T45">.</text:span><text:span text:style-name="T46">cpp</text:span></text:p>
      <text:p text:style-name="P47">#include "concave.hpp"</text:p>
      <text:p text:style-name="P46">#include &lt;cstddef&gt;</text:p>
      <text:p text:style-name="P46">#include &lt;stdexcept&gt;</text:p>
      <text:p text:style-name="P46">#include "figureFunction.hpp"</text:p>
      <text:p text:style-name="P46"/>
      <text:p text:style-name="P46">rebdev::Concave::Concave(const point_t &amp; a, const point_t &amp; b, const point_t &amp; c, const point_t &amp; d):</text:p>
      <text:p text:style-name="P46"><text:s text:c="2"/>vertexes_{a, b, c, d}</text:p>
      <text:p text:style-name="P46">{</text:p>
      <text:p text:style-name="P46"><text:s text:c="2"/>bool isConcave = false;</text:p>
      <text:p text:style-name="P46"/>
      <text:p text:style-name="P46"><text:s text:c="2"/>for (size_t i = 0; ((i &lt; 4) &amp;&amp; (!isConcave)); ++i)</text:p>
      <text:p text:style-name="P46"><text:s text:c="2"/>{</text:p>
      <text:p text:style-name="P46"><text:s text:c="4"/>if (!isTriangle(vertexes_[i], vertexes_[(i + 1) % 4], vertexes_[(i + 2) % 4]))</text:p>
      <text:p text:style-name="P46"><text:s text:c="4"/>{</text:p>
      <text:p text:style-name="P46"><text:s text:c="6"/>continue;</text:p>
      <text:p text:style-name="P46"><text:s text:c="4"/>}</text:p>
      <text:p text:style-name="P46"/>
      <text:p text:style-name="P46"><text:s text:c="4"/>double arr[3] = {0.0, 0.0, 0.0};</text:p>
      <text:p text:style-name="P46"><text:s text:c="4"/>for (size_t j = 0; j &lt; 3; ++j)</text:p>
      <text:p text:style-name="P46"><text:s text:c="4"/>{</text:p>
      <text:p text:style-name="P46"><text:s text:c="6"/>point_t vertexesArr[3] = {vertexes_[(i + j) % 4], vertexes_[(i + 3) % 4], vertexes_[(i + (j + 1) % 3) % 4]};</text:p>
      <text:p text:style-name="P46"/>
      <text:p text:style-name="P46"><text:s text:c="6"/>arr[j] = (vertexesArr[0].x - vertexesArr[1].x) * (vertexesArr[2].y - vertexesArr[0].y);</text:p>
      <text:p text:style-name="P46"><text:s text:c="6"/>arr[j] -= (vertexesArr[2].x - vertexesArr[0].x) * (vertexesArr[0].y - vertexesArr[1].y);</text:p>
      <text:p text:style-name="P46"><text:s text:c="4"/>}</text:p>
      <text:p text:style-name="P46"/>
      <text:p text:style-name="P46"><text:s text:c="4"/>bool identicalSigns = ((arr[0] &gt; 0) &amp;&amp; (arr[1] &gt; 0) &amp;&amp; (arr[2] &gt; 0));</text:p>
      <text:p text:style-name="P46"><text:soft-page-break/><text:s text:c="4"/>identicalSigns = (identicalSigns || ((arr[0] &lt; 0) &amp;&amp; (arr[1] &lt; 0) &amp;&amp; (arr[2] &lt; 0)));</text:p>
      <text:p text:style-name="P46"/>
      <text:p text:style-name="P46"><text:s text:c="4"/>if (identicalSigns)</text:p>
      <text:p text:style-name="P46"><text:s text:c="4"/>{</text:p>
      <text:p text:style-name="P46"><text:s text:c="6"/>point_t vertexes[4] = {vertexes_[0], vertexes_[1], vertexes_[2], vertexes_[3]};</text:p>
      <text:p text:style-name="P46"><text:s text:c="6"/>vertexes_[0] = vertexes[i];</text:p>
      <text:p text:style-name="P46"><text:s text:c="6"/>vertexes_[1] = vertexes[(i + 1) % 4];</text:p>
      <text:p text:style-name="P46"><text:s text:c="6"/>vertexes_[2] = vertexes[(i + 3) % 4];</text:p>
      <text:p text:style-name="P46"><text:s text:c="6"/>vertexes_[3] = vertexes[(i + 2) % 4];</text:p>
      <text:p text:style-name="P46"><text:s text:c="6"/>isConcave = true;</text:p>
      <text:p text:style-name="P46"><text:s text:c="4"/>}</text:p>
      <text:p text:style-name="P46"><text:s text:c="2"/>}</text:p>
      <text:p text:style-name="P46"><text:s text:c="2"/>if (!isConcave)</text:p>
      <text:p text:style-name="P46"><text:s text:c="2"/>{</text:p>
      <text:p text:style-name="P46"><text:s text:c="4"/>throw std::logic_error("concave error");</text:p>
      <text:p text:style-name="P46"><text:s text:c="2"/>}</text:p>
      <text:p text:style-name="P46">}</text:p>
      <text:p text:style-name="P46"/>
      <text:p text:style-name="P46">double rebdev::Concave::getArea() const</text:p>
      <text:p text:style-name="P46">{</text:p>
      <text:p text:style-name="P46"><text:s text:c="2"/>return getFigureArea(vertexes_, 4);</text:p>
      <text:p text:style-name="P46">}</text:p>
      <text:p text:style-name="P46"/>
      <text:p text:style-name="P46">rebdev::rectangle_t rebdev::Concave::getFrameRect() const</text:p>
      <text:p text:style-name="P46">{</text:p>
      <text:p text:style-name="P46"><text:s text:c="2"/>return getFrameRectangle(vertexes_, 4);</text:p>
      <text:p text:style-name="P46">}</text:p>
      <text:p text:style-name="P46"/>
      <text:p text:style-name="P46">void rebdev::Concave::move(const point_t &amp; point)</text:p>
      <text:p text:style-name="P46">{</text:p>
      <text:p text:style-name="P46"><text:s text:c="2"/>move(point.x - vertexes_[2].x, point.y - vertexes_[2].y);</text:p>
      <text:p text:style-name="P46">}</text:p>
      <text:p text:style-name="P46"/>
      <text:p text:style-name="P46">void rebdev::Concave::move(double x, double y)</text:p>
      <text:p text:style-name="P46">{</text:p>
      <text:p text:style-name="P46"><text:s text:c="2"/>movePoints(x, y, vertexes_, 4);</text:p>
      <text:p text:style-name="P46">}</text:p>
      <text:p text:style-name="P46"/>
      <text:p text:style-name="P46">void rebdev::Concave::scale(double k)</text:p>
      <text:p text:style-name="P46">{</text:p>
      <text:p text:style-name="P46"><text:s text:c="2"/>scaleFigure(vertexes_, 4, vertexes_[2], k);</text:p>
      <text:p text:style-name="P46">}</text:p>
      <text:p text:style-name="P46"/>
      <text:p text:style-name="P46">bool rebdev::isTriangle(const point_t &amp; f, const point_t &amp; s, const point_t &amp; t)</text:p>
      <text:p text:style-name="P46">{</text:p>
      <text:p text:style-name="P46"><text:s text:c="2"/>return (((t.x - f.x) / (s.x - f.x)) != ((t.y - f.y) / (s.y - f.y)));</text:p>
      <text:p text:style-name="P46">}</text:p>
      <text:p text:style-name="P33"/>
      <text:p text:style-name="P33">./&lt;ROOT&gt;/<text:span text:style-name="T55">polygon</text:span>.hpp</text:p>
      <text:p text:style-name="P47">#ifndef POLYGON_HPP</text:p>
      <text:p text:style-name="P46">#define POLYGON_HPP</text:p>
      <text:p text:style-name="P46"><text:soft-page-break/></text:p>
      <text:p text:style-name="P46">#include &lt;cstddef&gt;</text:p>
      <text:p text:style-name="P46">#include "base-types.hpp"</text:p>
      <text:p text:style-name="P46">#include "shape.hpp"</text:p>
      <text:p text:style-name="P46"/>
      <text:p text:style-name="P46">namespace rebdev</text:p>
      <text:p text:style-name="P46">{</text:p>
      <text:p text:style-name="P46"><text:s text:c="2"/>class Polygon: public Shape</text:p>
      <text:p text:style-name="P46"><text:s text:c="2"/>{</text:p>
      <text:p text:style-name="P46"><text:s text:c="4"/>public:</text:p>
      <text:p text:style-name="P46"><text:s text:c="6"/>Polygon(const point_t * vertexes, size_t numOfVertexes);</text:p>
      <text:p text:style-name="P46"/>
      <text:p text:style-name="P46"><text:s text:c="6"/>virtual ~Polygon();</text:p>
      <text:p text:style-name="P46"><text:s text:c="6"/>virtual double getArea() const;</text:p>
      <text:p text:style-name="P46"><text:s text:c="6"/>virtual rectangle_t getFrameRect() const;</text:p>
      <text:p text:style-name="P46"><text:s text:c="6"/>virtual void move(const point_t &amp; point);</text:p>
      <text:p text:style-name="P46"><text:s text:c="6"/>virtual void move(double x, double y);</text:p>
      <text:p text:style-name="P46"><text:s text:c="6"/>virtual void scale(double k);</text:p>
      <text:p text:style-name="P46"><text:s text:c="4"/>private:</text:p>
      <text:p text:style-name="P46"><text:s text:c="6"/>point_t * vertexes_;</text:p>
      <text:p text:style-name="P46"><text:s text:c="6"/>size_t numOfVertexes_;</text:p>
      <text:p text:style-name="P46"/>
      <text:p text:style-name="P46"><text:s text:c="6"/>point_t getPolygonCenter();</text:p>
      <text:p text:style-name="P46"><text:s text:c="2"/>};</text:p>
      <text:p text:style-name="P46">}</text:p>
      <text:p text:style-name="P46"/>
      <text:p text:style-name="P46">#endif</text:p>
      <text:p text:style-name="P34"/>
      <text:p text:style-name="P25"><text:span text:style-name="T45">./&lt;ROOT&gt;/</text:span><text:span text:style-name="T47">polygon</text:span><text:span text:style-name="T45">.</text:span><text:span text:style-name="T46">cpp</text:span></text:p>
      <text:p text:style-name="P55">#include "polygon.hpp"</text:p>
      <text:p text:style-name="P56">#include &lt;stdexcept&gt;</text:p>
      <text:p text:style-name="P56">#include "figureFunction.hpp"</text:p>
      <text:p text:style-name="P56"/>
      <text:p text:style-name="P56">rebdev::Polygon::Polygon(const point_t * vertexes, size_t numOfVertexes):</text:p>
      <text:p text:style-name="P56"><text:s text:c="2"/>vertexes_(nullptr),</text:p>
      <text:p text:style-name="P56"><text:s text:c="2"/>numOfVertexes_(numOfVertexes)</text:p>
      <text:p text:style-name="P56">{</text:p>
      <text:p text:style-name="P56"><text:s text:c="2"/>if (numOfVertexes &lt; 3)</text:p>
      <text:p text:style-name="P56"><text:s text:c="2"/>{</text:p>
      <text:p text:style-name="P56"><text:s text:c="4"/>throw std::logic_error("polygon error");</text:p>
      <text:p text:style-name="P56"><text:s text:c="2"/>}</text:p>
      <text:p text:style-name="P56"><text:s text:c="2"/>for (size_t i = 0; i &lt; (numOfVertexes - 1); ++i)</text:p>
      <text:p text:style-name="P56"><text:s text:c="2"/>{</text:p>
      <text:p text:style-name="P56"><text:s text:c="4"/>for (size_t j = (i + 1); j &lt; numOfVertexes; ++j)</text:p>
      <text:p text:style-name="P56"><text:s text:c="4"/>{</text:p>
      <text:p text:style-name="P56"><text:s text:c="6"/>if ((vertexes[i].x == vertexes[j].x) &amp;&amp; (vertexes[i].y == vertexes[j].y))</text:p>
      <text:p text:style-name="P56"><text:s text:c="6"/>{</text:p>
      <text:p text:style-name="P56"><text:s text:c="8"/>throw std::logic_error("polygon error");</text:p>
      <text:p text:style-name="P56"><text:s text:c="6"/>}</text:p>
      <text:p text:style-name="P56"><text:s text:c="4"/>}</text:p>
      <text:p text:style-name="P56"><text:s text:c="2"/>}</text:p>
      <text:p text:style-name="P56"/>
      <text:p text:style-name="P56"><text:soft-page-break/><text:s text:c="2"/>vertexes_ = new point_t[numOfVertexes_];</text:p>
      <text:p text:style-name="P56"/>
      <text:p text:style-name="P56"><text:s text:c="2"/>for (size_t i = 0; i &lt; numOfVertexes_; ++i)</text:p>
      <text:p text:style-name="P56"><text:s text:c="2"/>{</text:p>
      <text:p text:style-name="P56"><text:s text:c="4"/>vertexes_[i] = vertexes[i];</text:p>
      <text:p text:style-name="P56"><text:s text:c="2"/>}</text:p>
      <text:p text:style-name="P56">}</text:p>
      <text:p text:style-name="P56"/>
      <text:p text:style-name="P56">rebdev::Polygon::~Polygon()</text:p>
      <text:p text:style-name="P56">{</text:p>
      <text:p text:style-name="P56"><text:s text:c="2"/>delete[] vertexes_;</text:p>
      <text:p text:style-name="P56">}</text:p>
      <text:p text:style-name="P56"/>
      <text:p text:style-name="P56">double rebdev::Polygon::getArea() const</text:p>
      <text:p text:style-name="P56">{</text:p>
      <text:p text:style-name="P56"><text:s text:c="2"/>return getFigureArea(vertexes_, numOfVertexes_);</text:p>
      <text:p text:style-name="P56">}</text:p>
      <text:p text:style-name="P56"/>
      <text:p text:style-name="P56">rebdev::rectangle_t rebdev::Polygon::getFrameRect() const</text:p>
      <text:p text:style-name="P56">{</text:p>
      <text:p text:style-name="P56"><text:s text:c="2"/>return getFrameRectangle(vertexes_, numOfVertexes_);</text:p>
      <text:p text:style-name="P56">}</text:p>
      <text:p text:style-name="P56"/>
      <text:p text:style-name="P56">void rebdev::Polygon::move(const point_t &amp; point)</text:p>
      <text:p text:style-name="P56">{</text:p>
      <text:p text:style-name="P56"><text:s text:c="2"/>point_t center = getPolygonCenter();</text:p>
      <text:p text:style-name="P56"><text:s text:c="2"/>move(point.x - center.x, point.y - center.y);</text:p>
      <text:p text:style-name="P56">}</text:p>
      <text:p text:style-name="P56"/>
      <text:p text:style-name="P56">void rebdev::Polygon::move(double x, double y)</text:p>
      <text:p text:style-name="P56">{</text:p>
      <text:p text:style-name="P56"><text:s text:c="2"/>movePoints(x, y, vertexes_, numOfVertexes_);</text:p>
      <text:p text:style-name="P56">}</text:p>
      <text:p text:style-name="P56"/>
      <text:p text:style-name="P56">void rebdev::Polygon::scale(double k)</text:p>
      <text:p text:style-name="P56">{</text:p>
      <text:p text:style-name="P56"><text:s text:c="2"/>scaleFigure(vertexes_, numOfVertexes_, getPolygonCenter(), k);</text:p>
      <text:p text:style-name="P56">}</text:p>
      <text:p text:style-name="P56"/>
      <text:p text:style-name="P56">rebdev::point_t rebdev::Polygon::getPolygonCenter()</text:p>
      <text:p text:style-name="P56">{</text:p>
      <text:p text:style-name="P56"><text:s text:c="2"/>point_t center{0.0, 0.0};</text:p>
      <text:p text:style-name="P56"/>
      <text:p text:style-name="P56"><text:s text:c="2"/>for (size_t i = 0; i &lt; numOfVertexes_; ++i)</text:p>
      <text:p text:style-name="P56"><text:s text:c="2"/>{</text:p>
      <text:p text:style-name="P56"><text:s text:c="4"/>center.x += vertexes_[i].x;</text:p>
      <text:p text:style-name="P56"><text:s text:c="4"/>center.y += vertexes_[i].y;</text:p>
      <text:p text:style-name="P56"><text:s text:c="2"/>}</text:p>
      <text:p text:style-name="P56"/>
      <text:p text:style-name="P56"><text:s text:c="2"/>center.x /= numOfVertexes_;</text:p>
      <text:p text:style-name="P56"><text:s text:c="2"/>center.y /= numOfVertexes_;</text:p>
      <text:p text:style-name="P56"/>
      <text:p text:style-name="P56"><text:s text:c="2"/>return center;</text:p>
      <text:p text:style-name="P56">}</text:p>
      <text:p text:style-name="P33"><text:soft-page-break/></text:p>
      <text:p text:style-name="P33">./&lt;ROOT&gt;/figureInputFunction.hpp</text:p>
      <text:p text:style-name="P47">#ifndef FIGUREINPUTFUNCTION_HPP</text:p>
      <text:p text:style-name="P46">#define FIGUREINPUTFUNCTION_HPP</text:p>
      <text:p text:style-name="P46">#include &lt;iostream&gt;</text:p>
      <text:p text:style-name="P46">#include &lt;cstddef&gt;</text:p>
      <text:p text:style-name="P46">#include &lt;string&gt;</text:p>
      <text:p text:style-name="P46">#include "base-types.hpp"</text:p>
      <text:p text:style-name="P46">#include "shape.hpp"</text:p>
      <text:p text:style-name="P46"/>
      <text:p text:style-name="P46">namespace rebdev</text:p>
      <text:p text:style-name="P46">{</text:p>
      <text:p text:style-name="P46"><text:s text:c="2"/>Shape * newFigure(std::istream &amp; input, const std::string &amp; name);</text:p>
      <text:p text:style-name="P46"><text:s text:c="2"/>point_t * inputPoints(std::istream &amp; input, size_t &amp; numOfPoints);</text:p>
      <text:p text:style-name="P46">}</text:p>
      <text:p text:style-name="P46">#endif</text:p>
      <text:p text:style-name="P34"/>
      <text:p text:style-name="P25"><text:span text:style-name="T45">./&lt;ROOT&gt;/</text:span><text:span text:style-name="T47">figureInputFunction</text:span><text:span text:style-name="T45">.</text:span><text:span text:style-name="T46">cpp</text:span></text:p>
      <text:p text:style-name="P72">#include "figureInputFunction.hpp"</text:p>
      <text:p text:style-name="P73">#include "rectangle.hpp"</text:p>
      <text:p text:style-name="P73">#include "concave.hpp"</text:p>
      <text:p text:style-name="P73">#include "polygon.hpp"</text:p>
      <text:p text:style-name="P46"/>
      <text:p text:style-name="P46"/>
      <text:p text:style-name="P73">rebdev::Shape * rebdev::newFigure(std::istream &amp; input, const std::string &amp; name)</text:p>
      <text:p text:style-name="P73">{</text:p>
      <text:p text:style-name="P73"><text:s text:c="2"/>Shape * pointerToFigure = nullptr;</text:p>
      <text:p text:style-name="P73"><text:s text:c="2"/>point_t * points = nullptr;</text:p>
      <text:p text:style-name="P46"/>
      <text:p text:style-name="P73"><text:s text:c="2"/>size_t numOfPoints = 0;</text:p>
      <text:p text:style-name="P73"><text:s text:c="2"/>points = inputPoints(input, numOfPoints);</text:p>
      <text:p text:style-name="P46"/>
      <text:p text:style-name="P73"><text:s text:c="2"/>try</text:p>
      <text:p text:style-name="P73"><text:s text:c="2"/>{</text:p>
      <text:p text:style-name="P73"><text:s text:c="4"/>if (name.find("RECTANGLE") != std::string::npos)</text:p>
      <text:p text:style-name="P73"><text:s text:c="4"/>{</text:p>
      <text:p text:style-name="P73"><text:s text:c="6"/>pointerToFigure = new Rectangle(points[0], points[1]);</text:p>
      <text:p text:style-name="P73"><text:s text:c="4"/>}</text:p>
      <text:p text:style-name="P73"><text:s text:c="4"/>else if (name.find("CONCAVE") != std::string::npos)</text:p>
      <text:p text:style-name="P73"><text:s text:c="4"/>{</text:p>
      <text:p text:style-name="P73"><text:s text:c="6"/>pointerToFigure = new Concave(points[0], points[1], points[2], points[3]);</text:p>
      <text:p text:style-name="P73"><text:s text:c="4"/>}</text:p>
      <text:p text:style-name="P73"><text:s text:c="4"/>else if (name.find("POLYGON") != std::string::npos)</text:p>
      <text:p text:style-name="P73"><text:s text:c="4"/>{</text:p>
      <text:p text:style-name="P73"><text:s text:c="6"/>pointerToFigure = new Polygon(points, numOfPoints);</text:p>
      <text:p text:style-name="P73"><text:s text:c="4"/>}</text:p>
      <text:p text:style-name="P73"><text:s text:c="2"/>}</text:p>
      <text:p text:style-name="P73"><text:s text:c="2"/>catch (const std::logic_error &amp; e)</text:p>
      <text:p text:style-name="P73"><text:s text:c="2"/>{</text:p>
      <text:p text:style-name="P73"><text:s text:c="4"/>delete[] points;</text:p>
      <text:p text:style-name="P73"><text:s text:c="4"/>throw;</text:p>
      <text:p text:style-name="P73"><text:s text:c="2"/>}</text:p>
      <text:p text:style-name="P46"><text:soft-page-break/></text:p>
      <text:p text:style-name="P73"><text:s text:c="2"/>delete[] points;</text:p>
      <text:p text:style-name="P73"><text:s text:c="2"/>return pointerToFigure;</text:p>
      <text:p text:style-name="P73">}</text:p>
      <text:p text:style-name="P46"/>
      <text:p text:style-name="P73">rebdev::point_t * rebdev::inputPoints(std::istream &amp; input, size_t &amp; numOfPoints)</text:p>
      <text:p text:style-name="P73">{</text:p>
      <text:p text:style-name="P73"><text:s text:c="4"/>point_t * points = new point_t[1];</text:p>
      <text:p text:style-name="P73"><text:s text:c="4"/>point_t * bufferArr = nullptr;</text:p>
      <text:p text:style-name="P73"><text:s text:c="4"/>size_t bufferSize = 0;</text:p>
      <text:p text:style-name="P46"/>
      <text:p text:style-name="P73"><text:s text:c="4"/>while (input &gt;&gt; points[numOfPoints].x &gt;&gt; points[numOfPoints].y)</text:p>
      <text:p text:style-name="P73"><text:s text:c="4"/>{</text:p>
      <text:p text:style-name="P73"><text:s text:c="6"/>if (numOfPoints == bufferSize)</text:p>
      <text:p text:style-name="P73"><text:s text:c="6"/>{</text:p>
      <text:p text:style-name="P73"><text:s text:c="8"/>bufferSize += 10;</text:p>
      <text:p text:style-name="P73"><text:s text:c="8"/>try</text:p>
      <text:p text:style-name="P73"><text:s text:c="8"/>{</text:p>
      <text:p text:style-name="P73"><text:s text:c="10"/>bufferArr = new point_t[bufferSize];</text:p>
      <text:p text:style-name="P73"><text:s text:c="8"/>}</text:p>
      <text:p text:style-name="P73"><text:s text:c="8"/>catch (const std::bad_alloc &amp; e)</text:p>
      <text:p text:style-name="P73"><text:s text:c="8"/>{</text:p>
      <text:p text:style-name="P73"><text:s text:c="10"/>delete[] points;</text:p>
      <text:p text:style-name="P73"><text:s text:c="10"/>throw;</text:p>
      <text:p text:style-name="P73"><text:s text:c="8"/>}</text:p>
      <text:p text:style-name="P46"/>
      <text:p text:style-name="P73"><text:s text:c="8"/>for (size_t i = 0; i &lt;= numOfPoints; ++i)</text:p>
      <text:p text:style-name="P73"><text:s text:c="8"/>{</text:p>
      <text:p text:style-name="P73"><text:s text:c="10"/>bufferArr[i] = points[i];</text:p>
      <text:p text:style-name="P73"><text:s text:c="8"/>}</text:p>
      <text:p text:style-name="P46"/>
      <text:p text:style-name="P73"><text:s text:c="8"/>delete[] points;</text:p>
      <text:p text:style-name="P73"><text:s text:c="8"/>points = bufferArr;</text:p>
      <text:p text:style-name="P73"><text:s text:c="8"/>bufferArr = nullptr;</text:p>
      <text:p text:style-name="P73"><text:s text:c="6"/>}</text:p>
      <text:p text:style-name="P46"/>
      <text:p text:style-name="P73"><text:s text:c="6"/>numOfPoints += 1;</text:p>
      <text:p text:style-name="P73"><text:s text:c="4"/>}</text:p>
      <text:p text:style-name="P46"/>
      <text:p text:style-name="P73"><text:s text:c="4"/>input.clear();</text:p>
      <text:p text:style-name="P46"/>
      <text:p text:style-name="P73"><text:s text:c="4"/>try</text:p>
      <text:p text:style-name="P73"><text:s text:c="4"/>{</text:p>
      <text:p text:style-name="P73"><text:s text:c="6"/>bufferArr = new point_t[numOfPoints];</text:p>
      <text:p text:style-name="P73"><text:s text:c="4"/>}</text:p>
      <text:p text:style-name="P73"><text:s text:c="4"/>catch (const std::bad_alloc &amp; e)</text:p>
      <text:p text:style-name="P73"><text:s text:c="4"/>{</text:p>
      <text:p text:style-name="P73"><text:s text:c="6"/>delete[] points;</text:p>
      <text:p text:style-name="P73"><text:s text:c="6"/>throw;</text:p>
      <text:p text:style-name="P73"><text:s text:c="4"/>}</text:p>
      <text:p text:style-name="P46"/>
      <text:p text:style-name="P73"><text:s text:c="4"/>for (size_t i = 0; i &lt; numOfPoints; ++i)</text:p>
      <text:p text:style-name="P73"><text:s text:c="4"/>{</text:p>
      <text:p text:style-name="P73"><text:soft-page-break/><text:s text:c="6"/>bufferArr[i] = points[i];</text:p>
      <text:p text:style-name="P73"><text:s text:c="4"/>}</text:p>
      <text:p text:style-name="P46"/>
      <text:p text:style-name="P73"><text:s text:c="4"/>delete[] points;</text:p>
      <text:p text:style-name="P73"><text:s text:c="4"/>points = bufferArr;</text:p>
      <text:p text:style-name="P73"><text:s text:c="4"/>bufferArr = nullptr;</text:p>
      <text:p text:style-name="P46"/>
      <text:p text:style-name="P73"><text:s text:c="4"/>return points;</text:p>
      <text:p text:style-name="P73">}</text:p>
      <text:p text:style-name="P36"/>
      <text:p text:style-name="P36">./&lt;ROOT&gt;/<text:span text:style-name="T57">outputShapes</text:span>.hpp</text:p>
      <text:p text:style-name="P48">#ifndef OUTPUTSHAPES_HPP</text:p>
      <text:p text:style-name="P49">#define OUTPUTSHAPES_HPP</text:p>
      <text:p text:style-name="P49"/>
      <text:p text:style-name="P49">#include &lt;iostream&gt;</text:p>
      <text:p text:style-name="P49">#include "shape.hpp"</text:p>
      <text:p text:style-name="P49">#include "base-types.hpp"</text:p>
      <text:p text:style-name="P49"/>
      <text:p text:style-name="P49">namespace rebdev</text:p>
      <text:p text:style-name="P49">{</text:p>
      <text:p text:style-name="P49"><text:s text:c="2"/>void printShapes(const Shape * const * shapes, size_t numOfShapes, std::ostream &amp; out);</text:p>
      <text:p text:style-name="P49">}</text:p>
      <text:p text:style-name="P49"/>
      <text:p text:style-name="P49">#endif</text:p>
      <text:p text:style-name="P37"/>
      <text:p text:style-name="P26"><text:span text:style-name="T45">./&lt;ROOT&gt;/</text:span><text:span text:style-name="T48">outputShapes</text:span><text:span text:style-name="T45">.</text:span><text:span text:style-name="T46">cpp</text:span></text:p>
      <text:p text:style-name="P48">#include "outputShapes.hpp"</text:p>
      <text:p text:style-name="P49"/>
      <text:p text:style-name="P49">void printVertexes(const rebdev::point_t &amp; upRight, const rebdev::point_t &amp; lowLeft, std::ostream &amp; out)</text:p>
      <text:p text:style-name="P49">{</text:p>
      <text:p text:style-name="P49"><text:s text:c="2"/>out &lt;&lt; ' ' &lt;&lt; lowLeft.x &lt;&lt; ' ' &lt;&lt; lowLeft.y;</text:p>
      <text:p text:style-name="P49"><text:s text:c="2"/>out &lt;&lt; ' ' &lt;&lt; upRight.x &lt;&lt; ' ' &lt;&lt; upRight.y;</text:p>
      <text:p text:style-name="P49">}</text:p>
      <text:p text:style-name="P49"/>
      <text:p text:style-name="P49"/>
      <text:p text:style-name="P49">void rebdev::printShapes(const Shape * const * shapes, size_t numOfShapes, std::ostream &amp; out)</text:p>
      <text:p text:style-name="P49">{</text:p>
      <text:p text:style-name="P49"><text:s text:c="2"/>double sum = 0;</text:p>
      <text:p text:style-name="P49"><text:s text:c="2"/>for (size_t i = 0; i &lt; numOfShapes; ++i)</text:p>
      <text:p text:style-name="P49"><text:s text:c="2"/>{</text:p>
      <text:p text:style-name="P49"><text:s text:c="4"/>sum += shapes[i]-&gt;getArea();</text:p>
      <text:p text:style-name="P49"><text:s text:c="2"/>}</text:p>
      <text:p text:style-name="P49"/>
      <text:p text:style-name="P49"><text:s text:c="2"/>out &lt;&lt; sum;</text:p>
      <text:p text:style-name="P49"/>
      <text:p text:style-name="P49"><text:s text:c="2"/>for (size_t i = 0; i &lt; numOfShapes; ++i)</text:p>
      <text:p text:style-name="P49"><text:s text:c="2"/>{</text:p>
      <text:p text:style-name="P49"><text:s text:c="4"/>rectangle_t rect = shapes[i]-&gt;getFrameRect();</text:p>
      <text:p text:style-name="P49"><text:s text:c="4"/>point_t lowLeft = {rect.pos.x - (rect.width / 2), rect.pos.y - (rect.height / 2)};</text:p>
      <text:p text:style-name="P49"><text:soft-page-break/><text:s text:c="4"/>point_t upRight = {rect.pos.x + (rect.width / 2), rect.pos.y + (rect.height / 2)};</text:p>
      <text:p text:style-name="P49"><text:s text:c="4"/>printVertexes(upRight, lowLeft, out);</text:p>
      <text:p text:style-name="P49"><text:s text:c="2"/>}</text:p>
      <text:p text:style-name="P49">}</text:p>
      <text:p text:style-name="P37"/>
      <text:p text:style-name="P38">./&lt;ROOT&gt;/<text:span text:style-name="T58">figureFunction</text:span>.hpp</text:p>
      <text:p text:style-name="P50">#ifndef FIGUREFUNCTION_HPP</text:p>
      <text:p text:style-name="P51">#define FIGUREFUNCTION_HPP</text:p>
      <text:p text:style-name="P51"/>
      <text:p text:style-name="P51">#include &lt;cstddef&gt;</text:p>
      <text:p text:style-name="P51">#include "base-types.hpp"</text:p>
      <text:p text:style-name="P51"/>
      <text:p text:style-name="P51">namespace rebdev</text:p>
      <text:p text:style-name="P51">{</text:p>
      <text:p text:style-name="P51"><text:s text:c="2"/>rectangle_t getFrameRectangle(const point_t vertexes[], size_t numOfVertexes);</text:p>
      <text:p text:style-name="P51"><text:s text:c="2"/>void scaleFigure(point_t vertexes[], size_t numOfVertexes, const point_t &amp; center, double k);</text:p>
      <text:p text:style-name="P51"><text:s text:c="2"/>void movePoints(double x, double y, point_t * points, size_t numOfPoint);</text:p>
      <text:p text:style-name="P51"><text:s text:c="2"/>double getFigureArea(const point_t * points, size_t numOfPoint);</text:p>
      <text:p text:style-name="P51">}</text:p>
      <text:p text:style-name="P51">#endif</text:p>
      <text:p text:style-name="P39"/>
      <text:p text:style-name="P27"><text:span text:style-name="T45">./&lt;ROOT&gt;/</text:span><text:span text:style-name="T49">figureFunction</text:span><text:span text:style-name="T45">.</text:span><text:span text:style-name="T46">cpp</text:span></text:p>
      <text:p text:style-name="P50">#include "figureFunction.hpp"</text:p>
      <text:p text:style-name="P51">#include &lt;algorithm&gt;</text:p>
      <text:p text:style-name="P51">#include &lt;stdexcept&gt;</text:p>
      <text:p text:style-name="P51"/>
      <text:p text:style-name="P51">rebdev::rectangle_t rebdev::getFrameRectangle(const point_t vertexes[], size_t numOfVertexes)</text:p>
      <text:p text:style-name="P51">{</text:p>
      <text:p text:style-name="P51"><text:s text:c="2"/>double xMin = vertexes[0].x, xMax = vertexes[0].x;</text:p>
      <text:p text:style-name="P51"><text:s text:c="2"/>double yMin = vertexes[0].y, yMax = vertexes[0].y;</text:p>
      <text:p text:style-name="P51"><text:s text:c="2"/>for (size_t i = 0; i &lt; numOfVertexes; ++i)</text:p>
      <text:p text:style-name="P51"><text:s text:c="2"/>{</text:p>
      <text:p text:style-name="P51"><text:s text:c="4"/>xMin = std::min(xMin, vertexes[i].x);</text:p>
      <text:p text:style-name="P51"><text:s text:c="4"/>yMin = std::min(yMin, vertexes[i].y);</text:p>
      <text:p text:style-name="P51"><text:s text:c="4"/>xMax = std::max(xMax, vertexes[i].x);</text:p>
      <text:p text:style-name="P51"><text:s text:c="4"/>yMax = std::max(yMax, vertexes[i].y);</text:p>
      <text:p text:style-name="P51"><text:s text:c="2"/>}</text:p>
      <text:p text:style-name="P51"/>
      <text:p text:style-name="P51"><text:s text:c="2"/>return rectangle_t{(xMax - xMin), (yMax - yMin), point_t{(xMax + xMin) / 2, (yMax + yMin) / 2}};</text:p>
      <text:p text:style-name="P51">}</text:p>
      <text:p text:style-name="P51"/>
      <text:p text:style-name="P51">void rebdev::scaleFigure(point_t vertexes[], size_t numOfVertexes, const point_t &amp; center, double k)</text:p>
      <text:p text:style-name="P51">{</text:p>
      <text:p text:style-name="P51"><text:s text:c="2"/>if (k &lt;= 0)</text:p>
      <text:p text:style-name="P51"><text:s text:c="2"/>{</text:p>
      <text:p text:style-name="P51"><text:s text:c="4"/>throw std::logic_error("Bad koeff");</text:p>
      <text:p text:style-name="P51"><text:s text:c="2"/>}</text:p>
      <text:p text:style-name="P51"><text:soft-page-break/></text:p>
      <text:p text:style-name="P51"><text:s text:c="2"/>for (size_t i = 0; i &lt; numOfVertexes; ++i)</text:p>
      <text:p text:style-name="P51"><text:s text:c="2"/>{</text:p>
      <text:p text:style-name="P51"><text:s text:c="4"/>vertexes[i].x = (vertexes[i].x - center.x) * k + center.x;</text:p>
      <text:p text:style-name="P51"><text:s text:c="4"/>vertexes[i].y = (vertexes[i].y - center.y) * k + center.y;</text:p>
      <text:p text:style-name="P51"><text:s text:c="2"/>}</text:p>
      <text:p text:style-name="P51">}</text:p>
      <text:p text:style-name="P51"/>
      <text:p text:style-name="P51">void rebdev::movePoints(double x, double y, point_t * points, size_t numOfPoint)</text:p>
      <text:p text:style-name="P51">{</text:p>
      <text:p text:style-name="P51"><text:s text:c="2"/>for (size_t i = 0; i &lt; numOfPoint; ++i)</text:p>
      <text:p text:style-name="P51"><text:s text:c="2"/>{</text:p>
      <text:p text:style-name="P51"><text:s text:c="4"/>points[i].x += x;</text:p>
      <text:p text:style-name="P51"><text:s text:c="4"/>points[i].y += y;</text:p>
      <text:p text:style-name="P51"><text:s text:c="2"/>}</text:p>
      <text:p text:style-name="P51">}</text:p>
      <text:p text:style-name="P51"/>
      <text:p text:style-name="P51">double rebdev::getFigureArea(const point_t * points, size_t numOfPoint)</text:p>
      <text:p text:style-name="P51">{</text:p>
      <text:p text:style-name="P51"><text:s text:c="2"/>double sum = 0;</text:p>
      <text:p text:style-name="P51"/>
      <text:p text:style-name="P51"><text:s text:c="2"/>for (size_t i = 0; i &lt; (numOfPoint - 1); ++i)</text:p>
      <text:p text:style-name="P51"><text:s text:c="2"/>{</text:p>
      <text:p text:style-name="P51"><text:s text:c="4"/>sum += (points[i].x - points[i + 1].x) * (points[i].y + points[i + 1].y);</text:p>
      <text:p text:style-name="P51"><text:s text:c="2"/>}</text:p>
      <text:p text:style-name="P51"/>
      <text:p text:style-name="P51"><text:s text:c="2"/>sum += (points[numOfPoint - 1].x - points[0].x) * (points[numOfPoint - 1].y + points[0].y);</text:p>
      <text:p text:style-name="P51"><text:s text:c="2"/>sum /= 2;</text:p>
      <text:p text:style-name="P51"><text:s text:c="2"/>return std::abs(sum);</text:p>
      <text:p text:style-name="P51">}</text:p>
      <text:p text:style-name="P5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onsolas" svg:font-family="Consolas" style:font-family-generic="roman" style:font-pitch="variable"/>
    <style:font-face style:name="Courier New" svg:font-family="'Courier New'"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 svg:font-family="'Times new roman'" style:font-family-generic="roman"/>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ru" fo:country="RU" style:letter-kerning="false" style:font-name-asian="DejaVu Sans" style:font-size-asian="11pt" style:language-asian="ru" style:country-asian="RU"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loext:opacity="0%" style:font-name="Calibri" fo:font-size="11pt" fo:language="ru" fo:country="RU" style:letter-kerning="false" style:font-name-asian="DejaVu Sans" style:font-size-asian="11pt" style:language-asian="ru" style:country-asian="RU"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List_20_Paragraph" style:display-name="List Paragraph" style:family="paragraph" style:parent-style-name="Standard">
      <style:paragraph-properties fo:margin-left="0.5in" fo:margin-right="0in" fo:margin-top="0in" fo:margin-bottom="0.111in" style:contextual-spacing="true" fo:text-indent="0in" style:auto-text-indent="false"/>
    </style:style>
    <style:style style:name="Header_20_and_20_Footer" style:display-name="Header and Footer" style:family="paragraph" style:parent-style-name="Standard" style:class="extra"/>
    <style:style style:name="Header" style:family="paragraph" style:parent-style-name="Standard" loext:linked-style-name="Верхний_20_колонтитул_20_Знак" style:class="extra">
      <style:paragraph-properties fo:margin-top="0in" fo:margin-bottom="0in" style:contextual-spacing="false" fo:line-height="100%">
        <style:tab-stops>
          <style:tab-stop style:position="3.248in" style:type="center"/>
          <style:tab-stop style:position="6.4965in" style:type="right"/>
        </style:tab-stops>
      </style:paragraph-properties>
    </style:style>
    <style:style style:name="Footer" style:family="paragraph" style:parent-style-name="Standard" loext:linked-style-name="Нижний_20_колонтитул_20_Знак" style:class="extra">
      <style:paragraph-properties fo:margin-top="0in" fo:margin-bottom="0in" style:contextual-spacing="false" fo:line-height="100%">
        <style:tab-stops>
          <style:tab-stop style:position="3.248in" style:type="center"/>
          <style:tab-stop style:position="6.4965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DejaVu Sans" style:font-family-asian="'DejaVu Sans'" style:font-family-generic-asian="system" style:font-pitch-asian="variable" style:font-size-asian="18pt" style:font-weight-asian="bold" style:font-name-complex="DejaVu Sans" style:font-family-complex="'DejaVu Sans'" style:font-family-generic-complex="system" style:font-pitch-complex="variable" style:font-size-complex="18pt" style:font-weight-complex="bold"/>
    </style:style>
    <style:style style:name="Default_20_Paragraph_20_Font" style:display-name="Default Paragraph Font" style:family="text"/>
    <style:style style:name="Placeholder_20_Text" style:display-name="Placeholder Text" style:family="text" style:parent-style-name="Default_20_Paragraph_20_Font">
      <style:text-properties fo:color="#808080" loext:opacity="100%"/>
    </style:style>
    <style:style style:name="Верхний_20_колонтитул_20_Знак" style:display-name="Верхний колонтитул Знак" style:family="text" style:parent-style-name="Default_20_Paragraph_20_Font"/>
    <style:style style:name="Нижний_20_колонтитул_20_Знак" style:display-name="Нижний колонтитул Знак" style:family="text" style:parent-style-name="Default_20_Paragraph_20_Font"/>
    <style:style style:name="ListLabel_20_1" style:display-name="ListLabel 1" style:family="text">
      <style:text-properties fo:font-weight="bold" style:font-weight-asian="bold" style:font-weight-complex="bold"/>
    </style:style>
    <style:style style:name="ListLabel_20_2" style:display-name="ListLabel 2" style:family="text">
      <style:text-properties fo:font-weight="normal" style:font-weight-asian="normal" style:font-weight-complex="normal"/>
    </style:style>
    <style:style style:name="ListLabel_20_3" style:display-name="ListLabel 3" style:family="text">
      <style:text-properties fo:font-weight="normal" style:font-weight-asian="normal" style:font-weight-complex="normal"/>
    </style:style>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fo:font-weight="normal" style:font-weight-asian="normal" style:font-weight-complex="normal"/>
    </style:style>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text-properties fo:font-weight="normal" style:font-weight-asian="normal" style:font-weight-complex="normal"/>
    </style:style>
    <style:style style:name="ListLabel_20_21" style:display-name="ListLabel 21" style:family="text">
      <style:text-properties fo:font-weight="normal" style:font-weight-asian="normal" style:font-weight-complex="normal"/>
    </style:style>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text-properties fo:font-weight="bold" style:font-weight-asian="bold" style:font-weight-complex="bold"/>
    </style:style>
    <style:style style:name="ListLabel_20_29" style:display-name="ListLabel 29" style:family="text">
      <style:text-properties fo:font-weight="normal" style:font-weight-asian="normal" style:font-weight-complex="normal"/>
    </style:style>
    <style:style style:name="ListLabel_20_30" style:display-name="ListLabel 30" style:family="text">
      <style:text-properties fo:font-weight="normal" style:font-weight-asian="normal" style:font-weight-complex="normal"/>
    </style:style>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text-properties fo:font-style="normal" style:font-style-asian="normal" style:font-style-complex="normal"/>
    </style:style>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text-properties fo:font-style="normal" style:font-style-asian="normal" style:font-style-complex="normal"/>
    </style:style>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text-properties fo:font-style="normal" style:font-style-asian="normal" style:font-style-complex="normal"/>
    </style:style>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text-properties fo:font-weight="normal" style:font-weight-asian="normal" style:font-weight-complex="normal"/>
    </style:style>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loext:num-list-format="%2%." style:num-suffix="." style:num-format="1">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num-list-format="%2%.%3%" style:num-format="1" text:display-levels="2">
        <style:list-level-properties text:list-level-position-and-space-mode="label-alignment">
          <style:list-level-label-alignment text:label-followed-by="listtab" fo:text-indent="-0.0791in" fo:margin-left="1.1028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11" loext:num-list-format="%1%.%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text:style-name="ListLabel_20_12" loext:num-list-format="%1%.%2%.%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text:style-name="ListLabel_20_13" loext:num-list-format="%1%.%2%.%3%.%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text:style-name="ListLabel_20_14" loext:num-list-format="%1%.%2%.%3%.%4%.%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text:style-name="ListLabel_20_15" loext:num-list-format="%1%.%2%.%3%.%4%.%5%.%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text:style-name="ListLabel_20_16" loext:num-list-format="%1%.%2%.%3%.%4%.%5%.%6%.%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text:style-name="ListLabel_20_17" loext:num-list-format="%1%.%2%.%3%.%4%.%5%.%6%.%7%.%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text:style-name="ListLabel_20_18" loext:num-list-format="%1%.%2%.%3%.%4%.%5%.%6%.%7%.%8%.%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loext:num-list-format="%2%." style:num-suffix="." style:num-format="1">
        <style:list-level-properties text:list-level-position-and-space-mode="label-alignment">
          <style:list-level-label-alignment text:label-followed-by="listtab" fo:text-indent="-0.25in" fo:margin-left="1in"/>
        </style:list-level-properties>
      </text:list-level-style-number>
      <text:list-level-style-number text:level="3" text:style-name="ListLabel_20_21" loext:num-list-format="%3%." style:num-suffix="." style:num-format="1">
        <style:list-level-properties text:list-level-position-and-space-mode="label-alignment">
          <style:list-level-label-alignment text:label-followed-by="listtab" fo:text-indent="-0.1252in" fo:margin-left="1.5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loext:num-list-format="%2%." style:num-suffix="." style:num-format="1">
        <style:list-level-properties text:list-level-position-and-space-mode="label-alignment">
          <style:list-level-label-alignment text:label-followed-by="listtab" fo:text-indent="-0.25in" fo:margin-left="1in"/>
        </style:list-level-properties>
      </text:list-level-style-number>
      <text:list-level-style-number text:level="3" text:style-name="ListLabel_20_30" loext:num-list-format="%2%.%3%" style:num-format="1" text:display-levels="2">
        <style:list-level-properties text:list-level-position-and-space-mode="label-alignment">
          <style:list-level-label-alignment text:label-followed-by="listtab" fo:text-indent="-0.0791in" fo:margin-left="1.1028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38" loext:num-list-format="%1%.%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text:style-name="ListLabel_20_39" loext:num-list-format="%1%.%2%.%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text:style-name="ListLabel_20_40" loext:num-list-format="%1%.%2%.%3%.%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text:style-name="ListLabel_20_41" loext:num-list-format="%1%.%2%.%3%.%4%.%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text:style-name="ListLabel_20_42" loext:num-list-format="%1%.%2%.%3%.%4%.%5%.%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text:style-name="ListLabel_20_43" loext:num-list-format="%1%.%2%.%3%.%4%.%5%.%6%.%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text:style-name="ListLabel_20_44" loext:num-list-format="%1%.%2%.%3%.%4%.%5%.%6%.%7%.%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text:style-name="ListLabel_20_45" loext:num-list-format="%1%.%2%.%3%.%4%.%5%.%6%.%7%.%8%.%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 style:num-suffix=" " text:bullet-char=" ">
        <style:list-level-properties text:list-level-position-and-space-mode="label-alignment">
          <style:list-level-label-alignment text:label-followed-by="listtab" text:list-tab-stop-position="0.5in" fo:text-indent="-0.25in" fo:margin-left="0.5in"/>
        </style:list-level-properties>
        <style:text-properties fo:font-family="Calibri"/>
      </text:list-level-style-bullet>
      <text:list-level-style-bullet text:level="2" text:style-name="ListLabel_20_47" loext:num-list-format=" " style:num-suffix=" " text:bullet-char=" ">
        <style:list-level-properties text:list-level-position-and-space-mode="label-alignment">
          <style:list-level-label-alignment text:label-followed-by="listtab" text:list-tab-stop-position="1in" fo:text-indent="-0.25in" fo:margin-left="1in"/>
        </style:list-level-properties>
        <style:text-properties fo:font-family="Calibri"/>
      </text:list-level-style-bullet>
      <text:list-level-style-bullet text:level="3" text:style-name="ListLabel_20_48" loext:num-list-format=" " style:num-suffix=" " text:bullet-char=" ">
        <style:list-level-properties text:list-level-position-and-space-mode="label-alignment">
          <style:list-level-label-alignment text:label-followed-by="listtab" text:list-tab-stop-position="1.5in" fo:text-indent="-0.25in" fo:margin-left="1.5in"/>
        </style:list-level-properties>
        <style:text-properties fo:font-family="Calibri"/>
      </text:list-level-style-bullet>
      <text:list-level-style-bullet text:level="4" text:style-name="ListLabel_20_49" loext:num-list-format=" " style:num-suffix=" " text:bullet-char=" ">
        <style:list-level-properties text:list-level-position-and-space-mode="label-alignment">
          <style:list-level-label-alignment text:label-followed-by="listtab" text:list-tab-stop-position="2in" fo:text-indent="-0.25in" fo:margin-left="2in"/>
        </style:list-level-properties>
        <style:text-properties fo:font-family="Calibri"/>
      </text:list-level-style-bullet>
      <text:list-level-style-bullet text:level="5" text:style-name="ListLabel_20_50" loext:num-list-format=" " style:num-suffix=" " text:bullet-char=" ">
        <style:list-level-properties text:list-level-position-and-space-mode="label-alignment">
          <style:list-level-label-alignment text:label-followed-by="listtab" text:list-tab-stop-position="2.5in" fo:text-indent="-0.25in" fo:margin-left="2.5in"/>
        </style:list-level-properties>
        <style:text-properties fo:font-family="Calibri"/>
      </text:list-level-style-bullet>
      <text:list-level-style-bullet text:level="6" text:style-name="ListLabel_20_51" loext:num-list-format=" " style:num-suffix=" " text:bullet-char=" ">
        <style:list-level-properties text:list-level-position-and-space-mode="label-alignment">
          <style:list-level-label-alignment text:label-followed-by="listtab" text:list-tab-stop-position="3in" fo:text-indent="-0.25in" fo:margin-left="3in"/>
        </style:list-level-properties>
        <style:text-properties fo:font-family="Calibri"/>
      </text:list-level-style-bullet>
      <text:list-level-style-bullet text:level="7" text:style-name="ListLabel_20_52" loext:num-list-format=" " style:num-suffix=" " text:bullet-char=" ">
        <style:list-level-properties text:list-level-position-and-space-mode="label-alignment">
          <style:list-level-label-alignment text:label-followed-by="listtab" text:list-tab-stop-position="3.5in" fo:text-indent="-0.25in" fo:margin-left="3.5in"/>
        </style:list-level-properties>
        <style:text-properties fo:font-family="Calibri"/>
      </text:list-level-style-bullet>
      <text:list-level-style-bullet text:level="8" text:style-name="ListLabel_20_53" loext:num-list-format=" " style:num-suffix=" " text:bullet-char=" ">
        <style:list-level-properties text:list-level-position-and-space-mode="label-alignment">
          <style:list-level-label-alignment text:label-followed-by="listtab" text:list-tab-stop-position="4in" fo:text-indent="-0.25in" fo:margin-left="4in"/>
        </style:list-level-properties>
        <style:text-properties fo:font-family="Calibri"/>
      </text:list-level-style-bullet>
      <text:list-level-style-bullet text:level="9" text:style-name="ListLabel_20_54" loext:num-list-format=" " style:num-suffix=" " text:bullet-char=" ">
        <style:list-level-properties text:list-level-position-and-space-mode="label-alignment">
          <style:list-level-label-alignment text:label-followed-by="listtab" text:list-tab-stop-position="4.5in" fo:text-indent="-0.25in" fo:margin-left="4.5in"/>
        </style:list-level-properties>
        <style:text-properties fo:font-family="Calibri"/>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65" loext:num-list-format="%2%." style:num-suffix="." style:num-format="1">
        <style:list-level-properties text:list-level-position-and-space-mode="label-alignment">
          <style:list-level-label-alignment text:label-followed-by="listtab" fo:text-indent="-0.25in" fo:margin-left="1in"/>
        </style:list-level-properties>
      </text:list-level-style-number>
      <text:list-level-style-number text:level="3" text:style-name="ListLabel_20_66"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74" loext:num-list-format="%1%.%2%" style:num-format="1" text:start-value="2" text:display-levels="2">
        <style:list-level-properties text:list-level-position-and-space-mode="label-alignment">
          <style:list-level-label-alignment text:label-followed-by="listtab" fo:text-indent="-0.25in" fo:margin-left="0.5in"/>
        </style:list-level-properties>
      </text:list-level-style-number>
      <text:list-level-style-number text:level="3" text:style-name="ListLabel_20_75" loext:num-list-format="%1%.%2%.%3%" style:num-format="1" text:display-levels="3">
        <style:list-level-properties text:list-level-position-and-space-mode="label-alignment">
          <style:list-level-label-alignment text:label-followed-by="listtab" fo:text-indent="-0.5in" fo:margin-left="0.75in"/>
        </style:list-level-properties>
      </text:list-level-style-number>
      <text:list-level-style-number text:level="4" text:style-name="ListLabel_20_76" loext:num-list-format="%1%.%2%.%3%.%4%" style:num-format="1" text:display-levels="4">
        <style:list-level-properties text:list-level-position-and-space-mode="label-alignment">
          <style:list-level-label-alignment text:label-followed-by="listtab" fo:text-indent="-0.5in" fo:margin-left="0.75in"/>
        </style:list-level-properties>
      </text:list-level-style-number>
      <text:list-level-style-number text:level="5" text:style-name="ListLabel_20_77" loext:num-list-format="%1%.%2%.%3%.%4%.%5%" style:num-format="1" text:display-levels="5">
        <style:list-level-properties text:list-level-position-and-space-mode="label-alignment">
          <style:list-level-label-alignment text:label-followed-by="listtab" fo:text-indent="-0.75in" fo:margin-left="1in"/>
        </style:list-level-properties>
      </text:list-level-style-number>
      <text:list-level-style-number text:level="6" text:style-name="ListLabel_20_78" loext:num-list-format="%1%.%2%.%3%.%4%.%5%.%6%" style:num-format="1" text:display-levels="6">
        <style:list-level-properties text:list-level-position-and-space-mode="label-alignment">
          <style:list-level-label-alignment text:label-followed-by="listtab" fo:text-indent="-0.75in" fo:margin-left="1in"/>
        </style:list-level-properties>
      </text:list-level-style-number>
      <text:list-level-style-number text:level="7" text:style-name="ListLabel_20_79" loext:num-list-format="%1%.%2%.%3%.%4%.%5%.%6%.%7%" style:num-format="1" text:display-levels="7">
        <style:list-level-properties text:list-level-position-and-space-mode="label-alignment">
          <style:list-level-label-alignment text:label-followed-by="listtab" fo:text-indent="-1in" fo:margin-left="1.25in"/>
        </style:list-level-properties>
      </text:list-level-style-number>
      <text:list-level-style-number text:level="8" text:style-name="ListLabel_20_80" loext:num-list-format="%1%.%2%.%3%.%4%.%5%.%6%.%7%.%8%" style:num-format="1" text:display-levels="8">
        <style:list-level-properties text:list-level-position-and-space-mode="label-alignment">
          <style:list-level-label-alignment text:label-followed-by="listtab" fo:text-indent="-1in" fo:margin-left="1.25in"/>
        </style:list-level-properties>
      </text:list-level-style-number>
      <text:list-level-style-number text:level="9" text:style-name="ListLabel_20_81" loext:num-list-format="%1%.%2%.%3%.%4%.%5%.%6%.%7%.%8%.%9%" style:num-format="1" text:display-levels="9">
        <style:list-level-properties text:list-level-position-and-space-mode="label-alignment">
          <style:list-level-label-alignment text:label-followed-by="listtab" fo:text-indent="-1in" fo:margin-left="1.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loext:num-list-format=" " style:num-suffix=" " text:bullet-char=" ">
        <style:list-level-properties text:list-level-position-and-space-mode="label-alignment">
          <style:list-level-label-alignment text:label-followed-by="listtab" text:list-tab-stop-position="0.5in" fo:text-indent="-0.25in" fo:margin-left="0.5in"/>
        </style:list-level-properties>
        <style:text-properties fo:font-family="Calibri"/>
      </text:list-level-style-bullet>
      <text:list-level-style-bullet text:level="2" text:style-name="ListLabel_20_83" loext:num-list-format=" " style:num-suffix=" " text:bullet-char=" ">
        <style:list-level-properties text:list-level-position-and-space-mode="label-alignment">
          <style:list-level-label-alignment text:label-followed-by="listtab" text:list-tab-stop-position="1in" fo:text-indent="-0.25in" fo:margin-left="1in"/>
        </style:list-level-properties>
        <style:text-properties fo:font-family="Calibri"/>
      </text:list-level-style-bullet>
      <text:list-level-style-bullet text:level="3" text:style-name="ListLabel_20_84" loext:num-list-format=" " style:num-suffix=" " text:bullet-char=" ">
        <style:list-level-properties text:list-level-position-and-space-mode="label-alignment">
          <style:list-level-label-alignment text:label-followed-by="listtab" text:list-tab-stop-position="1.5in" fo:text-indent="-0.25in" fo:margin-left="1.5in"/>
        </style:list-level-properties>
        <style:text-properties fo:font-family="Calibri"/>
      </text:list-level-style-bullet>
      <text:list-level-style-bullet text:level="4" text:style-name="ListLabel_20_85" loext:num-list-format=" " style:num-suffix=" " text:bullet-char=" ">
        <style:list-level-properties text:list-level-position-and-space-mode="label-alignment">
          <style:list-level-label-alignment text:label-followed-by="listtab" text:list-tab-stop-position="2in" fo:text-indent="-0.25in" fo:margin-left="2in"/>
        </style:list-level-properties>
        <style:text-properties fo:font-family="Calibri"/>
      </text:list-level-style-bullet>
      <text:list-level-style-bullet text:level="5" text:style-name="ListLabel_20_86" loext:num-list-format=" " style:num-suffix=" " text:bullet-char=" ">
        <style:list-level-properties text:list-level-position-and-space-mode="label-alignment">
          <style:list-level-label-alignment text:label-followed-by="listtab" text:list-tab-stop-position="2.5in" fo:text-indent="-0.25in" fo:margin-left="2.5in"/>
        </style:list-level-properties>
        <style:text-properties fo:font-family="Calibri"/>
      </text:list-level-style-bullet>
      <text:list-level-style-bullet text:level="6" text:style-name="ListLabel_20_87" loext:num-list-format=" " style:num-suffix=" " text:bullet-char=" ">
        <style:list-level-properties text:list-level-position-and-space-mode="label-alignment">
          <style:list-level-label-alignment text:label-followed-by="listtab" text:list-tab-stop-position="3in" fo:text-indent="-0.25in" fo:margin-left="3in"/>
        </style:list-level-properties>
        <style:text-properties fo:font-family="Calibri"/>
      </text:list-level-style-bullet>
      <text:list-level-style-bullet text:level="7" text:style-name="ListLabel_20_88" loext:num-list-format=" " style:num-suffix=" " text:bullet-char=" ">
        <style:list-level-properties text:list-level-position-and-space-mode="label-alignment">
          <style:list-level-label-alignment text:label-followed-by="listtab" text:list-tab-stop-position="3.5in" fo:text-indent="-0.25in" fo:margin-left="3.5in"/>
        </style:list-level-properties>
        <style:text-properties fo:font-family="Calibri"/>
      </text:list-level-style-bullet>
      <text:list-level-style-bullet text:level="8" text:style-name="ListLabel_20_89" loext:num-list-format=" " style:num-suffix=" " text:bullet-char=" ">
        <style:list-level-properties text:list-level-position-and-space-mode="label-alignment">
          <style:list-level-label-alignment text:label-followed-by="listtab" text:list-tab-stop-position="4in" fo:text-indent="-0.25in" fo:margin-left="4in"/>
        </style:list-level-properties>
        <style:text-properties fo:font-family="Calibri"/>
      </text:list-level-style-bullet>
      <text:list-level-style-bullet text:level="9" text:style-name="ListLabel_20_90" loext:num-list-format=" " style:num-suffix=" " text:bullet-char=" ">
        <style:list-level-properties text:list-level-position-and-space-mode="label-alignment">
          <style:list-level-label-alignment text:label-followed-by="listtab" text:list-tab-stop-position="4.5in" fo:text-indent="-0.25in" fo:margin-left="4.5in"/>
        </style:list-level-properties>
        <style:text-properties fo:font-family="Calibri"/>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loext:num-list-format=" " style:num-suffix=" " text:bullet-char=" ">
        <style:list-level-properties text:list-level-position-and-space-mode="label-alignment">
          <style:list-level-label-alignment text:label-followed-by="listtab" text:list-tab-stop-position="0.5in" fo:text-indent="-0.25in" fo:margin-left="0.5in"/>
        </style:list-level-properties>
        <style:text-properties fo:font-family="Calibri"/>
      </text:list-level-style-bullet>
      <text:list-level-style-bullet text:level="2" text:style-name="ListLabel_20_92" loext:num-list-format=" " style:num-suffix=" " text:bullet-char=" ">
        <style:list-level-properties text:list-level-position-and-space-mode="label-alignment">
          <style:list-level-label-alignment text:label-followed-by="listtab" text:list-tab-stop-position="1in" fo:text-indent="-0.25in" fo:margin-left="1in"/>
        </style:list-level-properties>
        <style:text-properties fo:font-family="Calibri"/>
      </text:list-level-style-bullet>
      <text:list-level-style-bullet text:level="3" text:style-name="ListLabel_20_93" loext:num-list-format=" " style:num-suffix=" " text:bullet-char=" ">
        <style:list-level-properties text:list-level-position-and-space-mode="label-alignment">
          <style:list-level-label-alignment text:label-followed-by="listtab" text:list-tab-stop-position="1.5in" fo:text-indent="-0.25in" fo:margin-left="1.5in"/>
        </style:list-level-properties>
        <style:text-properties fo:font-family="Calibri"/>
      </text:list-level-style-bullet>
      <text:list-level-style-bullet text:level="4" text:style-name="ListLabel_20_94" loext:num-list-format=" " style:num-suffix=" " text:bullet-char=" ">
        <style:list-level-properties text:list-level-position-and-space-mode="label-alignment">
          <style:list-level-label-alignment text:label-followed-by="listtab" text:list-tab-stop-position="2in" fo:text-indent="-0.25in" fo:margin-left="2in"/>
        </style:list-level-properties>
        <style:text-properties fo:font-family="Calibri"/>
      </text:list-level-style-bullet>
      <text:list-level-style-bullet text:level="5" text:style-name="ListLabel_20_95" loext:num-list-format=" " style:num-suffix=" " text:bullet-char=" ">
        <style:list-level-properties text:list-level-position-and-space-mode="label-alignment">
          <style:list-level-label-alignment text:label-followed-by="listtab" text:list-tab-stop-position="2.5in" fo:text-indent="-0.25in" fo:margin-left="2.5in"/>
        </style:list-level-properties>
        <style:text-properties fo:font-family="Calibri"/>
      </text:list-level-style-bullet>
      <text:list-level-style-bullet text:level="6" text:style-name="ListLabel_20_96" loext:num-list-format=" " style:num-suffix=" " text:bullet-char=" ">
        <style:list-level-properties text:list-level-position-and-space-mode="label-alignment">
          <style:list-level-label-alignment text:label-followed-by="listtab" text:list-tab-stop-position="3in" fo:text-indent="-0.25in" fo:margin-left="3in"/>
        </style:list-level-properties>
        <style:text-properties fo:font-family="Calibri"/>
      </text:list-level-style-bullet>
      <text:list-level-style-bullet text:level="7" text:style-name="ListLabel_20_97" loext:num-list-format=" " style:num-suffix=" " text:bullet-char=" ">
        <style:list-level-properties text:list-level-position-and-space-mode="label-alignment">
          <style:list-level-label-alignment text:label-followed-by="listtab" text:list-tab-stop-position="3.5in" fo:text-indent="-0.25in" fo:margin-left="3.5in"/>
        </style:list-level-properties>
        <style:text-properties fo:font-family="Calibri"/>
      </text:list-level-style-bullet>
      <text:list-level-style-bullet text:level="8" text:style-name="ListLabel_20_98" loext:num-list-format=" " style:num-suffix=" " text:bullet-char=" ">
        <style:list-level-properties text:list-level-position-and-space-mode="label-alignment">
          <style:list-level-label-alignment text:label-followed-by="listtab" text:list-tab-stop-position="4in" fo:text-indent="-0.25in" fo:margin-left="4in"/>
        </style:list-level-properties>
        <style:text-properties fo:font-family="Calibri"/>
      </text:list-level-style-bullet>
      <text:list-level-style-bullet text:level="9" text:style-name="ListLabel_20_99" loext:num-list-format=" " style:num-suffix=" " text:bullet-char=" ">
        <style:list-level-properties text:list-level-position-and-space-mode="label-alignment">
          <style:list-level-label-alignment text:label-followed-by="listtab" text:list-tab-stop-position="4.5in" fo:text-indent="-0.25in" fo:margin-left="4.5in"/>
        </style:list-level-properties>
        <style:text-properties fo:font-family="Calibri"/>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00" loext:num-list-format="%1%" style:num-format="1" text:start-value="3">
        <style:list-level-properties text:list-level-position-and-space-mode="label-alignment">
          <style:list-level-label-alignment text:label-followed-by="listtab" fo:text-indent="-0.25in" fo:margin-left="0.25in"/>
        </style:list-level-properties>
      </text:list-level-style-number>
      <text:list-level-style-number text:level="2" text:style-name="ListLabel_20_101" loext:num-list-format="%1%.%2%" style:num-format="1" text:display-levels="2">
        <style:list-level-properties text:list-level-position-and-space-mode="label-alignment">
          <style:list-level-label-alignment text:label-followed-by="listtab" fo:text-indent="-0.25in" fo:margin-left="0.5346in"/>
        </style:list-level-properties>
      </text:list-level-style-number>
      <text:list-level-style-number text:level="3" text:style-name="ListLabel_20_102" loext:num-list-format="%1%.%2%.%3%" style:num-format="1" text:display-levels="3">
        <style:list-level-properties text:list-level-position-and-space-mode="label-alignment">
          <style:list-level-label-alignment text:label-followed-by="listtab" fo:text-indent="-0.5in" fo:margin-left="1.0693in"/>
        </style:list-level-properties>
      </text:list-level-style-number>
      <text:list-level-style-number text:level="4" text:style-name="ListLabel_20_103" loext:num-list-format="%1%.%2%.%3%.%4%" style:num-format="1" text:display-levels="4">
        <style:list-level-properties text:list-level-position-and-space-mode="label-alignment">
          <style:list-level-label-alignment text:label-followed-by="listtab" fo:text-indent="-0.5in" fo:margin-left="1.3543in"/>
        </style:list-level-properties>
      </text:list-level-style-number>
      <text:list-level-style-number text:level="5" text:style-name="ListLabel_20_104" loext:num-list-format="%1%.%2%.%3%.%4%.%5%" style:num-format="1" text:display-levels="5">
        <style:list-level-properties text:list-level-position-and-space-mode="label-alignment">
          <style:list-level-label-alignment text:label-followed-by="listtab" fo:text-indent="-0.75in" fo:margin-left="1.889in"/>
        </style:list-level-properties>
      </text:list-level-style-number>
      <text:list-level-style-number text:level="6" text:style-name="ListLabel_20_105" loext:num-list-format="%1%.%2%.%3%.%4%.%5%.%6%" style:num-format="1" text:display-levels="6">
        <style:list-level-properties text:list-level-position-and-space-mode="label-alignment">
          <style:list-level-label-alignment text:label-followed-by="listtab" fo:text-indent="-0.75in" fo:margin-left="2.1736in"/>
        </style:list-level-properties>
      </text:list-level-style-number>
      <text:list-level-style-number text:level="7" text:style-name="ListLabel_20_106" loext:num-list-format="%1%.%2%.%3%.%4%.%5%.%6%.%7%" style:num-format="1" text:display-levels="7">
        <style:list-level-properties text:list-level-position-and-space-mode="label-alignment">
          <style:list-level-label-alignment text:label-followed-by="listtab" fo:text-indent="-1in" fo:margin-left="2.7083in"/>
        </style:list-level-properties>
      </text:list-level-style-number>
      <text:list-level-style-number text:level="8" text:style-name="ListLabel_20_107" loext:num-list-format="%1%.%2%.%3%.%4%.%5%.%6%.%7%.%8%" style:num-format="1" text:display-levels="8">
        <style:list-level-properties text:list-level-position-and-space-mode="label-alignment">
          <style:list-level-label-alignment text:label-followed-by="listtab" fo:text-indent="-1in" fo:margin-left="2.9929in"/>
        </style:list-level-properties>
      </text:list-level-style-number>
      <text:list-level-style-number text:level="9" text:style-name="ListLabel_20_108" loext:num-list-format="%1%.%2%.%3%.%4%.%5%.%6%.%7%.%8%.%9%" style:num-format="1" text:display-levels="9">
        <style:list-level-properties text:list-level-position-and-space-mode="label-alignment">
          <style:list-level-label-alignment text:label-followed-by="listtab" fo:text-indent="-1in" fo:margin-left="3.278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09"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110" loext:num-list-format="%1%.%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text:style-name="ListLabel_20_111" loext:num-list-format="%1%.%2%.%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text:style-name="ListLabel_20_112" loext:num-list-format="%1%.%2%.%3%.%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text:style-name="ListLabel_20_113" loext:num-list-format="%1%.%2%.%3%.%4%.%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text:style-name="ListLabel_20_114" loext:num-list-format="%1%.%2%.%3%.%4%.%5%.%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text:style-name="ListLabel_20_115" loext:num-list-format="%1%.%2%.%3%.%4%.%5%.%6%.%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text:style-name="ListLabel_20_116" loext:num-list-format="%1%.%2%.%3%.%4%.%5%.%6%.%7%.%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text:style-name="ListLabel_20_117" loext:num-list-format="%1%.%2%.%3%.%4%.%5%.%6%.%7%.%8%.%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18"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119" loext:num-list-format="%1%.%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text:style-name="ListLabel_20_120" loext:num-list-format="%1%.%2%.%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text:style-name="ListLabel_20_121" loext:num-list-format="%1%.%2%.%3%.%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text:style-name="ListLabel_20_122" loext:num-list-format="%1%.%2%.%3%.%4%.%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text:style-name="ListLabel_20_123" loext:num-list-format="%1%.%2%.%3%.%4%.%5%.%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text:style-name="ListLabel_20_124" loext:num-list-format="%1%.%2%.%3%.%4%.%5%.%6%.%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text:style-name="ListLabel_20_125" loext:num-list-format="%1%.%2%.%3%.%4%.%5%.%6%.%7%.%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text:style-name="ListLabel_20_126" loext:num-list-format="%1%.%2%.%3%.%4%.%5%.%6%.%7%.%8%.%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27"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28"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9"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0"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31"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32"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34"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35"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36"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37"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38"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9"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0"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41"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42"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43"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44"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45"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146" loext:num-list-format="%1%.%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text:style-name="ListLabel_20_147" loext:num-list-format="%1%.%2%.%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text:style-name="ListLabel_20_148" loext:num-list-format="%1%.%2%.%3%.%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text:style-name="ListLabel_20_149" loext:num-list-format="%1%.%2%.%3%.%4%.%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text:style-name="ListLabel_20_150" loext:num-list-format="%1%.%2%.%3%.%4%.%5%.%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text:style-name="ListLabel_20_151" loext:num-list-format="%1%.%2%.%3%.%4%.%5%.%6%.%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text:style-name="ListLabel_20_152" loext:num-list-format="%1%.%2%.%3%.%4%.%5%.%6%.%7%.%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text:style-name="ListLabel_20_153" loext:num-list-format="%1%.%2%.%3%.%4%.%5%.%6%.%7%.%8%.%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color="#000000" loext:opacity="100%"/>
    </style:style>
    <style:style style:name="MP2" style:family="paragraph" style:parent-style-name="Header">
      <style:text-properties fo:color="#000000" loext:opacity="100%" style:font-name="Times New Roman" officeooo:paragraph-rsid="0024e8d7"/>
    </style:style>
    <style:style style:name="MT1" style:family="text">
      <style:text-properties style:font-name="Times New Roman" fo:font-size="12pt" style:font-size-asian="12pt" style:font-name-complex="Times New Roman1" style:font-size-complex="12pt"/>
    </style:style>
    <style:style style:name="MT2" style:family="text">
      <style:text-properties style:font-name="Times New Roman" fo:font-size="12pt" officeooo:rsid="000555cd" style:font-size-asian="12pt" style:font-name-complex="Times New Roman1" style:font-size-complex="12pt"/>
    </style:style>
    <style:style style:name="MT3" style:family="text">
      <style:text-properties style:font-name="Times New Roman" fo:font-size="12pt" officeooo:rsid="000d0267" style:font-size-asian="12pt" style:font-name-complex="Times New Roman1" style:font-size-complex="12pt"/>
    </style:style>
    <style:style style:name="MT4" style:family="text">
      <style:text-properties fo:font-size="12pt" style:font-size-asian="12pt" style:font-name-complex="Times New Roman1" style:font-size-complex="12pt"/>
    </style:style>
    <style:style style:name="MT5" style:family="text">
      <style:text-properties fo:font-variant="normal" fo:text-transform="none" fo:font-size="12pt" fo:letter-spacing="normal" fo:font-style="normal" fo:font-weight="normal" style:font-size-asian="12pt" style:font-name-complex="Times New Roman1" style:font-size-complex="12pt"/>
    </style:style>
    <style:page-layout style:name="Mpm1">
      <style:page-layout-properties fo:page-width="8.2681in" fo:page-height="11.6929in" style:num-format="1" style:print-orientation="portrait" fo:margin-top="0.5in" fo:margin-bottom="0.5in" fo:margin-left="0.5in" fo:margin-right="0.5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4917in" fo:margin-bottom="0.5in" fo:margin-left="0.5in" fo:margin-right="0.5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in" style:dynamic-spacing="true"/>
      </style:header-style>
      <style:footer-style/>
    </style:page-layout>
    <style:page-layout style:name="Mpm3">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1" style:next-style-name="Standard">
      <style:header>
        <text:p text:style-name="MP1"><text:span text:style-name="MT1">ФИО: </text:span><text:span text:style-name="MT2">Ребдев Павел Александрович</text:span></text:p>
        <text:p text:style-name="MP1"><text:span text:style-name="MT1">Группа: </text:span><text:span text:style-name="MT3">5</text:span><text:span text:style-name="MT2">130904/30008</text:span></text:p>
        <text:p text:style-name="MP2"><text:span text:style-name="MT4">Лабораторная работа: «</text:span><text:bookmark text:name="yui_3_17_2_1_1705299314954_43"/><text:span text:style-name="MT5">Геометрические фигуры</text:span><text:span text:style-name="MT4">»</text:span></text:p>
      </style:header>
    </style:master-page>
    <style:master-page style:name="HTML"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Почернин Владислав Сергеевич</meta:initial-creator>
    <meta:editing-cycles>35</meta:editing-cycles>
    <meta:creation-date>2022-04-04T20:17:00</meta:creation-date>
    <dc:date>2024-02-21T00:39:32.814403477</dc:date>
    <meta:editing-duration>PT2H43M23S</meta:editing-duration>
    <meta:generator>LibreOffice/7.3.7.2$Linux_X86_64 LibreOffice_project/30$Build-2</meta:generator>
    <meta:document-statistic meta:table-count="1" meta:image-count="0" meta:object-count="0" meta:page-count="16" meta:paragraph-count="677" meta:word-count="2870" meta:character-count="22067" meta:non-whitespace-character-count="18429"/>
    <meta:user-defined meta:name="AppVersion">16.0000</meta:user-defined>
    <meta:template xlink:type="simple" xlink:actuate="onRequest" xlink:title="Normal.dotm" xlink:href=""/>
  </office:meta>
</office:document-meta>
</file>